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5" style:family="paragraph" style:parent-style-name="Standard">
      <style:text-properties fo:language="ca" fo:country="ES" fo:background-color="transparent"/>
    </style:style>
    <style:style style:name="P36"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5"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6" style:family="paragraph" style:parent-style-name="Text_20_body">
      <style:text-properties fo:language="ca" fo:country="ES" fo:background-color="transparent" style:language-asian="zxx" style:country-asian="none" style:language-complex="zxx" style:country-complex="none"/>
    </style:style>
    <style:style style:name="P47"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1" style:family="paragraph" style:parent-style-name="Table_20_Contents">
      <style:paragraph-properties fo:text-align="justify" style:justify-single-word="false"/>
      <style:text-properties fo:language="ca" fo:country="ES" fo:background-color="transparent"/>
    </style:style>
    <style:style style:name="P62" style:family="paragraph" style:parent-style-name="Table_20_Contents">
      <style:paragraph-properties fo:text-align="justify" style:justify-single-word="false"/>
      <style:text-properties fo:language="ca" fo:country="ES" officeooo:paragraph-rsid="00294b6f" fo:background-color="transparent"/>
    </style:style>
    <style:style style:name="P63" style:family="paragraph" style:parent-style-name="Text_20_body">
      <style:paragraph-properties fo:text-align="justify" style:justify-single-word="false"/>
      <style:text-properties fo:language="ca" fo:country="ES" fo:background-color="transparent"/>
    </style:style>
    <style:style style:name="P64"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6" style:family="paragraph" style:parent-style-name="Standard">
      <style:text-properties fo:language="ca" fo:country="ES"/>
    </style:style>
    <style:style style:name="P67" style:family="paragraph" style:parent-style-name="Standard">
      <style:text-properties officeooo:rsid="002e9bb7" officeooo:paragraph-rsid="002e9bb7"/>
    </style:style>
    <style:style style:name="P68" style:family="paragraph" style:parent-style-name="Table_20_Contents">
      <style:text-properties style:font-name="Arial2" fo:font-size="11pt" fo:language="ca" fo:country="ES"/>
    </style:style>
    <style:style style:name="P69"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70"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1"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2"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3"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4"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77" style:family="paragraph" style:parent-style-name="Table_20_Contents">
      <style:paragraph-properties fo:text-align="start" style:justify-single-word="false"/>
      <style:text-properties style:font-name="Courier New" fo:font-size="9pt" style:font-size-asian="9pt" style:font-size-complex="9pt"/>
    </style:style>
    <style:style style:name="P78"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9"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0" style:family="paragraph" style:parent-style-name="Table_20_Contents">
      <style:paragraph-properties fo:text-align="justify" style:justify-single-word="false"/>
      <style:text-properties style:font-name="Courier New" fo:font-size="8pt" style:font-size-asian="8pt" style:font-size-complex="8pt"/>
    </style:style>
    <style:style style:name="P81"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6"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8"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0" style:family="paragraph" style:parent-style-name="Text_20_body">
      <style:paragraph-properties fo:break-before="page"/>
    </style:style>
    <style:style style:name="P91" style:family="paragraph" style:parent-style-name="Title">
      <style:paragraph-properties fo:text-align="center" style:justify-single-word="false"/>
      <style:text-properties fo:font-style="italic" style:font-style-asian="italic" style:font-style-complex="italic"/>
    </style:style>
    <style:style style:name="P92" style:family="paragraph" style:parent-style-name="Text_20_body">
      <style:text-properties officeooo:rsid="0046bb55" officeooo:paragraph-rsid="0046bb55"/>
    </style:style>
    <style:style style:name="P93" style:family="paragraph" style:parent-style-name="Text_20_body">
      <style:text-properties officeooo:paragraph-rsid="0046bb55"/>
    </style:style>
    <style:style style:name="P94"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5"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6" style:family="paragraph" style:parent-style-name="Text_20_body">
      <style:text-properties officeooo:rsid="004fc0c2" officeooo:paragraph-rsid="004fc0c2"/>
    </style:style>
    <style:style style:name="P97" style:family="paragraph" style:parent-style-name="Text_20_body">
      <style:paragraph-properties fo:text-align="justify" style:justify-single-word="false"/>
      <style:text-properties officeooo:rsid="00516eaa" officeooo:paragraph-rsid="00516eaa"/>
    </style:style>
    <style:style style:name="P98" style:family="paragraph" style:parent-style-name="Text_20_body">
      <style:paragraph-properties fo:text-align="justify" style:justify-single-word="false"/>
      <style:text-properties officeooo:rsid="00516eaa" officeooo:paragraph-rsid="0054c478"/>
    </style:style>
    <style:style style:name="P99" style:family="paragraph" style:parent-style-name="Text_20_body">
      <style:paragraph-properties fo:text-align="justify" style:justify-single-word="false"/>
      <style:text-properties officeooo:rsid="00516eaa" officeooo:paragraph-rsid="006c6856"/>
    </style:style>
    <style:style style:name="P100" style:family="paragraph" style:parent-style-name="Text_20_body">
      <style:paragraph-properties fo:text-align="justify" style:justify-single-word="false"/>
      <style:text-properties officeooo:rsid="00516eaa" officeooo:paragraph-rsid="007532fd"/>
    </style:style>
    <style:style style:name="P101" style:family="paragraph" style:parent-style-name="Text_20_body">
      <style:paragraph-properties fo:text-align="justify" style:justify-single-word="false"/>
      <style:text-properties officeooo:rsid="00516eaa" officeooo:paragraph-rsid="00875b6b"/>
    </style:style>
    <style:style style:name="P102" style:family="paragraph" style:parent-style-name="Text_20_body">
      <style:text-properties fo:font-style="normal" officeooo:rsid="004fc0c2" officeooo:paragraph-rsid="004fc0c2" style:font-style-asian="normal" style:font-style-complex="normal"/>
    </style:style>
    <style:style style:name="P103" style:family="paragraph" style:parent-style-name="Text_20_body">
      <style:text-properties officeooo:rsid="0054c478" officeooo:paragraph-rsid="0054c478"/>
    </style:style>
    <style:style style:name="P104" style:family="paragraph" style:parent-style-name="Text_20_body">
      <style:text-properties officeooo:paragraph-rsid="0054c478"/>
    </style:style>
    <style:style style:name="P105" style:family="paragraph" style:parent-style-name="Text_20_body">
      <style:text-properties fo:color="#000000" loext:opacity="100%" style:font-name="Arial2" fo:font-size="11pt" officeooo:rsid="00516eaa" officeooo:paragraph-rsid="0054c478"/>
    </style:style>
    <style:style style:name="P106" style:family="paragraph" style:parent-style-name="Text_20_body">
      <style:text-properties fo:color="#000000" loext:opacity="100%" style:font-name="Arial2" fo:font-size="11pt" officeooo:rsid="0059a231" officeooo:paragraph-rsid="0059a231"/>
    </style:style>
    <style:style style:name="P107"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09"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10"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1"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12"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1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1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1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1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1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1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1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20"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22"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23"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2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c0a76" officeooo:paragraph-rsid="00ac0a76" fo:background-color="transparent" style:language-asian="zxx" style:country-asian="none" style:language-complex="zxx" style:country-complex="none"/>
    </style:style>
    <style:style style:name="P125"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26" style:family="paragraph" style:parent-style-name="Text_20_body">
      <style:text-properties fo:color="#000000" loext:opacity="100%" style:font-name="Arial2" fo:font-size="11pt" officeooo:rsid="007d2204" officeooo:paragraph-rsid="007d2204"/>
    </style:style>
    <style:style style:name="P127" style:family="paragraph" style:parent-style-name="Text_20_body">
      <style:text-properties fo:color="#000000" loext:opacity="100%" style:font-name="Arial2" fo:font-size="11pt" officeooo:rsid="007dba77" officeooo:paragraph-rsid="007dba77"/>
    </style:style>
    <style:style style:name="P128" style:family="paragraph" style:parent-style-name="Text_20_body">
      <style:text-properties fo:color="#000000" loext:opacity="100%" style:font-name="Arial2" fo:font-size="11pt" officeooo:rsid="00814e99" officeooo:paragraph-rsid="00814e99"/>
    </style:style>
    <style:style style:name="P129" style:family="paragraph" style:parent-style-name="Text_20_body">
      <style:text-properties fo:color="#000000" loext:opacity="100%" style:font-name="Arial2" fo:font-size="11pt" officeooo:rsid="0084b61f" officeooo:paragraph-rsid="00864d1c"/>
    </style:style>
    <style:style style:name="P130" style:family="paragraph" style:parent-style-name="Text_20_body">
      <style:text-properties fo:color="#000000" loext:opacity="100%" style:font-name="Arial2" fo:font-size="11pt" officeooo:rsid="00897244" officeooo:paragraph-rsid="00897244"/>
    </style:style>
    <style:style style:name="P131" style:family="paragraph" style:parent-style-name="Text_20_body">
      <style:text-properties fo:color="#000000" loext:opacity="100%" style:font-name="Arial2" fo:font-size="11pt" officeooo:rsid="008add1b" officeooo:paragraph-rsid="008add1b"/>
    </style:style>
    <style:style style:name="P132" style:family="paragraph" style:parent-style-name="Text_20_body">
      <style:text-properties fo:color="#000000" loext:opacity="100%" style:font-name="Arial2" fo:font-size="11pt" officeooo:rsid="008eea0f" officeooo:paragraph-rsid="008eea0f"/>
    </style:style>
    <style:style style:name="P133" style:family="paragraph" style:parent-style-name="Text_20_body">
      <style:text-properties fo:color="#000000" loext:opacity="100%" style:font-name="Arial2" fo:font-size="11pt" officeooo:rsid="008c790a" officeooo:paragraph-rsid="008c790a"/>
    </style:style>
    <style:style style:name="P134" style:family="paragraph" style:parent-style-name="Text_20_body">
      <style:text-properties officeooo:rsid="0059a231" officeooo:paragraph-rsid="0059a231"/>
    </style:style>
    <style:style style:name="P135" style:family="paragraph" style:parent-style-name="Text_20_body">
      <style:text-properties officeooo:rsid="005e000a" officeooo:paragraph-rsid="005e000a"/>
    </style:style>
    <style:style style:name="P136" style:family="paragraph" style:parent-style-name="Text_20_body">
      <style:text-properties officeooo:paragraph-rsid="005e0e47"/>
    </style:style>
    <style:style style:name="P137" style:family="paragraph" style:parent-style-name="Text_20_body">
      <style:text-properties officeooo:paragraph-rsid="00619ce4"/>
    </style:style>
    <style:style style:name="P138" style:family="paragraph" style:parent-style-name="Text_20_body">
      <style:text-properties officeooo:rsid="0063bd4d" officeooo:paragraph-rsid="0063bd4d"/>
    </style:style>
    <style:style style:name="P139" style:family="paragraph" style:parent-style-name="Text_20_body">
      <style:paragraph-properties fo:text-align="justify" style:justify-single-word="false"/>
      <style:text-properties officeooo:rsid="006aab04" officeooo:paragraph-rsid="0069dfca"/>
    </style:style>
    <style:style style:name="P140" style:family="paragraph" style:parent-style-name="Text_20_body">
      <style:text-properties officeooo:rsid="0073c0a8" officeooo:paragraph-rsid="0073c0a8"/>
    </style:style>
    <style:style style:name="P141" style:family="paragraph" style:parent-style-name="Text_20_body">
      <style:text-properties officeooo:rsid="007719ba" officeooo:paragraph-rsid="007719ba"/>
    </style:style>
    <style:style style:name="P142" style:family="paragraph" style:parent-style-name="Text_20_body">
      <style:text-properties officeooo:rsid="007994d0" officeooo:paragraph-rsid="007994d0"/>
    </style:style>
    <style:style style:name="P143" style:family="paragraph" style:parent-style-name="Text_20_body">
      <style:text-properties officeooo:rsid="007994d0" officeooo:paragraph-rsid="007bb7a0"/>
    </style:style>
    <style:style style:name="P144" style:family="paragraph" style:parent-style-name="Text_20_body">
      <style:text-properties officeooo:rsid="007dba77" officeooo:paragraph-rsid="007dba77"/>
    </style:style>
    <style:style style:name="P145" style:family="paragraph" style:parent-style-name="Text_20_body">
      <style:text-properties officeooo:rsid="007f7419" officeooo:paragraph-rsid="007f7419"/>
    </style:style>
    <style:style style:name="P146" style:family="paragraph" style:parent-style-name="Text_20_body">
      <style:text-properties officeooo:rsid="0088e3af" officeooo:paragraph-rsid="0088e3af"/>
    </style:style>
    <style:style style:name="P147" style:family="paragraph" style:parent-style-name="Text_20_body">
      <style:text-properties officeooo:rsid="008c790a" officeooo:paragraph-rsid="008c790a"/>
    </style:style>
    <style:style style:name="P148" style:family="paragraph" style:parent-style-name="Text_20_body">
      <style:text-properties officeooo:rsid="008eea0f" officeooo:paragraph-rsid="008eea0f"/>
    </style:style>
    <style:style style:name="P149" style:family="paragraph" style:parent-style-name="Contents_20_1">
      <style:paragraph-properties>
        <style:tab-stops>
          <style:tab-stop style:position="17cm" style:type="right" style:leader-style="dotted" style:leader-text="."/>
        </style:tab-stops>
      </style:paragraph-properties>
    </style:style>
    <style:style style:name="P150" style:family="paragraph" style:parent-style-name="Contents_20_2">
      <style:paragraph-properties>
        <style:tab-stops>
          <style:tab-stop style:position="17cm" style:type="right" style:leader-style="dotted" style:leader-text="."/>
        </style:tab-stops>
      </style:paragraph-properties>
    </style:style>
    <style:style style:name="P151" style:family="paragraph" style:parent-style-name="Text_20_body">
      <style:paragraph-properties fo:text-align="justify" style:justify-single-word="false"/>
      <style:text-properties officeooo:rsid="0094a145" officeooo:paragraph-rsid="0096994b" fo:background-color="#ffff00"/>
    </style:style>
    <style:style style:name="P152" style:family="paragraph" style:parent-style-name="Contents_20_1">
      <style:paragraph-properties>
        <style:tab-stops>
          <style:tab-stop style:position="17cm" style:type="right" style:leader-style="dotted" style:leader-text="."/>
        </style:tab-stops>
      </style:paragraph-properties>
    </style:style>
    <style:style style:name="P153" style:family="paragraph" style:parent-style-name="Contents_20_2">
      <style:paragraph-properties>
        <style:tab-stops>
          <style:tab-stop style:position="17cm" style:type="right" style:leader-style="dotted" style:leader-text="."/>
        </style:tab-stops>
      </style:paragraph-properties>
    </style:style>
    <style:style style:name="P154"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55"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56"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57"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58"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9"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0"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61"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6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6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6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6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6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6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6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6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7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7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7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7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7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7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7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7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78"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79"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80"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81"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82"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83"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85"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86"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87"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88"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89"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90"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91"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92"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93"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201"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02"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03"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0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8"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9"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8"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39"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40"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41" style:family="paragraph" style:parent-style-name="Heading_20_2">
      <style:text-properties officeooo:rsid="0046bb55" officeooo:paragraph-rsid="0046bb55"/>
    </style:style>
    <style:style style:name="P242" style:family="paragraph" style:parent-style-name="Heading_20_2">
      <style:text-properties officeooo:rsid="004fc0c2" officeooo:paragraph-rsid="004fc0c2"/>
    </style:style>
    <style:style style:name="P243" style:family="paragraph" style:parent-style-name="Heading_20_2">
      <style:text-properties officeooo:rsid="004fc0c2" officeooo:paragraph-rsid="0054c478"/>
    </style:style>
    <style:style style:name="P244" style:family="paragraph" style:parent-style-name="Heading_20_2">
      <style:text-properties officeooo:rsid="004fc0c2" officeooo:paragraph-rsid="0059a231"/>
    </style:style>
    <style:style style:name="P24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46" style:family="paragraph" style:parent-style-name="Heading_20_2">
      <style:paragraph-properties fo:text-align="justify" style:justify-single-word="false"/>
      <style:text-properties officeooo:paragraph-rsid="009f84c9"/>
    </style:style>
    <style:style style:name="P247" style:family="paragraph" style:parent-style-name="Heading_20_2">
      <style:text-properties officeooo:rsid="007d2204" officeooo:paragraph-rsid="007d2204"/>
    </style:style>
    <style:style style:name="P248" style:family="paragraph" style:parent-style-name="Heading_20_2">
      <style:text-properties officeooo:rsid="008eea0f" officeooo:paragraph-rsid="008eea0f"/>
    </style:style>
    <style:style style:name="P249"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50"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51" style:family="paragraph" style:parent-style-name="Heading_20_3">
      <style:text-properties fo:language="ca" fo:country="ES" fo:background-color="transparent" style:language-asian="zxx" style:country-asian="none" style:language-complex="zxx" style:country-complex="none"/>
    </style:style>
    <style:style style:name="P252"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53"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54"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55"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56"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57"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58"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59"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60"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61" style:family="paragraph" style:parent-style-name="Heading_20_3">
      <style:paragraph-properties fo:text-align="justify" style:justify-single-word="false"/>
      <style:text-properties fo:language="ca" fo:country="ES" officeooo:rsid="00b2e8a1" officeooo:paragraph-rsid="00b2e8a1" fo:background-color="transparent" style:language-asian="zxx" style:country-asian="none" style:language-complex="zxx" style:country-complex="none"/>
    </style:style>
    <style:style style:name="P262" style:family="paragraph" style:parent-style-name="Heading_20_3">
      <style:text-properties fo:language="ca" fo:country="ES"/>
    </style:style>
    <style:style style:name="P263" style:family="paragraph" style:parent-style-name="Heading_20_3">
      <style:text-properties fo:language="ca" fo:country="ES" officeooo:paragraph-rsid="00280f18"/>
    </style:style>
    <style:style style:name="P264" style:family="paragraph" style:parent-style-name="Heading_20_3">
      <style:text-properties officeooo:rsid="004fc0c2" officeooo:paragraph-rsid="004fc0c2"/>
    </style:style>
    <style:style style:name="P265" style:family="paragraph" style:parent-style-name="Heading_20_3">
      <style:text-properties officeooo:rsid="00516eaa" officeooo:paragraph-rsid="00516eaa"/>
    </style:style>
    <style:style style:name="P266" style:family="paragraph" style:parent-style-name="Heading_20_3">
      <style:text-properties officeooo:rsid="00516eaa" officeooo:paragraph-rsid="0054c478"/>
    </style:style>
    <style:style style:name="P267" style:family="paragraph" style:parent-style-name="Heading_20_3">
      <style:text-properties officeooo:rsid="00516eaa" officeooo:paragraph-rsid="006c6856"/>
    </style:style>
    <style:style style:name="P268" style:family="paragraph" style:parent-style-name="Heading_20_3">
      <style:text-properties officeooo:rsid="00516eaa" officeooo:paragraph-rsid="007532fd"/>
    </style:style>
    <style:style style:name="P269" style:family="paragraph" style:parent-style-name="Heading_20_3">
      <style:text-properties officeooo:rsid="00516eaa" officeooo:paragraph-rsid="00875b6b"/>
    </style:style>
    <style:style style:name="P270" style:family="paragraph" style:parent-style-name="Heading_20_3">
      <style:text-properties officeooo:paragraph-rsid="0054c478"/>
    </style:style>
    <style:style style:name="P271" style:family="paragraph" style:parent-style-name="Heading_20_3">
      <style:text-properties officeooo:rsid="0054c478" officeooo:paragraph-rsid="0054c478"/>
    </style:style>
    <style:style style:name="P272" style:family="paragraph" style:parent-style-name="Heading_20_3">
      <style:text-properties officeooo:rsid="0054c478" officeooo:paragraph-rsid="0059a231"/>
    </style:style>
    <style:style style:name="P273" style:family="paragraph" style:parent-style-name="Heading_20_3">
      <style:text-properties officeooo:rsid="0059a231" officeooo:paragraph-rsid="0059a231"/>
    </style:style>
    <style:style style:name="P274" style:family="paragraph" style:parent-style-name="Heading_20_3">
      <style:text-properties officeooo:rsid="0059a231" officeooo:paragraph-rsid="005e000a"/>
    </style:style>
    <style:style style:name="P275" style:family="paragraph" style:parent-style-name="Heading_20_3">
      <style:text-properties officeooo:rsid="0059e4c4" officeooo:paragraph-rsid="0059e4c4"/>
    </style:style>
    <style:style style:name="P276" style:family="paragraph" style:parent-style-name="Heading_20_3">
      <style:text-properties officeooo:paragraph-rsid="0059a231"/>
    </style:style>
    <style:style style:name="P277"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278"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279"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280"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281"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282"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283"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284"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5"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6"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7" style:family="paragraph" style:parent-style-name="Heading_20_3">
      <style:text-properties officeooo:rsid="005e0e47" officeooo:paragraph-rsid="005e0e47"/>
    </style:style>
    <style:style style:name="P288" style:family="paragraph" style:parent-style-name="Heading_20_3">
      <style:text-properties officeooo:rsid="005e000a" officeooo:paragraph-rsid="005e000a"/>
    </style:style>
    <style:style style:name="P289" style:family="paragraph" style:parent-style-name="Heading_20_3">
      <style:text-properties officeooo:rsid="0063bd4d" officeooo:paragraph-rsid="0063bd4d"/>
    </style:style>
    <style:style style:name="P290" style:family="paragraph" style:parent-style-name="Heading_20_3">
      <style:text-properties officeooo:rsid="00667c37" officeooo:paragraph-rsid="00667c37"/>
    </style:style>
    <style:style style:name="P291" style:family="paragraph" style:parent-style-name="Heading_20_3">
      <style:text-properties officeooo:rsid="0073c0a8" officeooo:paragraph-rsid="0073c0a8"/>
    </style:style>
    <style:style style:name="P292" style:family="paragraph" style:parent-style-name="Heading_20_3">
      <style:text-properties officeooo:rsid="00767481" officeooo:paragraph-rsid="00767481"/>
    </style:style>
    <style:style style:name="P293" style:family="paragraph" style:parent-style-name="Heading_20_3">
      <style:text-properties officeooo:rsid="00767481" officeooo:paragraph-rsid="007bb7a0"/>
    </style:style>
    <style:style style:name="P294" style:family="paragraph" style:parent-style-name="Heading_20_3">
      <style:text-properties officeooo:rsid="007dba77" officeooo:paragraph-rsid="007dba77"/>
    </style:style>
    <style:style style:name="P295" style:family="paragraph" style:parent-style-name="Heading_20_3">
      <style:text-properties officeooo:rsid="007f7419" officeooo:paragraph-rsid="007f7419"/>
    </style:style>
    <style:style style:name="P296" style:family="paragraph" style:parent-style-name="Heading_20_3">
      <style:text-properties officeooo:rsid="0088e3af" officeooo:paragraph-rsid="0088e3af"/>
    </style:style>
    <style:style style:name="P297" style:family="paragraph" style:parent-style-name="Preformatted_20_Text" style:list-style-name="L50">
      <style:text-properties officeooo:paragraph-rsid="0061a9ae"/>
    </style:style>
    <style:style style:name="P298" style:family="paragraph" style:parent-style-name="Standard" style:master-page-name="First_20_Page">
      <style:paragraph-properties fo:text-align="end" style:justify-single-word="false" style:page-number="auto"/>
      <style:text-properties style:font-name="Arial"/>
    </style:style>
    <style:style style:name="P29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00"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301"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02"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03"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04"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05"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06" style:family="paragraph" style:parent-style-name="Standard" style:list-style-name="L75">
      <style:text-properties fo:language="ca" fo:country="ES" officeooo:rsid="009f84c9" officeooo:paragraph-rsid="009f84c9"/>
    </style:style>
    <style:style style:name="P307" style:family="paragraph" style:parent-style-name="Standard" style:list-style-name="L75">
      <style:text-properties fo:language="ca" fo:country="ES" officeooo:rsid="00a1e278" officeooo:paragraph-rsid="00a1e278"/>
    </style:style>
    <style:style style:name="P308" style:family="paragraph" style:parent-style-name="Standard" style:list-style-name="L75">
      <style:text-properties fo:language="ca" fo:country="ES" officeooo:rsid="00a27f77" officeooo:paragraph-rsid="00a27f77"/>
    </style:style>
    <style:style style:name="P309" style:family="paragraph" style:parent-style-name="Standard" style:list-style-name="L75">
      <style:text-properties fo:language="ca" fo:country="ES" officeooo:rsid="00a5eaa9" officeooo:paragraph-rsid="00a5eaa9"/>
    </style:style>
    <style:style style:name="P310" style:family="paragraph" style:parent-style-name="Standard" style:list-style-name="L75">
      <style:text-properties fo:language="ca" fo:country="ES" officeooo:rsid="00a65af3" officeooo:paragraph-rsid="00a65af3"/>
    </style:style>
    <style:style style:name="P311" style:family="paragraph" style:parent-style-name="Standard" style:list-style-name="L75">
      <style:text-properties fo:language="ca" fo:country="ES" officeooo:rsid="00a90369" officeooo:paragraph-rsid="00a90369"/>
    </style:style>
    <style:style style:name="P312" style:family="paragraph" style:parent-style-name="Standard" style:list-style-name="L75">
      <style:text-properties fo:language="ca" fo:country="ES" officeooo:rsid="00a90369" officeooo:paragraph-rsid="00ac0a76"/>
    </style:style>
    <style:style style:name="P313" style:family="paragraph" style:parent-style-name="Standard" style:list-style-name="L75">
      <style:text-properties fo:language="ca" fo:country="ES" officeooo:rsid="00ac0a76" officeooo:paragraph-rsid="00ac0a76"/>
    </style:style>
    <style:style style:name="P314" style:family="paragraph" style:parent-style-name="Standard" style:list-style-name="L75">
      <style:text-properties fo:language="ca" fo:country="ES" officeooo:rsid="00ace9b6" officeooo:paragraph-rsid="00ace9b6"/>
    </style:style>
    <style:style style:name="P315" style:family="paragraph" style:parent-style-name="Standard" style:list-style-name="L55"/>
    <style:style style:name="P316" style:family="paragraph" style:parent-style-name="Standard" style:list-style-name="L76">
      <style:text-properties officeooo:rsid="00b2e8a1" officeooo:paragraph-rsid="00b2e8a1"/>
    </style:style>
    <style:style style:name="P317" style:family="paragraph" style:parent-style-name="Standard">
      <style:text-properties officeooo:rsid="00b2e8a1" officeooo:paragraph-rsid="00b2e8a1"/>
    </style:style>
    <style:style style:name="P318" style:family="paragraph" style:parent-style-name="Table_20_Contents" style:list-style-name="L14">
      <style:paragraph-properties fo:text-align="justify" style:justify-single-word="false"/>
      <style:text-properties fo:language="ca" fo:country="ES" fo:background-color="transparent"/>
    </style:style>
    <style:style style:name="P319"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20"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1"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2"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3"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4"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5"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7"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8"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1"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8"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9"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2"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3"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4" style:family="paragraph" style:parent-style-name="Table_20_Contents" style:list-style-name="L23">
      <style:paragraph-properties fo:text-align="justify" style:justify-single-word="false"/>
      <style:text-properties officeooo:paragraph-rsid="002b1a1e"/>
    </style:style>
    <style:style style:name="P345"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46"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47"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48"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49"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50"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51"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52"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53"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54"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55"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56"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57"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58"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59"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60"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61"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62"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63"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64"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65"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66"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67"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68"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69"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70"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371"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72"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73"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74" style:family="paragraph" style:parent-style-name="Text_20_body" style:list-style-name="L14">
      <style:paragraph-properties fo:text-align="justify" style:justify-single-word="false"/>
      <style:text-properties fo:language="ca" fo:country="ES" fo:background-color="transparent"/>
    </style:style>
    <style:style style:name="P375"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76" style:family="paragraph" style:parent-style-name="Text_20_body" style:list-style-name="L10">
      <style:paragraph-properties fo:text-align="justify" style:justify-single-word="false"/>
    </style:style>
    <style:style style:name="P377" style:family="paragraph" style:parent-style-name="Text_20_body" style:list-style-name="L24">
      <style:paragraph-properties fo:text-align="justify" style:justify-single-word="false"/>
      <style:text-properties officeooo:paragraph-rsid="00373148"/>
    </style:style>
    <style:style style:name="P378"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37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38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38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38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38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38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38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386" style:family="paragraph" style:parent-style-name="Text_20_body" style:list-style-name="L41">
      <style:paragraph-properties fo:text-align="justify" style:justify-single-word="false"/>
      <style:text-properties officeooo:paragraph-rsid="0059e4c4"/>
    </style:style>
    <style:style style:name="P387" style:family="paragraph" style:parent-style-name="Text_20_body" style:list-style-name="L46">
      <style:paragraph-properties fo:text-align="justify" style:justify-single-word="false"/>
      <style:text-properties officeooo:paragraph-rsid="005e000a"/>
    </style:style>
    <style:style style:name="P388" style:family="paragraph" style:parent-style-name="Text_20_body" style:list-style-name="L53">
      <style:paragraph-properties fo:text-align="justify" style:justify-single-word="false"/>
      <style:text-properties officeooo:paragraph-rsid="00619ce4"/>
    </style:style>
    <style:style style:name="P389" style:family="paragraph" style:parent-style-name="Text_20_body" style:list-style-name="L55">
      <style:paragraph-properties fo:text-align="justify" style:justify-single-word="false"/>
      <style:text-properties officeooo:paragraph-rsid="0069dfca"/>
    </style:style>
    <style:style style:name="P390"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91"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92"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93"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4"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5"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6"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7"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398"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399"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400"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401"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40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403"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404"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40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406"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407"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40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40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1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1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1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1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1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1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1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1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1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19"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2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2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22"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23"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2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2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2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27"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2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2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3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3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32"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33"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3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35"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36"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37"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438"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439"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440"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441"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82b85" officeooo:paragraph-rsid="00a82b85" fo:background-color="transparent" style:language-asian="zxx" style:country-asian="none" style:language-complex="zxx" style:country-complex="none"/>
    </style:style>
    <style:style style:name="P442"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98696" officeooo:paragraph-rsid="00a98696" fo:background-color="transparent" style:language-asian="zxx" style:country-asian="none" style:language-complex="zxx" style:country-complex="none"/>
    </style:style>
    <style:style style:name="P443"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bold" officeooo:rsid="00ac0a76" officeooo:paragraph-rsid="00ac0a76" fo:background-color="transparent" style:language-asian="zxx" style:country-asian="none" style:font-weight-asian="bold" style:language-complex="zxx" style:country-complex="none" style:font-weight-complex="bold"/>
    </style:style>
    <style:style style:name="P444" style:family="paragraph" style:parent-style-name="Text_20_body" style:list-style-name="L34">
      <style:text-properties fo:color="#000000" loext:opacity="100%" style:font-name="Arial2" fo:font-size="11pt" officeooo:rsid="00516eaa" officeooo:paragraph-rsid="0054c478"/>
    </style:style>
    <style:style style:name="P445" style:family="paragraph" style:parent-style-name="Text_20_body" style:list-style-name="L36">
      <style:text-properties fo:color="#000000" loext:opacity="100%" style:font-name="Arial2" fo:font-size="11pt" officeooo:rsid="0059a231" officeooo:paragraph-rsid="0059a231"/>
    </style:style>
    <style:style style:name="P446" style:family="paragraph" style:parent-style-name="Text_20_body" style:list-style-name="L50">
      <style:text-properties fo:color="#000000" loext:opacity="100%" style:font-name="Arial2" fo:font-size="11pt" officeooo:rsid="00619ce4" officeooo:paragraph-rsid="00619ce4"/>
    </style:style>
    <style:style style:name="P447" style:family="paragraph" style:parent-style-name="Text_20_body" style:list-style-name="L54">
      <style:text-properties fo:color="#000000" loext:opacity="100%" style:font-name="Arial2" fo:font-size="11pt" officeooo:rsid="0069dfca" officeooo:paragraph-rsid="0069dfca"/>
    </style:style>
    <style:style style:name="P448" style:family="paragraph" style:parent-style-name="Text_20_body" style:list-style-name="L64">
      <style:text-properties fo:color="#000000" loext:opacity="100%" style:font-name="Arial2" fo:font-size="11pt" officeooo:rsid="0082cc64" officeooo:paragraph-rsid="0082cc64"/>
    </style:style>
    <style:style style:name="P449" style:family="paragraph" style:parent-style-name="Text_20_body" style:list-style-name="L65">
      <style:text-properties fo:color="#000000" loext:opacity="100%" style:font-name="Arial2" fo:font-size="11pt" officeooo:rsid="007d2204" officeooo:paragraph-rsid="007d2204"/>
    </style:style>
    <style:style style:name="P450" style:family="paragraph" style:parent-style-name="Text_20_body" style:list-style-name="L65">
      <style:text-properties fo:color="#000000" loext:opacity="100%" style:font-name="Arial2" fo:font-size="11pt" officeooo:rsid="007dba77" officeooo:paragraph-rsid="007dba77"/>
    </style:style>
    <style:style style:name="P451" style:family="paragraph" style:parent-style-name="Text_20_body" style:list-style-name="L67">
      <style:text-properties fo:color="#000000" loext:opacity="100%" style:font-name="Arial2" fo:font-size="11pt" officeooo:rsid="00897244" officeooo:paragraph-rsid="00897244"/>
    </style:style>
    <style:style style:name="P452" style:family="paragraph" style:parent-style-name="Text_20_body" style:list-style-name="L68">
      <style:text-properties fo:color="#000000" loext:opacity="100%" style:font-name="Arial2" fo:font-size="11pt" officeooo:rsid="008add1b" officeooo:paragraph-rsid="008add1b"/>
    </style:style>
    <style:style style:name="P45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54" style:family="paragraph" style:parent-style-name="Text_20_body" style:list-style-name="L29">
      <style:text-properties officeooo:rsid="00516eaa" officeooo:paragraph-rsid="00516eaa"/>
    </style:style>
    <style:style style:name="P455" style:family="paragraph" style:parent-style-name="Text_20_body" style:list-style-name="L30">
      <style:text-properties officeooo:rsid="00516eaa" officeooo:paragraph-rsid="00516eaa"/>
    </style:style>
    <style:style style:name="P456" style:family="paragraph" style:parent-style-name="Text_20_body" style:list-style-name="L30">
      <style:text-properties officeooo:paragraph-rsid="00516eaa"/>
    </style:style>
    <style:style style:name="P457" style:family="paragraph" style:parent-style-name="Text_20_body" style:list-style-name="L33">
      <style:text-properties officeooo:rsid="0054c478" officeooo:paragraph-rsid="0054c478"/>
    </style:style>
    <style:style style:name="P458" style:family="paragraph" style:parent-style-name="Text_20_body" style:list-style-name="L35">
      <style:text-properties officeooo:paragraph-rsid="0059a231"/>
    </style:style>
    <style:style style:name="P459" style:family="paragraph" style:parent-style-name="Text_20_body" style:list-style-name="L35">
      <style:text-properties officeooo:rsid="0059e4c4" officeooo:paragraph-rsid="0059e4c4"/>
    </style:style>
    <style:style style:name="P460" style:family="paragraph" style:parent-style-name="Text_20_body" style:list-style-name="L37">
      <style:text-properties officeooo:rsid="0059e4c4" officeooo:paragraph-rsid="0059e4c4"/>
    </style:style>
    <style:style style:name="P461" style:family="paragraph" style:parent-style-name="Text_20_body" style:list-style-name="L39">
      <style:text-properties fo:font-style="normal" officeooo:rsid="005a777e" officeooo:paragraph-rsid="005a777e" style:font-style-asian="normal" style:font-style-complex="normal"/>
    </style:style>
    <style:style style:name="P462" style:family="paragraph" style:parent-style-name="Text_20_body" style:list-style-name="L40">
      <style:text-properties officeooo:paragraph-rsid="0059a231"/>
    </style:style>
    <style:style style:name="P463" style:family="paragraph" style:parent-style-name="Text_20_body" style:list-style-name="L42">
      <style:text-properties officeooo:paragraph-rsid="005e000a"/>
    </style:style>
    <style:style style:name="P464" style:family="paragraph" style:parent-style-name="Text_20_body" style:list-style-name="L43">
      <style:text-properties officeooo:rsid="005e000a" officeooo:paragraph-rsid="005e000a"/>
    </style:style>
    <style:style style:name="P465" style:family="paragraph" style:parent-style-name="Text_20_body" style:list-style-name="L44">
      <style:text-properties officeooo:paragraph-rsid="005e0e47"/>
    </style:style>
    <style:style style:name="P466" style:family="paragraph" style:parent-style-name="Text_20_body" style:list-style-name="L47">
      <style:text-properties officeooo:rsid="0063bd4d" officeooo:paragraph-rsid="0063bd4d"/>
    </style:style>
    <style:style style:name="P467" style:family="paragraph" style:parent-style-name="Text_20_body" style:list-style-name="L52">
      <style:text-properties officeooo:rsid="0063bd4d" officeooo:paragraph-rsid="0063bd4d"/>
    </style:style>
    <style:style style:name="P468" style:family="paragraph" style:parent-style-name="Text_20_body" style:list-style-name="L48">
      <style:text-properties officeooo:rsid="00667c37" officeooo:paragraph-rsid="00667c37"/>
    </style:style>
    <style:style style:name="P469" style:family="paragraph" style:parent-style-name="Text_20_body" style:list-style-name="L49"/>
    <style:style style:name="P470" style:family="paragraph" style:parent-style-name="Text_20_body" style:list-style-name="L56">
      <style:text-properties officeooo:rsid="0073c0a8" officeooo:paragraph-rsid="0073c0a8"/>
    </style:style>
    <style:style style:name="P471" style:family="paragraph" style:parent-style-name="Text_20_body" style:list-style-name="L61">
      <style:text-properties officeooo:paragraph-rsid="007994d0"/>
    </style:style>
    <style:style style:name="P472" style:family="paragraph" style:parent-style-name="Text_20_body" style:list-style-name="L61">
      <style:text-properties officeooo:rsid="007994d0" officeooo:paragraph-rsid="007994d0"/>
    </style:style>
    <style:style style:name="P473" style:family="paragraph" style:parent-style-name="Text_20_body" style:list-style-name="L66">
      <style:text-properties officeooo:rsid="007994d0" officeooo:paragraph-rsid="007bb7a0"/>
    </style:style>
    <style:style style:name="P474" style:family="paragraph" style:parent-style-name="Text_20_body" style:list-style-name="L66">
      <style:text-properties officeooo:paragraph-rsid="007bb7a0"/>
    </style:style>
    <style:style style:name="P475"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1"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2"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3"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14"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8"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19" style:family="text">
      <style:text-properties style:text-line-through-style="none" style:text-line-through-type="none" style:font-name="Arial" style:language-asian="zxx" style:country-asian="none" style:language-complex="zxx" style:country-complex="none"/>
    </style:style>
    <style:style style:name="T20" style:family="text">
      <style:text-properties officeooo:rsid="000f56a1"/>
    </style:style>
    <style:style style:name="T21" style:family="text">
      <style:text-properties officeooo:rsid="000f97f6"/>
    </style:style>
    <style:style style:name="T22" style:family="text">
      <style:text-properties officeooo:rsid="001360a3"/>
    </style:style>
    <style:style style:name="T23" style:family="text">
      <style:text-properties officeooo:rsid="0018a4ff"/>
    </style:style>
    <style:style style:name="T24" style:family="text">
      <style:text-properties officeooo:rsid="001a714b"/>
    </style:style>
    <style:style style:name="T25" style:family="text">
      <style:text-properties officeooo:rsid="001df0e9"/>
    </style:style>
    <style:style style:name="T26" style:family="text">
      <style:text-properties officeooo:rsid="001f9d7f"/>
    </style:style>
    <style:style style:name="T27" style:family="text">
      <style:text-properties officeooo:rsid="00216caf"/>
    </style:style>
    <style:style style:name="T28" style:family="text">
      <style:text-properties officeooo:rsid="00216caf" fo:background-color="#ffffff" loext:char-shading-value="0"/>
    </style:style>
    <style:style style:name="T29" style:family="text">
      <style:text-properties officeooo:rsid="00251f38"/>
    </style:style>
    <style:style style:name="T30" style:family="text">
      <style:text-properties style:language-asian="zxx" style:country-asian="none" style:language-complex="zxx" style:country-complex="none"/>
    </style:style>
    <style:style style:name="T31" style:family="text">
      <style:text-properties officeooo:rsid="00275e9b"/>
    </style:style>
    <style:style style:name="T32" style:family="text">
      <style:text-properties officeooo:rsid="00280f18"/>
    </style:style>
    <style:style style:name="T33" style:family="text">
      <style:text-properties fo:color="#000000" loext:opacity="100%" style:font-name="Arial2" fo:font-size="11pt"/>
    </style:style>
    <style:style style:name="T34" style:family="text">
      <style:text-properties fo:color="#000000" loext:opacity="100%" style:font-name="Arial2" fo:font-size="11pt" officeooo:rsid="00280f18"/>
    </style:style>
    <style:style style:name="T35" style:family="text">
      <style:text-properties fo:color="#000000" loext:opacity="100%" style:font-name="Arial2" fo:font-size="11pt" officeooo:rsid="00324a68"/>
    </style:style>
    <style:style style:name="T36"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37"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38"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39"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0"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1"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2" style:family="text">
      <style:text-properties fo:color="#000000" loext:opacity="100%" style:font-name="Arial2" fo:font-size="11pt" fo:language="ca" fo:country="ES" officeooo:rsid="0096994b" style:language-asian="zxx" style:country-asian="none" style:language-complex="zxx" style:country-complex="none"/>
    </style:style>
    <style:style style:name="T43" style:family="text">
      <style:text-properties fo:color="#000000" loext:opacity="100%" style:font-name="Arial2" fo:font-size="11pt" officeooo:rsid="00516eaa"/>
    </style:style>
    <style:style style:name="T44" style:family="text">
      <style:text-properties fo:color="#000000" loext:opacity="100%" style:font-name="Arial2" fo:font-size="11pt" officeooo:rsid="0059a231"/>
    </style:style>
    <style:style style:name="T45" style:family="text">
      <style:text-properties fo:color="#000000" loext:opacity="100%" style:font-name="Arial2" fo:font-size="11pt" officeooo:rsid="0054c478"/>
    </style:style>
    <style:style style:name="T46" style:family="text">
      <style:text-properties fo:color="#000000" loext:opacity="100%" style:font-name="Arial2" fo:font-size="11pt" officeooo:rsid="005a777e"/>
    </style:style>
    <style:style style:name="T47" style:family="text">
      <style:text-properties fo:color="#000000" loext:opacity="100%" style:font-name="Arial2" fo:font-size="11pt" officeooo:rsid="005e000a"/>
    </style:style>
    <style:style style:name="T48" style:family="text">
      <style:text-properties fo:color="#000000" loext:opacity="100%" style:font-name="Arial2" fo:font-size="11pt" officeooo:rsid="005e0e47"/>
    </style:style>
    <style:style style:name="T49" style:family="text">
      <style:text-properties fo:color="#000000" loext:opacity="100%" style:font-name="Arial2" fo:font-size="11pt" officeooo:rsid="007994d0"/>
    </style:style>
    <style:style style:name="T50" style:family="text">
      <style:text-properties fo:color="#000000" loext:opacity="100%" style:font-name="Arial2" fo:font-size="11pt" officeooo:rsid="0084b61f"/>
    </style:style>
    <style:style style:name="T51" style:family="text">
      <style:text-properties officeooo:rsid="002b1a1e"/>
    </style:style>
    <style:style style:name="T52" style:family="text">
      <style:text-properties officeooo:rsid="002e9bb7"/>
    </style:style>
    <style:style style:name="T53" style:family="text">
      <style:text-properties officeooo:rsid="0034e92d"/>
    </style:style>
    <style:style style:name="T54" style:family="text">
      <style:text-properties officeooo:rsid="003685be"/>
    </style:style>
    <style:style style:name="T55" style:family="text">
      <style:text-properties officeooo:rsid="00373148"/>
    </style:style>
    <style:style style:name="T56" style:family="text">
      <style:text-properties officeooo:rsid="00385fa5"/>
    </style:style>
    <style:style style:name="T57" style:family="text">
      <style:text-properties officeooo:rsid="003b0b33"/>
    </style:style>
    <style:style style:name="T58" style:family="text">
      <style:text-properties officeooo:rsid="00435ea5"/>
    </style:style>
    <style:style style:name="T59" style:family="text">
      <style:text-properties officeooo:rsid="0046bb55"/>
    </style:style>
    <style:style style:name="T60" style:family="text">
      <style:text-properties officeooo:rsid="004948db"/>
    </style:style>
    <style:style style:name="T61" style:family="text">
      <style:text-properties officeooo:rsid="0049c112"/>
    </style:style>
    <style:style style:name="T62" style:family="text">
      <style:text-properties officeooo:rsid="004c0d1f"/>
    </style:style>
    <style:style style:name="T63" style:family="text">
      <style:text-properties fo:font-style="italic" style:font-style-asian="italic" style:font-style-complex="italic"/>
    </style:style>
    <style:style style:name="T64" style:family="text">
      <style:text-properties fo:font-style="italic" officeooo:rsid="00516eaa"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516eaa" style:font-style-asian="normal" style:font-style-complex="normal"/>
    </style:style>
    <style:style style:name="T67"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68"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69" style:family="text">
      <style:text-properties fo:font-style="normal" style:font-size-asian="8pt" style:font-style-asian="normal" style:font-size-complex="8pt" style:font-style-complex="normal"/>
    </style:style>
    <style:style style:name="T70" style:family="text">
      <style:text-properties fo:font-style="normal" officeooo:rsid="007bb7a0" style:font-size-asian="8pt" style:font-style-asian="normal" style:font-size-complex="8pt" style:font-style-complex="normal"/>
    </style:style>
    <style:style style:name="T71" style:family="text">
      <style:text-properties officeooo:rsid="00516eaa"/>
    </style:style>
    <style:style style:name="T72" style:family="text">
      <style:text-properties officeooo:rsid="0054c478"/>
    </style:style>
    <style:style style:name="T73" style:family="text">
      <style:text-properties officeooo:rsid="004fc0c2"/>
    </style:style>
    <style:style style:name="T74" style:family="text">
      <style:text-properties officeooo:rsid="0059a231"/>
    </style:style>
    <style:style style:name="T75" style:family="text">
      <style:text-properties officeooo:rsid="0059e4c4"/>
    </style:style>
    <style:style style:name="T76" style:family="text">
      <style:text-properties officeooo:rsid="005e0e47"/>
    </style:style>
    <style:style style:name="T77" style:family="text">
      <style:text-properties officeooo:rsid="0061a9ae"/>
    </style:style>
    <style:style style:name="T78" style:family="text">
      <style:text-properties style:font-name="Courier New" fo:font-size="8pt" officeooo:rsid="0061a9ae" style:font-name-asian="Bitstream Vera Sans Mono" style:font-size-asian="8pt" style:font-name-complex="Courier New" style:font-size-complex="8pt"/>
    </style:style>
    <style:style style:name="T79" style:family="text">
      <style:text-properties fo:font-size="8pt" style:font-size-asian="8pt" style:font-size-complex="8pt"/>
    </style:style>
    <style:style style:name="T80" style:family="text">
      <style:text-properties fo:font-size="8pt" officeooo:rsid="0061a9ae" style:font-size-asian="8pt" style:font-size-complex="8pt"/>
    </style:style>
    <style:style style:name="T81"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2"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3"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4" style:family="text">
      <style:text-properties officeooo:rsid="0063bd4d"/>
    </style:style>
    <style:style style:name="T85" style:family="text">
      <style:text-properties officeooo:rsid="006d5dbb"/>
    </style:style>
    <style:style style:name="T86" style:family="text">
      <style:text-properties officeooo:rsid="00709ba8"/>
    </style:style>
    <style:style style:name="T87" style:family="text">
      <style:text-properties officeooo:rsid="005e000a"/>
    </style:style>
    <style:style style:name="T88" style:family="text">
      <style:text-properties officeooo:rsid="007532fd"/>
    </style:style>
    <style:style style:name="T89" style:family="text">
      <style:text-properties officeooo:rsid="007836d5"/>
    </style:style>
    <style:style style:name="T90" style:family="text">
      <style:text-properties officeooo:rsid="007994d0"/>
    </style:style>
    <style:style style:name="T91" style:family="text">
      <style:text-properties officeooo:rsid="007bb7a0"/>
    </style:style>
    <style:style style:name="T92" style:family="text">
      <style:text-properties officeooo:rsid="007d2204"/>
    </style:style>
    <style:style style:name="T93" style:family="text">
      <style:text-properties officeooo:rsid="007dba77"/>
    </style:style>
    <style:style style:name="T94" style:family="text">
      <style:text-properties officeooo:rsid="007f7bd8"/>
    </style:style>
    <style:style style:name="T95" style:family="text">
      <style:text-properties officeooo:rsid="0082cc64"/>
    </style:style>
    <style:style style:name="T96" style:family="text">
      <style:text-properties officeooo:rsid="0084b61f"/>
    </style:style>
    <style:style style:name="T97" style:family="text">
      <style:text-properties officeooo:rsid="00864d1c"/>
    </style:style>
    <style:style style:name="T98" style:family="text">
      <style:text-properties officeooo:rsid="00875b6b"/>
    </style:style>
    <style:style style:name="T99" style:family="text">
      <style:text-properties officeooo:rsid="00897244"/>
    </style:style>
    <style:style style:name="T100" style:family="text">
      <style:text-properties officeooo:rsid="008c790a"/>
    </style:style>
    <style:style style:name="T101" style:family="text">
      <style:text-properties officeooo:rsid="008ceeeb"/>
    </style:style>
    <style:style style:name="T102" style:family="text">
      <style:text-properties officeooo:rsid="0090ec17"/>
    </style:style>
    <style:style style:name="T103" style:family="text">
      <style:text-properties officeooo:rsid="0093e3b0"/>
    </style:style>
    <style:style style:name="T104" style:family="text">
      <style:text-properties officeooo:rsid="009405a1"/>
    </style:style>
    <style:style style:name="T105" style:family="text">
      <style:text-properties officeooo:rsid="0094a145"/>
    </style:style>
    <style:style style:name="T106"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07"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08" style:family="text">
      <style:text-properties officeooo:rsid="009989ad"/>
    </style:style>
    <style:style style:name="T109" style:family="text">
      <style:text-properties officeooo:rsid="009b09c6"/>
    </style:style>
    <style:style style:name="T110" style:family="text">
      <style:text-properties officeooo:rsid="009d77ee"/>
    </style:style>
    <style:style style:name="T111" style:family="text">
      <style:text-properties officeooo:rsid="009f84c9"/>
    </style:style>
    <style:style style:name="T112" style:family="text">
      <style:text-properties officeooo:rsid="00a02a5d"/>
    </style:style>
    <style:style style:name="T113" style:family="text">
      <style:text-properties officeooo:rsid="00a0831c"/>
    </style:style>
    <style:style style:name="T114" style:family="text">
      <style:text-properties officeooo:rsid="00a11ecf"/>
    </style:style>
    <style:style style:name="T115" style:family="text">
      <style:text-properties fo:font-weight="bold" officeooo:rsid="00a11ecf" style:font-weight-asian="bold" style:font-weight-complex="bold"/>
    </style:style>
    <style:style style:name="T116" style:family="text">
      <style:text-properties officeooo:rsid="00a1a9a1"/>
    </style:style>
    <style:style style:name="T117" style:family="text">
      <style:text-properties officeooo:rsid="00a27f77"/>
    </style:style>
    <style:style style:name="T118" style:family="text">
      <style:text-properties officeooo:rsid="00a9dd52"/>
    </style:style>
    <style:style style:name="T119" style:family="text">
      <style:text-properties officeooo:rsid="00aa1b36"/>
    </style:style>
    <style:style style:name="T120" style:family="text">
      <style:text-properties officeooo:rsid="00ada946"/>
    </style:style>
    <style:style style:name="T121" style:family="text">
      <style:text-properties officeooo:rsid="00afdd6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8"/>
      <text:p text:style-name="P8"/>
      <text:p text:style-name="P8"/>
      <text:p text:style-name="P12"><draw:frame draw:style-name="fr3" draw:name="gráficos2" text:anchor-type="paragraph" svg:width="6.391cm" svg:height="3.346cm" draw:z-index="74"><draw:image xlink:href="Pictures/10000001000000E90000007A5C8B085FA7E2A636.png" xlink:type="simple" xlink:show="embed" xlink:actuate="onLoad" draw:mime-type="image/png"/></draw:frame></text:p>
      <text:p text:style-name="P8"/>
      <text:p text:style-name="P7">Manual de </text:p>
      <text:p text:style-name="P91">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76"><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75"><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70">Informació general del document.</text:p>
            <text:p text:style-name="P70"/>
          </table:table-cell>
          <table:covered-table-cell/>
          <table:covered-table-cell/>
          <table:covered-table-cell/>
        </table:table-row>
        <table:table-row>
          <table:table-cell table:style-name="Tabla3.A2" table:number-columns-spanned="4" office:value-type="string" table:protected="true">
            <text:p text:style-name="P71">Descripció.</text:p>
          </table:table-cell>
          <table:covered-table-cell/>
          <table:covered-table-cell/>
          <table:covered-table-cell/>
        </table:table-row>
        <table:table-row table:style-name="Tabla3.3">
          <table:table-cell table:style-name="Tabla3.A3" table:number-columns-spanned="4" office:value-type="string">
            <text:p text:style-name="P72"/>
          </table:table-cell>
          <table:covered-table-cell/>
          <table:covered-table-cell/>
          <table:covered-table-cell/>
        </table:table-row>
        <table:table-row table:style-name="Tabla3.4">
          <table:table-cell table:style-name="Tabla3.A3" office:value-type="string" table:protected="true">
            <text:p text:style-name="P69">Títol:</text:p>
          </table:table-cell>
          <table:table-cell table:style-name="Tabla3.B4" table:number-columns-spanned="3" office:value-type="string">
            <text:p text:style-name="P68">Manual de Migració de Versions de PortaFIB</text:p>
          </table:table-cell>
          <table:covered-table-cell/>
          <table:covered-table-cell/>
        </table:table-row>
        <table:table-row table:style-name="Tabla3.5">
          <table:table-cell table:style-name="Tabla3.A3" office:value-type="string" table:protected="true">
            <text:p text:style-name="P74">Estat:</text:p>
          </table:table-cell>
          <table:table-cell table:style-name="Tabla3.B4" table:number-columns-spanned="3" office:value-type="string">
            <text:p text:style-name="P68">Esborrany/Aprovat</text:p>
          </table:table-cell>
          <table:covered-table-cell/>
          <table:covered-table-cell/>
        </table:table-row>
        <table:table-row table:style-name="Tabla3.6">
          <table:table-cell table:style-name="Tabla3.A3" office:value-type="string" table:protected="true">
            <text:p text:style-name="P74">Versió:</text:p>
          </table:table-cell>
          <table:table-cell table:style-name="Tabla3.B4" table:number-columns-spanned="3" office:value-type="string">
            <text:p text:style-name="P67">2.0.<text:span text:style-name="T104">20</text:span></text:p>
          </table:table-cell>
          <table:covered-table-cell/>
          <table:covered-table-cell/>
        </table:table-row>
        <table:table-row table:style-name="Tabla3.7">
          <table:table-cell table:style-name="Tabla3.A3" office:value-type="string" table:protected="true">
            <text:p text:style-name="P74">Autor/s:</text:p>
          </table:table-cell>
          <table:table-cell table:style-name="Tabla3.B4" table:number-columns-spanned="3" office:value-type="string">
            <text:p text:style-name="P68">Antoni Nadal Bennasar, <text:span text:style-name="T52">Antoni Reus Darder</text:span></text:p>
          </table:table-cell>
          <table:covered-table-cell/>
          <table:covered-table-cell/>
        </table:table-row>
        <table:table-row table:style-name="Tabla3.8">
          <table:table-cell table:style-name="Tabla3.A3" office:value-type="string" table:protected="true">
            <text:p text:style-name="P74">Creat:</text:p>
          </table:table-cell>
          <table:table-cell table:style-name="Tabla3.B4" table:number-columns-spanned="3" office:value-type="string">
            <text:p text:style-name="P68">14/02/2018</text:p>
          </table:table-cell>
          <table:covered-table-cell/>
          <table:covered-table-cell/>
        </table:table-row>
        <table:table-row table:style-name="Tabla3.9">
          <table:table-cell table:style-name="Tabla3.A3" office:value-type="string" table:protected="true">
            <text:p text:style-name="P74">Modificat</text:p>
          </table:table-cell>
          <table:table-cell table:style-name="Tabla3.B4" table:number-columns-spanned="3" office:value-type="string">
            <text:p text:style-name="P68"><text:modification-date style:data-style-name="N36">28/08/2024</text:modification-date></text:p>
          </table:table-cell>
          <table:covered-table-cell/>
          <table:covered-table-cell/>
        </table:table-row>
        <table:table-row table:style-name="Tabla3.10">
          <table:table-cell table:style-name="Tabla3.A3" office:value-type="string" table:protected="true">
            <text:p text:style-name="P74">Fitxer:</text:p>
          </table:table-cell>
          <table:table-cell table:style-name="Tabla3.B4" table:number-columns-spanned="3" office:value-type="string">
            <text:p text:style-name="P68"><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73"/>
          </table:table-cell>
          <table:covered-table-cell/>
          <table:covered-table-cell/>
          <table:covered-table-cell/>
        </table:table-row>
        <table:table-row>
          <table:table-cell table:style-name="Tabla3.A2" table:number-columns-spanned="4" office:value-type="string">
            <text:p text:style-name="P71">Històric de modificacions.</text:p>
          </table:table-cell>
          <table:covered-table-cell/>
          <table:covered-table-cell/>
          <table:covered-table-cell/>
        </table:table-row>
        <table:table-row>
          <table:table-cell table:style-name="Tabla3.A3" table:number-columns-spanned="4" office:value-type="string">
            <text:p text:style-name="P73"/>
          </table:table-cell>
          <table:covered-table-cell/>
          <table:covered-table-cell/>
          <table:covered-table-cell/>
        </table:table-row>
        <table:table-row>
          <table:table-cell table:style-name="Tabla3.A3" table:number-columns-spanned="2" office:value-type="string" table:protected="true">
            <text:p text:style-name="P75">Comentari:</text:p>
          </table:table-cell>
          <table:covered-table-cell/>
          <table:table-cell table:style-name="Tabla3.A3" office:value-type="string" table:protected="true">
            <text:p text:style-name="P75">Autor/s:</text:p>
          </table:table-cell>
          <table:table-cell table:style-name="Tabla3.A3" office:value-type="string" table:protected="true">
            <text:p text:style-name="P75">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85">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73"/>
          </table:table-cell>
          <table:covered-table-cell/>
          <table:covered-table-cell/>
          <table:covered-table-cell/>
        </table:table-row>
        <table:table-row>
          <table:table-cell table:style-name="Tabla3.A2" table:number-columns-spanned="4" office:value-type="string" table:protected="true">
            <text:p text:style-name="P71">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7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9">1.- Introducció<text:tab/>6</text:p>
          <text:p text:style-name="P149">2.- Migració de PortaFIB 1.0.0 a PortaFIB 1.1.0<text:tab/>6</text:p>
          <text:p text:style-name="P150">2.1.- Descripció de Millores<text:tab/>6</text:p>
          <text:p text:style-name="P150">2.2.- Actualitzar BBDD<text:tab/>6</text:p>
          <text:p text:style-name="P150">2.3.- Propietats de Sistema<text:tab/>6</text:p>
          <text:p text:style-name="P150">2.4.- Canvis Configuració Web<text:tab/>7</text:p>
          <text:p text:style-name="P149">3.- Migració de PortaFIB 1.1.0 a PortaFIB 1.1.1<text:tab/>8</text:p>
          <text:p text:style-name="P150">3.1.- Descripció de Millores<text:tab/>8</text:p>
          <text:p text:style-name="P150">3.2.- Actualitzar BBDD<text:tab/>8</text:p>
          <text:p text:style-name="P149">4.- Migració de PortaFIB 1.1.1 a PortaFIB 1.1.2<text:tab/>9</text:p>
          <text:p text:style-name="P150">4.1.- Descripció de Millores<text:tab/>9</text:p>
          <text:p text:style-name="P150">4.2.- Actualitzar BBDD<text:tab/>9</text:p>
          <text:p text:style-name="P149">5.- Migració de PortaFIB 1.1.2 a PortaFIB 1.1.3<text:tab/>9</text:p>
          <text:p text:style-name="P150">5.1.- Descripció de Millores<text:tab/>9</text:p>
          <text:p text:style-name="P150">5.2.- Actualitzar BBDD<text:tab/>9</text:p>
          <text:p text:style-name="P149">6.- Migració de PortaFIB 1.1.3 a PortaFIB 1.1.4<text:tab/>9</text:p>
          <text:p text:style-name="P150">6.1.- Descripció de Millores<text:tab/>9</text:p>
          <text:p text:style-name="P150">6.2.- Sistemes<text:tab/>10</text:p>
          <text:p text:style-name="P150">6.3.- Canvis Configuració Web<text:tab/>10</text:p>
          <text:p text:style-name="P150">6.4.- Desenvolupador<text:tab/>10</text:p>
          <text:p text:style-name="P149">7.- Migració de PortaFIB 1.1.4 a PortaFIB 1.1.5<text:tab/>11</text:p>
          <text:p text:style-name="P150">7.1.- Descripció de Millores<text:tab/>11</text:p>
          <text:p text:style-name="P150">7.2.- Canvis Configuració Web<text:tab/>11</text:p>
          <text:p text:style-name="P149">8.- Migració de PortaFIB 1.1.4 a PortaFIB 2.0<text:tab/>12</text:p>
          <text:p text:style-name="P150">8.1.- Descripció de Millores<text:tab/>12</text:p>
          <text:p text:style-name="P150">8.2.- Desenvolupador<text:tab/>12</text:p>
          <text:p text:style-name="P150">8.3.- Sistemes<text:tab/>12</text:p>
          <text:p text:style-name="P150">8.4.- Canvis Configuració Web<text:tab/>14</text:p>
          <text:p text:style-name="P149">9.- Migració de PortaFIB 2.0.0 a PortaFIB 2.0.1<text:tab/>16</text:p>
          <text:p text:style-name="P150">9.1.- Descripció de Millores<text:tab/>16</text:p>
          <text:p text:style-name="P150">9.2.- Sistemes<text:tab/>16</text:p>
          <text:p text:style-name="P150">9.3.- BBDD<text:tab/>16</text:p>
          <text:p text:style-name="P150">9.4.- Desenvolupador i Compilador de EAR<text:tab/>16</text:p>
          <text:p text:style-name="P150">9.5.- Canvis Configuració Web<text:tab/>17</text:p>
          <text:p text:style-name="P149">10.- Migració de PortaFIB 2.0.1 a PortaFIB 2.0.2<text:tab/>18</text:p>
          <text:p text:style-name="P150">10.1.- Descripció de Millores<text:tab/>18</text:p>
          <text:p text:style-name="P150">10.2.- BBDD<text:tab/>18</text:p>
          <text:p text:style-name="P150">10.3.- Desenvolupador i Compilador de EAR<text:tab/>18</text:p>
          <text:p text:style-name="P150">10.4.- Canvis Configuració Web<text:tab/>18</text:p>
          <text:p text:style-name="P149">11.- Migració de PortaFIB 2.0.2 a PortaFIB 2.0.3<text:tab/>19</text:p>
          <text:p text:style-name="P150">11.1.- Administrador<text:tab/>19</text:p>
          <text:p text:style-name="P149">12.- Migració de PortaFIB 2.0.3 a PortaFIB 2.0.4<text:tab/>19</text:p>
          <text:p text:style-name="P150">12.1.- BBDD<text:tab/>19</text:p>
          <text:p text:style-name="P149">13.- Migració de PortaFIB 2.0.4 a PortaFIB 2.0.5<text:tab/>19</text:p>
          <text:p text:style-name="P150">13.1.- Descripció de millores<text:tab/>19</text:p>
          <text:p text:style-name="P149">14.- Migració de PortaFIB 2.0.5 a PortaFIB 2.0.6<text:tab/>20</text:p>
          <text:p text:style-name="P150">14.1.- Descripció de millores<text:tab/>20</text:p>
          <text:p text:style-name="P150"><text:soft-page-break/>14.2.- Administrador<text:tab/>20</text:p>
          <text:p text:style-name="P150">14.3.- Administrador d’Entitat<text:tab/>20</text:p>
          <text:p text:style-name="P150">14.4.- Desenvolupador<text:tab/>20</text:p>
          <text:p text:style-name="P149">15.- Migració de PortaFIB 2.0.6 a PortaFIB 2.0.7<text:tab/>20</text:p>
          <text:p text:style-name="P150">15.1.- Descripció de millores<text:tab/>20</text:p>
          <text:p text:style-name="P150">15.2.- Desenvolupador<text:tab/>20</text:p>
          <text:p text:style-name="P149">16.- Migració de PortaFIB 2.0.7 a PortaFIB 2.0.8<text:tab/>21</text:p>
          <text:p text:style-name="P150">16.1.- Descripció de millores<text:tab/>21</text:p>
          <text:p text:style-name="P150">16.2.- Canvis Configuració Web<text:tab/>21</text:p>
          <text:p text:style-name="P149">17.- Migració de PortaFIB 2.0.8 a PortaFIB 2.0.9<text:tab/>21</text:p>
          <text:p text:style-name="P150">17.1.- Descripció de millores<text:tab/>21</text:p>
          <text:p text:style-name="P150">17.2.- Canvis Configuració Web<text:tab/>21</text:p>
          <text:p text:style-name="P150">17.3.- Desenvolupador<text:tab/>22</text:p>
          <text:p text:style-name="P150">17.4.- BBDD<text:tab/>22</text:p>
          <text:p text:style-name="P149">18.- Migració de PortaFIB 2.0.9 a PortaFIB 2.0.10<text:tab/>22</text:p>
          <text:p text:style-name="P150">18.1.- Descripció de millores<text:tab/>22</text:p>
          <text:p text:style-name="P150">18.2.- Canvis Configuració Web<text:tab/>22</text:p>
          <text:p text:style-name="P150">18.3.- Desenvolupador<text:tab/>23</text:p>
          <text:p text:style-name="P150">18.4.- BBDD<text:tab/>23</text:p>
          <text:p text:style-name="P149">19.- Migració de PortaFIB 2.0.10 a PortaFIB 2.0.11<text:tab/>23</text:p>
          <text:p text:style-name="P150">19.1.- Descripció de millores<text:tab/>23</text:p>
          <text:p text:style-name="P150">19.2.- Instal·lació i configuració<text:tab/>23</text:p>
          <text:p text:style-name="P150">19.3.- Canvis Configuració Web<text:tab/>24</text:p>
          <text:p text:style-name="P150">19.4.- Desenvolupador<text:tab/>24</text:p>
          <text:p text:style-name="P150">19.5.- BBDD<text:tab/>24</text:p>
          <text:p text:style-name="P149">20.- Migració de PortaFIB 2.0.11 a PortaFIB 2.0.12<text:tab/>25</text:p>
          <text:p text:style-name="P150">20.1.- Descripció de millores<text:tab/>25</text:p>
          <text:p text:style-name="P150">20.2.- Instal·lació i configuració<text:tab/>25</text:p>
          <text:p text:style-name="P150">20.3.- Administració<text:tab/>25</text:p>
          <text:p text:style-name="P150">20.4.- Canvis Configuració Web<text:tab/>26</text:p>
          <text:p text:style-name="P150">20.5.- BBDD<text:tab/>26</text:p>
          <text:p text:style-name="P149">21.- Migració de PortaFIB 2.0.12 a PortaFIB 2.0.13<text:tab/>26</text:p>
          <text:p text:style-name="P150">21.1.- Descripció de millores<text:tab/>26</text:p>
          <text:p text:style-name="P150">21.2.- Instal·lació i configuració<text:tab/>26</text:p>
          <text:p text:style-name="P150">21.3.- Administració<text:tab/>26</text:p>
          <text:p text:style-name="P150">21.4.- Canvis aplicació web<text:tab/>27</text:p>
          <text:p text:style-name="P150">21.5.- BBDD<text:tab/>27</text:p>
          <text:p text:style-name="P149">22.- Migració de PortaFIB 2.0.13 a PortaFIB 2.0.14<text:tab/>27</text:p>
          <text:p text:style-name="P150">22.1.- Descripció de millores<text:tab/>27</text:p>
          <text:p text:style-name="P150">22.2.- Administració<text:tab/>27</text:p>
          <text:p text:style-name="P150">22.3.- BBDD<text:tab/>27</text:p>
          <text:p text:style-name="P149">23.- Migració de PortaFIB 2.0.14 a PortaFIB 2.0.15<text:tab/>28</text:p>
          <text:p text:style-name="P150">23.1.- Descripció de millores<text:tab/>28</text:p>
          <text:p text:style-name="P150">23.2.- Administració<text:tab/>28</text:p>
          <text:p text:style-name="P150">23.3.- Desenvolupador<text:tab/>28</text:p>
          <text:p text:style-name="P150">23.4.- BBDD<text:tab/>29</text:p>
          <text:p text:style-name="P149">24.- Migració de PortaFIB 2.0.15 a PortaFIB 2.0.16<text:tab/>29</text:p>
          <text:p text:style-name="P150">24.1.- Descripció de millores<text:tab/>29</text:p>
          <text:p text:style-name="P150">24.2.- Administració<text:tab/>29</text:p>
          <text:p text:style-name="P150">24.3.- Desenvolupador<text:tab/>30</text:p>
          <text:p text:style-name="P150">24.4.- BBDD<text:tab/>31</text:p>
          <text:p text:style-name="P149">25.- Migració de PortaFIB 2.0.16 a PortaFIB 2.0.17<text:tab/>31</text:p>
          <text:p text:style-name="P150"><text:soft-page-break/>25.1.- Descripció de millores<text:tab/>31</text:p>
          <text:p text:style-name="P150">25.2.- Instal·lació i configuració<text:tab/>31</text:p>
          <text:p text:style-name="P150">25.3.- Administració<text:tab/>32</text:p>
          <text:p text:style-name="P150">25.4.- BBDD<text:tab/>33</text:p>
          <text:p text:style-name="P149">26.- Migració de PortaFIB 2.0.17 a PortaFIB 2.0.18<text:tab/>33</text:p>
          <text:p text:style-name="P150">26.1.- Descripció de millores<text:tab/>33</text:p>
          <text:p text:style-name="P150">26.2.- Administració<text:tab/>33</text:p>
          <text:p text:style-name="P150">26.3.- Destinataris<text:tab/>34</text:p>
          <text:p text:style-name="P150">26.4.- BBDD<text:tab/>34</text:p>
          <text:p text:style-name="P149">27.- Migració de PortaFIB 2.0.18 a PortaFIB 2.0.19<text:tab/>35</text:p>
          <text:p text:style-name="P150">27.1.- Descripció de millores<text:tab/>35</text:p>
          <text:p text:style-name="P150">27.2.- Desenvolupador<text:tab/>35</text:p>
          <text:p text:style-name="P150">27.3.- BBDD<text:tab/>35</text:p>
          <text:p text:style-name="P149">28.- Migració de PortaFIB 2.0.19 a PortaFIB 2.0.20<text:tab/>35</text:p>
          <text:p text:style-name="P150">28.1.- Descripció de millores<text:tab/>35</text:p>
          <text:p text:style-name="P150">28.2.- BBDD<text:tab/>35</text:p>
          <text:p text:style-name="P149">29.- Migració de PortaFIB 2.0.20 a PortaFIB 2.2.0<text:tab/>36</text:p>
          <text:p text:style-name="P150">29.1.- Descripció de millores<text:tab/>36</text:p>
          <text:p text:style-name="P150">29.2.- Sistemes<text:tab/>36</text:p>
          <text:p text:style-name="P149">30.- Migració de PortaFIB 2.2.x a PortaFIB 3.0.0<text:tab/>37</text:p>
          <text:p text:style-name="P150">30.1.- Descripció de millores<text:tab/>37</text:p>
          <text:p text:style-name="P150">30.2.- Sistemes<text:tab/>37</text:p>
        </text:index-body>
      </text:table-of-content>
      <text:p text:style-name="Text_20_body"/>
      <text:p text:style-name="P90"/>
      <text:h text:style-name="Heading_20_1" text:outline-level="1"><text:bookmark-start text:name="__RefHeading___Toc1254_4092719216"/>Introducció<text:bookmark-end text:name="__RefHeading___Toc1254_4092719216"/></text:h>
      <text:p text:style-name="P33"/>
      <text:p text:style-name="P31"><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1"/>
      <text:p text:style-name="P33"/>
      <text:h text:style-name="P154" text:outline-level="1"><text:bookmark-start text:name="__RefHeading___Toc1256_4092719216"/>Migració de PortaFIB 1.0.0 a PortaFIB 1.1.0<text:bookmark-end text:name="__RefHeading___Toc1256_4092719216"/></text:h>
      <text:h text:style-name="P178" text:outline-level="2"><text:bookmark-start text:name="__RefHeading___Toc1258_4092719216"/>Descripció de Millores<text:bookmark-end text:name="__RefHeading___Toc1258_4092719216"/></text:h>
      <text:p text:style-name="P32"><text:tab/>Revisar Fitxer changes.log</text:p>
      <text:h text:style-name="P178" text:outline-level="2"><text:bookmark-start text:name="__RefHeading___Toc1260_4092719216"/>Actualitzar BBDD<text:bookmark-end text:name="__RefHeading___Toc1260_4092719216"/></text:h>
      <text:p text:style-name="P33"/>
      <text:p text:style-name="P31"><text:tab/>Actualitzar BBDD executant scripts <text:s/>del directori [portafib-1.1]\scripts\bbdd\1.1\[SGBD]\update_from_1.0.0_to_1.1.0. S'han d'executar seguint l'ordre numèric del nom del fitxer.</text:p>
      <text:p text:style-name="P31"/>
      <text:p text:style-name="P31"/>
      <text:h text:style-name="P178" text:outline-level="2"><text:bookmark-start text:name="__RefHeading___Toc1262_4092719216"/>Propietats de Sistema<text:bookmark-end text:name="__RefHeading___Toc1262_4092719216"/></text:h>
      <text:p text:style-name="P31"/>
      <text:h text:style-name="Heading_20_3" text:outline-level="3">Migrar Propietats de sistema a camps de Dades de l'entitat</text:h>
      <text:list text:style-name="L1">
        <text:list-item>
          <text:p text:style-name="P299">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299">La propietat "es.caib.portafib.checknifcertificate" del fitxer portafib-properties-service.xml s'ha mogut al camp "Comprovar NIF després de firmar" de Dades de l'Entitat</text:p>
        </text:list-item>
        <text:list-item>
          <text:p text:style-name="P299">La propietat "es.caib.portafib.defaultsignalgorit<text:span text:style-name="T20">h</text:span>mid" del fitxer portafib-properties-service.xml s'ha mogut al camp "Algorisme de firma <text:s/>(*)" de Dades de l'Entitat</text:p>
        </text:list-item>
      </text:list>
      <text:p text:style-name="P31"/>
      <text:h text:style-name="P249" text:outline-level="3">Migrar Propietats de Sistema a "Propietats Globals" de PortaFIB </text:h>
      <text:p text:style-name="P31"/>
      <text:p text:style-name="P31"><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300">es.caib.portafib.editableuser</text:p>
        </text:list-item>
        <text:list-item>
          <text:p text:style-name="P300">es.caib.portafib.numberoferrorsinnotificationtosendmail</text:p>
        </text:list-item>
        <text:list-item>
          <text:p text:style-name="P300">es.caib.portafib.numberoferrorstopausenotification</text:p>
        </text:list-item>
        <text:list-item>
          <text:p text:style-name="P300">es.caib.portafib.notificationtimelapse</text:p>
        </text:list-item>
        <text:list-item>
          <text:p text:style-name="P300">es.caib.portafib.signaturemodule.absoluteurl (Nova propietat en PortaFIB 1.1)</text:p>
        </text:list-item>
        <text:list-item>
          <text:p text:style-name="P300">es.caib.portafib.maxuploadsizeinbytes</text:p>
        </text:list-item>
        <text:list-item>
          <text:p text:style-name="P300">es.caib.portafib.maxfitxeradaptatsizeinbytes</text:p>
        </text:list-item>
        <text:list-item>
          <text:p text:style-name="P300">es.caib.portafib.url</text:p>
        </text:list-item>
        <text:list-item>
          <text:p text:style-name="P300">es.caib.portafib.email.from</text:p>
        </text:list-item>
        <text:list-item>
          <text:p text:style-name="P300">es.caib.portafib.automaticredirect</text:p>
        </text:list-item>
        <text:list-item>
          <text:p text:style-name="P300">es.caib.portafib.emailsgroupedsendercronexpression</text:p>
        </text:list-item>
        <text:list-item>
          <text:p text:style-name="P300">es.caib.portafib.defaultentity</text:p>
        </text:list-item>
        <text:list-item>
          <text:p text:style-name="P300">es.caib.portafib.defaultrolesincreation</text:p>
        </text:list-item>
        <text:list-item>
          <text:p text:style-name="P300">es.caib.portafib.entitatidforagentssql</text:p>
        </text:list-item>
        <text:list-item>
          <text:p text:style-name="P300">es.caib.portafib.passwordforagentssql</text:p>
        </text:list-item>
      </text:list>
      <text:p text:style-name="P31"/>
      <text:h text:style-name="P249" text:outline-level="3">Migrar Propietats de Sistema a "Propietats d'Entitat" de PortaFIB</text:h>
      <text:p text:style-name="P31"/>
      <text:p text:style-name="P31"><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301">es.caib.portafib.maxitemstoshowinautocomplete</text:p>
        </text:list-item>
        <text:list-item>
          <text:p text:style-name="P301">es.caib.portafib.mincharstostartautocomplete</text:p>
        </text:list-item>
        <text:list-item>
          <text:p text:style-name="P301">es.caib.portafib.maxtimelockedsigninms</text:p>
        </text:list-item>
      </text:list>
      <text:p text:style-name="P31"><text:s text:c="11"/></text:p>
      <text:h text:style-name="P249" text:outline-level="3">Esborrar Propietats de Sistema</text:h>
      <text:p text:style-name="P31"><text:tab/>S'han d'esborrar del fitxer portafib-properties-service.xml les següent propietats:</text:p>
      <text:list text:style-name="L4">
        <text:list-item>
          <text:p text:style-name="P302">es.caib.portafib.name</text:p>
        </text:list-item>
      </text:list>
      <text:p text:style-name="P31"/>
      <text:h text:style-name="P178" text:outline-level="2"><text:bookmark-start text:name="__RefHeading___Toc1264_4092719216"/>Canvis Configuració Web<text:bookmark-end text:name="__RefHeading___Toc1264_4092719216"/></text:h>
      <text:p text:style-name="P31"/>
      <text:h text:style-name="P249" text:outline-level="3">Mòduls de Firma Web</text:h>
      <text:p text:style-name="P31"/>
      <text:p text:style-name="P31"><text:tab/>S'han de donar d'alta Mòduls de Firma en l'Administrador i l'Administrador d'Entitat (El modul de firma de MiniApplet en servidor és de proves però totalment funcional. Revisar el Manual d'usuari per saber en detall les propietats de cada Plugin</text:p>
      <text:p text:style-name="P31"/>
      <text:h text:style-name="P249" text:outline-level="3"><text:soft-page-break/>Custòdia</text:h>
      <text:p text:style-name="P31"><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303">S'ha de crear un plugin de custòdia (copiar dades de portafib-properties-service.xml)(ADMIN)</text:p>
        </text:list-item>
        <text:list-item>
          <text:p text:style-name="P303">S'ha de crear una plantilla de custòdia a gust de l'entitat (ADEN)</text:p>
        </text:list-item>
        <text:list-item>
          <text:p text:style-name="P303">Modificar l'entitat per assignar-li la plantilla de custòdia corresponent.</text:p>
        </text:list-item>
        <text:list-item>
          <text:p text:style-name="P303">Eliminar les propietats "es.caib.portafib.defaultcustodymessage.{entitat_id}.{idioma}" del fitxer portafib-properties-service.xml</text:p>
        </text:list-item>
        <text:list-item>
          <text:p text:style-name="P305">Eliminar les propietats de plugin de custòdia del fitxer portafib-properties-service.xml (entrades es.caib.portafib.documentcustodyplugin.* i es.caib.portafib.plugins.documentcustody.*)</text:p>
        </text:list-item>
      </text:list>
      <text:p text:style-name="P31"/>
      <text:h text:style-name="P249" text:outline-level="3">Segellat de Temps</text:h>
      <text:p text:style-name="P31"><text:tab/>Gestió de Segell de Temps. PortaFIB 1.1 suporta Segellat de Temps, per la qual cosa si es desitja aquesta característica l'Administrador l'haurà de configurar.</text:p>
      <text:p text:style-name="P31"/>
      <text:h text:style-name="Heading_20_3" text:outline-level="3">Notificacions amb Correu Agrupat</text:h>
      <text:p text:style-name="P31"><text:tab/>Tots aquells usuaris que hagin configurat els correus agrupats perdran la seva configuració. Han d'anar al Menú d'inici i tornar a configurar-ho.</text:p>
      <text:p text:style-name="P31"/>
      <text:h text:style-name="P249" text:outline-level="3">Filtres de <text:s/>Certificats</text:h>
      <text:p text:style-name="P31"/>
      <text:p text:style-name="P31">Filtres de <text:s/>Certificats (veure punt "10.3.- Filtres de Certificats" del Manual d'Usuari):</text:p>
      <text:list text:style-name="L6">
        <text:list-item>
          <text:p text:style-name="P304">En general: S'han d'adaptar als filtres definits en el document d'integració del MiniApplet</text:p>
        </text:list-item>
        <text:list-item>
          <text:p text:style-name="P304">Per la CAIB: S'han de substituir les següents cadenes:</text:p>
          <text:list>
            <text:list-item>
              <text:p text:style-name="P304">"checkexpiration:true" =&gt; "filters.1=nonexpired:"</text:p>
            </text:list-item>
            <text:list-item>
              <text:p text:style-name="P304">"rfc2254_rec_issuer:" <text:s/>=&gt; "filters.2=issuer.rfc2254.recurse:"</text:p>
            </text:list-item>
            <text:list-item>
              <text:p text:style-name="P304">"policyid:" <text:s text:c="2"/>=&gt; "filters.3=policyid:"</text:p>
            </text:list-item>
          </text:list>
        </text:list-item>
      </text:list>
      <text:p text:style-name="P31"/>
      <text:h text:style-name="P154" text:outline-level="1"><text:bookmark-start text:name="__RefHeading__21125_1677091252"/>Migració de PortaFIB 1.1.0 a PortaFIB 1.1.1<text:bookmark-end text:name="__RefHeading__21125_1677091252"/></text:h>
      <text:p text:style-name="P33"/>
      <text:h text:style-name="P178" text:outline-level="2"><text:bookmark-start text:name="__RefHeading___Toc1266_4092719216"/>Descripció de Millores<text:bookmark-end text:name="__RefHeading___Toc1266_4092719216"/></text:h>
      <text:p text:style-name="P44"><text:tab/><text:span text:style-name="T1">Revisar Fitxer changes.log</text:span></text:p>
      <text:h text:style-name="P178" text:outline-level="2"><text:bookmark-start text:name="__RefHeading___Toc1268_4092719216"/>Actualitzar BBDD<text:bookmark-end text:name="__RefHeading___Toc1268_4092719216"/></text:h>
      <text:p text:style-name="P33"/>
      <text:p text:style-name="P31"><text:soft-page-break/><text:tab/>Actualitzar BBDD executant l'script <text:s/>[portafib-1.1]\scripts\bbdd\1.1\[SGBD]\update_data_from_1.1.0_to_1.1.1.sql.</text:p>
      <text:p text:style-name="P31"/>
      <text:p text:style-name="P31"/>
      <text:p text:style-name="P31"/>
      <text:h text:style-name="P154" text:outline-level="1"><text:bookmark-start text:name="__RefHeading___Toc1270_4092719216"/>Migració de PortaFIB 1.1.1 a PortaFIB 1.1.2<text:bookmark-end text:name="__RefHeading___Toc1270_4092719216"/></text:h>
      <text:p text:style-name="P33"/>
      <text:h text:style-name="P178" text:outline-level="2"><text:bookmark-start text:name="__RefHeading___Toc1272_4092719216"/>Descripció de Millores<text:bookmark-end text:name="__RefHeading___Toc1272_4092719216"/></text:h>
      <text:p text:style-name="P44"><text:tab/><text:span text:style-name="T1">Revisar Fitxer changes.log</text:span></text:p>
      <text:h text:style-name="P178" text:outline-level="2"><text:bookmark-start text:name="__RefHeading___Toc1274_4092719216"/>Actualitzar BBDD<text:bookmark-end text:name="__RefHeading___Toc1274_4092719216"/></text:h>
      <text:p text:style-name="P36"/>
      <text:p text:style-name="P36"><text:tab/>Actualitzar BBDD executant l'script <text:s/>[portafib-1.1]\scripts\bbdd\1.1\[SGBD]\update_data_from_1.1.1_to_1.1.2.sql.</text:p>
      <text:p text:style-name="P36"/>
      <text:p text:style-name="P36"/>
      <text:p text:style-name="P31"/>
      <text:h text:style-name="P154" text:outline-level="1"><text:bookmark-start text:name="__RefHeading___Toc1276_4092719216"/>Migració de PortaFIB 1.1.2 a PortaFIB 1.1.3<text:bookmark-end text:name="__RefHeading___Toc1276_4092719216"/></text:h>
      <text:p text:style-name="P33"/>
      <text:h text:style-name="P178" text:outline-level="2"><text:bookmark-start text:name="__RefHeading___Toc1278_4092719216"/>Descripció de Millores<text:bookmark-end text:name="__RefHeading___Toc1278_4092719216"/></text:h>
      <text:p text:style-name="P44"><text:tab/><text:span text:style-name="T1">Revisar Fitxer changes.log</text:span></text:p>
      <text:h text:style-name="P178" text:outline-level="2"><text:bookmark-start text:name="__RefHeading___Toc1280_4092719216"/>Actualitzar BBDD<text:bookmark-end text:name="__RefHeading___Toc1280_4092719216"/></text:h>
      <text:p text:style-name="P36"/>
      <text:p text:style-name="P36"><text:tab/>Actualitzar BBDD executant els scripts de BBDD <text:s/>[portafib-1.1]\scripts\bbdd\1.1\[SGBD]\update_data_from_1.1.2_to_1.1.3.sql i update_schema_from_1.1.2_to_1.1.3.sql</text:p>
      <text:p text:style-name="P36"/>
      <text:p text:style-name="P36"/>
      <text:h text:style-name="P155" text:outline-level="1"><text:bookmark-start text:name="__RefHeading___Toc1282_4092719216"/>Migració de PortaFIB 1.1.3 a PortaFIB 1.1.4<text:bookmark-end text:name="__RefHeading___Toc1282_4092719216"/></text:h>
      <text:p text:style-name="P36"/>
      <text:h text:style-name="P178" text:outline-level="2"><text:bookmark-start text:name="__RefHeading___Toc1284_4092719216"/>Descripció de Millores<text:bookmark-end text:name="__RefHeading___Toc1284_4092719216"/></text:h>
      <text:p text:style-name="P44"><text:tab/><text:span text:style-name="T1">Revisar Fitxer changes.log</text:span></text:p>
      <text:h text:style-name="P181" text:outline-level="2" text:is-list-header="true"/>
      <text:p text:style-name="P36"/>
      <text:p text:style-name="P36"><text:soft-page-break/></text:p>
      <text:h text:style-name="P181" text:outline-level="2"><text:bookmark-start text:name="__RefHeading___Toc1286_4092719216"/>Sistemes<text:bookmark-end text:name="__RefHeading___Toc1286_4092719216"/></text:h>
      <text:list text:style-name="L7">
        <text:list-item>
          <text:p text:style-name="P348">Eliminar el fitxer “portafib-notificacionsqueue-service.xml” del directori de deploy ja que no s'usa.</text:p>
        </text:list-item>
      </text:list>
      <text:h text:style-name="P181" text:outline-level="2"><text:bookmark-start text:name="__RefHeading___Toc1288_4092719216"/>Canvis Configuració Web<text:bookmark-end text:name="__RefHeading___Toc1288_4092719216"/></text:h>
      <text:list text:style-name="L8">
        <text:list-item>
          <text:p text:style-name="P349">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49">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49">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49">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6"/>
      <text:h text:style-name="P181" text:outline-level="2"><text:bookmark-start text:name="__RefHeading___Toc1290_4092719216"/>Desenvolupador<text:bookmark-end text:name="__RefHeading___Toc1290_4092719216"/></text:h>
      <text:list text:style-name="L9">
        <text:list-item>
          <text:p text:style-name="P375">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75">S'ha eliminat la Coa JBoss de Notificacions CallBack i s'ha substituït per un Programador EJB. El funcionament del mateix es descriu en el manual d'usuari en un subpunt del punt “5.15.- Llistat de Notificacions CallBack”</text:p>
        </text:list-item>
        <text:list-item>
          <text:p text:style-name="P375">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75">S'han solucionat una serie de Bugs en GenApp, pel que es necessari eliminar la carpeta [HOME]/.m2/repository/org/fundaciobit/genapp abans de recompilar PortaFIB.</text:p>
        </text:list-item>
        <text:list-item>
          <text:p text:style-name="P375">Afegits dos Profiles en la compilació de PortaFIB per afegir Plugins de Custòdia de forma opcional:</text:p>
          <text:list>
            <text:list-item>
              <text:list>
                <text:list-item>
                  <text:p text:style-name="P375">“-Parxiudigitalcaib”: Inclou el Plugin de DocumentCustody de l'Arxiu Digital CAIB</text:p>
                </text:list-item>
                <text:list-item>
                  <text:p text:style-name="P375"><text:soft-page-break/>“-Palfresco”: Inclou el Plugin de DocumentCustody de Alfresco </text:p>
                </text:list-item>
              </text:list>
            </text:list-item>
          </text:list>
        </text:list-item>
      </text:list>
      <text:p text:style-name="P32"/>
      <text:h text:style-name="P155" text:outline-level="1"><text:bookmark-start text:name="__RefHeading___Toc1292_4092719216"/>Migració de PortaFIB 1.1.4 a PortaFIB 1.1.5<text:bookmark-end text:name="__RefHeading___Toc1292_4092719216"/></text:h>
      <text:p text:style-name="P36"/>
      <text:h text:style-name="P178" text:outline-level="2"><text:bookmark-start text:name="__RefHeading___Toc1294_4092719216"/>Descripció de Millores<text:bookmark-end text:name="__RefHeading___Toc1294_4092719216"/></text:h>
      <text:p text:style-name="P44"><text:tab/><text:span text:style-name="T1">Revisar Fitxer changes.log</text:span></text:p>
      <text:h text:style-name="P181" text:outline-level="2"><text:bookmark-start text:name="__RefHeading___Toc1296_4092719216"/>Canvis Configuració Web<text:bookmark-end text:name="__RefHeading___Toc1296_4092719216"/></text:h>
      <text:list text:style-name="L10">
        <text:list-item>
          <text:p text:style-name="P376"><text:span text:style-name="T2">Afegida propietat de “es.caib.portafib.plugins.signatureweb.autofirma.timeoutbase” dins del Plugin de Firma Web de Autofirma</text:span><text:span text:style-name="T10">: “Adapta el timeout tant a la part del navegador del client com a la part servidora de trifase. Valor per defecte 60 segons. Les unitats són en segons.”</text:span></text:p>
        </text:list-item>
        <text:list-item>
          <text:p text:style-name="P390">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390">Afegida gestió de Validadors de Firma: Actualment només es suporta l'@firma. Anar a la pipella d'administrador, opció <text:s/>Mòduls de Validació de Firmes i pitjar sobre “Crear Plantilla de Mòdul de Validació de Firmes”:</text:p>
          <text:list>
            <text:list-item>
              <text:p text:style-name="P390">Noms i Descripcions: posar Plugin Validacio Firmes afirma CXF</text:p>
            </text:list-item>
            <text:list-item>
              <text:p text:style-name="P392">Classe: posar org.fundaciobit.plugins.validatesignature.afirmacxf.AfirmaCxfValidateSignaturePlugin</text:p>
            </text:list-item>
            <text:list-item>
              <text:p text:style-name="P390">Entitat: la que correspongui.</text:p>
            </text:list-item>
            <text:list-item>
              <text:p text:style-name="P390">Propietats Administrador:</text:p>
            </text:list-item>
          </text:list>
        </text:list-item>
      </text:list>
      <table:table table:name="Taula2" table:style-name="Taula2">
        <table:table-column table:style-name="Taula2.A"/>
        <table:table-row table:style-name="Taula2.1">
          <table:table-cell table:style-name="Taula2.A1" office:value-type="string">
            <text:p text:style-name="P77"># Class org.fundaciobit.plugins.validatesignature.afirmacxf.AfirmaCxfValidateSignaturePlugin</text:p>
            <text:p text:style-name="P77"/>
            <text:p text:style-name="P77"># El contingut d'aquest directori el podeu copiar de la següent ruta:</text:p>
            <text:p text:style-name="P77"># <text:s text:c="3"/>https://github.com/GovernIB/pluginsib/tree/pluginsib-1.0/plugins-validatesignature/afirmacxf/config/transformersTemplates</text:p>
            <text:p text:style-name="P77">es.caib.portafib.plugins.validatesignature.afirmacxf.TransformersTemplatesPath=D:/dades/dades/CarpetesPersonals/ProgramacioPortaFIB2/pluginsib-validatesignature/afirmacxf/config/transformersTemplates</text:p>
            <text:p text:style-name="P77"/>
            <text:p text:style-name="P77">#es.caib.portafib.plugins.validatesignature.afirmacxf.debug=false</text:p>
            <text:p text:style-name="P77">#es.caib.portafib.plugins.validatesignature.afirmacxf.printxml=false</text:p>
            <text:p text:style-name="P77"/>
            <text:p text:style-name="P77">es.caib.portafib.plugins.validatesignature.afirmacxf.ignoreservercertificates=true</text:p>
            <text:p text:style-name="P77"/>
            <text:p text:style-name="P77"># Obligatiori. Aplicació definida dins "Gestión de Aplicaciones" de @firma federat</text:p>
            <text:p text:style-name="P77">es.caib.portafib.plugins.validatesignature.afirmacxf.applicationID=APPID</text:p>
            <text:p text:style-name="P77"/>
            <text:p text:style-name="P77">es.caib.portafib.plugins.validatesignature.afirmacxf.endpoint=https://afirmades.caib.es:4430/afirmaws/services/DSSAfirmaVerify</text:p>
            <text:p text:style-name="P77"/>
            <text:p text:style-name="P77"># USERNAME-PASSWORD Token</text:p>
            <text:p text:style-name="P77">es.caib.portafib.plugins.validatesignature.afirmacxf.authorization.username=username</text:p>
            <text:p text:style-name="P77"><text:soft-page-break/>es.caib.portafib.plugins.validatesignature.afirmacxf.authorization.password=password</text:p>
            <text:p text:style-name="P77"/>
            <text:p text:style-name="P77"># CERTIFICATE Token</text:p>
            <text:p text:style-name="P77">es.caib.portafib.plugins.validatesignature.afirmacxf.authorization.ks.path=D:/dades/dades/CarpetesPersonals/Programacio/portafib-files/afirma/nou/proves-dgidt.jks</text:p>
            <text:p text:style-name="P77">es.caib.portafib.plugins.validatesignature.afirmacxf.authorization.ks.type=JKS</text:p>
            <text:p text:style-name="P77">es.caib.portafib.plugins.validatesignature.afirmacxf.authorization.ks.password=ks_pwd</text:p>
            <text:p text:style-name="P77">es.caib.portafib.plugins.validatesignature.afirmacxf.authorization.ks.cert.alias=1</text:p>
            <text:p text:style-name="P77">es.caib.portafib.plugins.validatesignature.afirmacxf.authorization.ks.cert.password=cert_pwd</text:p>
          </table:table-cell>
        </table:table-row>
      </table:table>
      <text:p text:style-name="P44"/>
      <text:h text:style-name="P155" text:outline-level="1"><text:bookmark-start text:name="__RefHeading___Toc1298_4092719216"/>Migració de PortaFIB 1.1.4 a PortaFIB 2.0<text:bookmark-end text:name="__RefHeading___Toc1298_4092719216"/></text:h>
      <text:p text:style-name="P36"/>
      <text:h text:style-name="P178" text:outline-level="2"><text:bookmark-start text:name="__RefHeading___Toc1300_4092719216"/>Descripció de Millores<text:bookmark-end text:name="__RefHeading___Toc1300_4092719216"/></text:h>
      <text:p text:style-name="P44"><text:tab/>Revisar Fitxer changes.log</text:p>
      <text:h text:style-name="P181" text:outline-level="2"><text:bookmark-start text:name="__RefHeading___Toc1302_4092719216"/>Desenvolupador<text:bookmark-end text:name="__RefHeading___Toc1302_4092719216"/></text:h>
      <text:p text:style-name="P44"/>
      <text:list text:style-name="L11">
        <text:list-item>
          <text:p text:style-name="P350">S'ha d'eliminar el següent directori [HOME]\.m2\repository\es\gob\afirma\afirma-crypto-pdf\3.3.2-SNAPSHOT</text:p>
        </text:list-item>
        <text:list-item>
          <text:p text:style-name="P350">S'ha d'eliminar el següent directori [HOME]\.m2\repository\org\fundaciobit\genapp</text:p>
        </text:list-item>
        <text:list-item>
          <text:p text:style-name="P351">S'ha d'eliminar el següent directori [HOME]\.m2\repository\org\fundaciobit\pluginsib</text:p>
        </text:list-item>
        <text:list-item>
          <text:p text:style-name="P350">De la taula PeticioDeFirma s'utilitzava el camp informacioAddicional per guardar informació d'expedient. En 2.0.0 ja hi ha camps específics per Expedient: expedientID, expedientNom i expedientUrl.</text:p>
        </text:list-item>
        <text:list-item>
          <text:p text:style-name="P350">Camps nous per informar dels detalls del Procediment: procedimentID i procedimentNom</text:p>
        </text:list-item>
        <text:list-item>
          <text:p text:style-name="P350">Camp nou informacioAddicionalAvaluable que correspon amb un tipus double. Serveix per poder filtrar per rang i agrupar segons un camp lliure (Petició de PortsIB)</text:p>
        </text:list-item>
        <text:list-item>
          <text:p text:style-name="P393">S’han eliminat els profiles de maven: ws-portafib-v2, passarelaserver-v2, passarelaweb-v2</text:p>
        </text:list-item>
        <text:list-item>
          <text:p text:style-name="P393">S’ha incorporat l’API de <text:s/>Api Firma Simple Async per a firmes diferides o asíncrones ([portafib]/apifirmaasyncsimple)</text:p>
        </text:list-item>
        <text:list-item>
          <text:p text:style-name="P394">Des de la versió 2.0.<text:span text:style-name="T23">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4"/>
      <text:h text:style-name="P181" text:outline-level="2"><text:bookmark-start text:name="__RefHeading___Toc1304_4092719216"/>Sistemes<text:bookmark-end text:name="__RefHeading___Toc1304_4092719216"/></text:h>
      <text:p text:style-name="P44"/>
      <text:h text:style-name="P250" text:outline-level="3"><text:soft-page-break/>Gestors de FileSystemManager</text:h>
      <text:p text:style-name="P44"><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80">&lt;!-- NOU A 2.0.0. Tipus de FileSystemManager. Opcional i valor per defecte. --&gt;</text:p>
            <text:p text:style-name="P80">es.caib.portafib.filesystemmanagerclass=org.fundaciobit.genapp.common.filesystem.SimpleFileSystemManager</text:p>
            <text:p text:style-name="P80">&lt;!-- Si volem distribuir els fitxers en directoris, llavors utilitzar aquesta classe.</text:p>
            <text:p text:style-name="P80"><text:s text:c="5"/>Revisar punt "Migracio de 1.1.4 a 2.0.0 del 'Manual de Migracions' <text:s/></text:p>
            <text:p text:style-name="P80">es.caib.portafib.filesystemmanagerclass=org.fundaciobit.genapp.common.filesystem.ThreeFolderFileSystemManager</text:p>
            <text:p text:style-name="P80">--&gt;</text:p>
          </table:table-cell>
        </table:table-row>
      </table:table>
      <text:p text:style-name="P44"/>
      <text:p text:style-name="P44"><text:tab/>Les instal·lacions de PortaFIB que vulguin migrar al nou sistema de tres carpetes llavors han de seguir les següent passes:</text:p>
      <text:list xml:id="list1145126668" text:style-name="L12">
        <text:list-item>
          <text:p text:style-name="P352">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4"/>
      <text:list xml:id="list113653550613611" text:continue-numbering="true" text:style-name="L12">
        <text:list-item>
          <text:p text:style-name="P352">Compilar-la: </text:p>
        </text:list-item>
      </text:list>
      <table:table table:name="Taula5" table:style-name="Taula5">
        <table:table-column table:style-name="Taula5.A"/>
        <table:table-row>
          <table:table-cell table:style-name="Taula5.A1" office:value-type="string">
            <text:p text:style-name="P81">$ javac -d . ConverterSimpleToThreeFolder.java</text:p>
          </table:table-cell>
        </table:table-row>
      </table:table>
      <text:p text:style-name="P44"/>
      <text:list xml:id="list113654422656380" text:continue-numbering="true" text:style-name="L12">
        <text:list-item>
          <text:p text:style-name="P352">Executar-la:</text:p>
        </text:list-item>
      </text:list>
      <table:table table:name="Taula6" table:style-name="Taula6">
        <table:table-column table:style-name="Taula6.A"/>
        <table:table-row>
          <table:table-cell table:style-name="Taula6.A1" office:value-type="string">
            <text:p text:style-name="P78">$java -cp . org.fundaciobit.genapp.common.filesystem.ConverterSimpleToThreeFolder</text:p>
            <text:p text:style-name="P78">Necessita un argument que és la ruta la directori de fitxers</text:p>
          </table:table-cell>
        </table:table-row>
      </table:table>
      <text:p text:style-name="P44"/>
      <text:list xml:id="list113654212839998" text:continue-numbering="true" text:style-name="L12">
        <text:list-item>
          <text:p text:style-name="P352">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79">$java -cp . org.fundaciobit.genapp.common.filesystem.ConverterSimpleToThreeFolder /files/portafib</text:p>
          </table:table-cell>
        </table:table-row>
      </table:table>
      <text:p text:style-name="P44"><text:tab/>Es que farà serà copiar els fitxers a la ruta corresponent de tres directoris. </text:p>
      <text:p text:style-name="P44"/>
      <text:list xml:id="list113655077131742" text:continue-numbering="true" text:style-name="L12">
        <text:list-item>
          <text:p text:style-name="P352">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80">es.caib.portafib.filesystemmanagerclass=org.fundaciobit.genapp.common.filesystem.ThreeFolderFileSystemManager</text:p>
          </table:table-cell>
        </table:table-row>
      </table:table>
      <text:p text:style-name="P65"/>
      <text:h text:style-name="P181" text:outline-level="2"><text:bookmark-start text:name="__RefHeading___Toc1306_4092719216"/><text:soft-page-break/>Canvis Configuració Web<text:bookmark-end text:name="__RefHeading___Toc1306_4092719216"/></text:h>
      <text:p text:style-name="P44"/>
      <text:h text:style-name="P251" text:outline-level="3">Revisor de Firmes</text:h>
      <text:p text:style-name="P44"><text:tab/>S'ha afegit aquest nou role. Revisar els següent apartats del Manual d'Usuari de PortaFIB:</text:p>
      <text:list text:style-name="L13">
        <text:list-item>
          <text:list>
            <text:list-item>
              <text:list>
                <text:list-item>
                  <text:list>
                    <text:list-item>
                      <text:list>
                        <text:list-item>
                          <text:list>
                            <text:list-item>
                              <text:p text:style-name="P353">Usuaris</text:p>
                            </text:list-item>
                            <text:list-item>
                              <text:p text:style-name="P353">Roles per tipus d'usuari</text:p>
                            </text:list-item>
                            <text:list-item>
                              <text:p text:style-name="P353">Gestió de Notificacions per Correu (Menú Inici)</text:p>
                            </text:list-item>
                            <text:list-item>
                              <text:p text:style-name="P353">Revisors de Firmes en Flux de Firmes</text:p>
                            </text:list-item>
                            <text:list-item>
                              <text:p text:style-name="P353">Gestió de Revisors (Menú Administrador d'Entitat)</text:p>
                            </text:list-item>
                            <text:list-item>
                              <text:p text:style-name="P353">Afegir Revisors de Firma al Flux</text:p>
                            </text:list-item>
                            <text:list-item>
                              <text:p text:style-name="P353">Menú Revisor</text:p>
                            </text:list-item>
                          </text:list>
                        </text:list-item>
                      </text:list>
                    </text:list-item>
                  </text:list>
                </text:list-item>
              </text:list>
            </text:list-item>
          </text:list>
        </text:list-item>
      </text:list>
      <text:h text:style-name="P251" text:outline-level="3">Configuració de Firma d'Usuari Aplicació i ApiFirmaSimple</text:h>
      <text:p text:style-name="P46"><text:tab/>S'ha implementat una nova API REST anomenada Api Firma Simple que serveix per realitzar firmes síncrones de forma simple, tant web com en servidor. Revisar el document Manual_Integracio_API_Firma_Simple_v1_0.odt per conèixer els detalls tècnics.</text:p>
      <text:p text:style-name="P46"><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6"><text:tab/><text:span text:style-name="T21">Els Usuaris-Aplicació que s’utilitzen per cridades WS a l’API de Passarela (Web i En Servidor) se’ls hi ha d’assignar un i sols un Perfil de Firma. Si no en tenen cap o en tenen més d’un llavors les cridades llançaran un error.</text:span></text:p>
      <text:h text:style-name="P251" text:outline-level="3">Gestió de Plugins de Validació de Firmes</text:h>
      <text:p text:style-name="P46"><text:tab/>S'ha substituït la validació dels certificats emprats en una firma, per la validació directament de la firma, a partir de Plugins de Validació de Firmes de PluginsIB.</text:p>
      <text:p text:style-name="P46"><text:tab/>Revisar el punt “Mòduls de Validació de Firmes” del “Manual d'Usuari de PortaFIB”, concretament dels apartats Administrador i Administrador d'Entitat.</text:p>
      <text:h text:style-name="P251" text:outline-level="3">Altres</text:h>
      <text:list xml:id="list2386130782" text:style-name="L14">
        <text:list-item>
          <text:p text:style-name="P391">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113654272775277" text:continue-numbering="true" text:style-name="L14">
        <text:list-item>
          <text:p text:style-name="P374"><text:span text:style-name="T30">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3"><text:soft-page-break/></text:p>
      <text:list xml:id="list113653872598191" text:continue-numbering="true" text:style-name="L14">
        <text:list-item>
          <text:p text:style-name="P354">S'han ampliat les opcions d'usuaris entitat i usuaris aplicació respecte a la Política de Custòdia. Veure punt Modificar Usuari Aplicació i Modificar Usuari Entitat del “Manual d'Usuari PortaFIB”</text:p>
        </text:list-item>
      </text:list>
      <text:p text:style-name="P44"/>
      <text:list xml:id="list113654404255531" text:continue-numbering="true" text:style-name="L14">
        <text:list-item>
          <text:p text:style-name="P357">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4"/>
      <text:list xml:id="list113654175935611" text:continue-numbering="true" text:style-name="L14">
        <text:list-item>
          <text:p text:style-name="P358">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7">es.caib.portafib.plugins.signatureserver.afirmaserver.endpoint_upgrade=https://afirmades.caib.es:4430/afirmaws/services/DSSAfirmaVerify</text:p>
          </table:table-cell>
        </table:table-row>
      </table:table>
      <text:p text:style-name="P44"/>
      <text:list xml:id="list113653170582265" text:continue-numbering="true" text:style-name="L14">
        <text:list-item>
          <text:p text:style-name="P354">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4"># 5 minuts</text:p>
            <text:p text:style-name="P44">es.caib.portafib.plugins.signatureweb.autofirma.timeoutbase=300</text:p>
          </table:table-cell>
        </table:table-row>
      </table:table>
      <text:p text:style-name="P64"/>
      <text:list xml:id="list113653162096801" text:continue-numbering="true" text:style-name="L14">
        <text:list-item>
          <text:p text:style-name="P374"><text:span text:style-name="T30">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3"/>
      <text:list xml:id="list113654395141589" text:continue-numbering="true" text:style-name="L14">
        <text:list-item>
          <text:p text:style-name="P374">Nou Plugin de Firma Web de FNMT Cloud: Veure el subapartat “Plugin de Firma Web de FNMTCloud” de punt “Implementacions de Plugins o Mòduls de Firma Web” si es vol donar d'alta.</text:p>
        </text:list-item>
      </text:list>
      <text:p text:style-name="P63"/>
      <text:list xml:id="list113654781417093" text:continue-numbering="true" text:style-name="L14">
        <text:list-item>
          <text:p text:style-name="P318"><text:span text:style-name="T19">Nova propietat global d'entitat: </text:span><text:span text:style-name="T14">es.caib.portafib.</text:span><text:span text:style-name="T15">transformpdfa: Nou a la versió 2.0.0 <text:s/>Amb firmes PAdES, si aquest valor es true i el tipus de PDF és PDF/A1 o PDF/A2 o PDF/A3, llavors es transforma el PDF per a que pugui ser adaptat (taula de firmes, ....), però perd la condició de PDF/A <text:s/></text:span><text:span text:style-name="T18">#242</text:span></text:p>
          <text:p text:style-name="P319"/>
        </text:list-item>
        <text:list-item>
          <text:p text:style-name="P320">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1"/>
      <text:list xml:id="list113655071414675" text:continue-numbering="true" text:style-name="L14">
        <text:list-item>
          <text:p text:style-name="P320"><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87"/>
      <text:p text:style-name="P87"/>
      <text:p text:style-name="P87"/>
      <text:h text:style-name="P156" text:outline-level="1"><text:bookmark-start text:name="__RefHeading___Toc1308_4092719216"/>Migració de PortaFIB <text:span text:style-name="T22">2</text:span>.<text:span text:style-name="T22">0</text:span>.<text:span text:style-name="T22">0</text:span> a PortaFIB 2.0.<text:span text:style-name="T22">1</text:span><text:bookmark-end text:name="__RefHeading___Toc1308_4092719216"/></text:h>
      <text:p text:style-name="P37"/>
      <text:h text:style-name="P179" text:outline-level="2"><text:bookmark-start text:name="__RefHeading___Toc1310_4092719216"/>Descripció de Millores<text:bookmark-end text:name="__RefHeading___Toc1310_4092719216"/></text:h>
      <text:list xml:id="list1288148930" text:style-name="L15">
        <text:list-item>
          <text:p text:style-name="P355">Revisar Fitxer changes.log</text:p>
        </text:list-item>
        <text:list-item>
          <text:p text:style-name="P359">Ja es permet la Firma de Documents PDF/A de qualsevol tipus</text:p>
        </text:list-item>
        <text:list-item>
          <text:p text:style-name="P359">Ja es fa qualsevol firma sense necessitat d’adaptar el document PDF abans. </text:p>
        </text:list-item>
      </text:list>
      <text:h text:style-name="P185" text:outline-level="2"><text:bookmark-start text:name="__RefHeading___Toc1312_4092719216"/>Sistemes<text:bookmark-end text:name="__RefHeading___Toc1312_4092719216"/></text:h>
      <text:list xml:id="list4211650633" text:style-name="L16">
        <text:list-item>
          <text:p text:style-name="P361">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48"/>
      <text:h text:style-name="P186" text:outline-level="2"><text:bookmark-start text:name="__RefHeading___Toc1314_4092719216"/>BBDD<text:bookmark-end text:name="__RefHeading___Toc1314_4092719216"/></text:h>
      <text:list xml:id="list113654221175733" text:continue-numbering="true" text:style-name="L16">
        <text:list-item>
          <text:p text:style-name="P362">Afegir nous tipus Documentals #274</text:p>
        </text:list-item>
        <text:list-item>
          <text:p text:style-name="P361">Nou camp de Petició de Firma anomenat origendepeticiodefirma.</text:p>
        </text:list-item>
      </text:list>
      <text:p text:style-name="P45"/>
      <text:h text:style-name="P182" text:outline-level="2"><text:bookmark-start text:name="__RefHeading___Toc1316_4092719216"/><text:span text:style-name="T24">D</text:span>esenvolupador <text:span text:style-name="T26">i Compilador de EAR</text:span><text:bookmark-end text:name="__RefHeading___Toc1316_4092719216"/></text:h>
      <text:list text:style-name="L17">
        <text:list-item>
          <text:p text:style-name="P395">Documentar API Firma Asincrona Simple #273</text:p>
        </text:list-item>
        <text:list-item>
          <text:p text:style-name="P321">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23">Esborrar la llibreria afirma-crypto-pdf del repositori local maven: esborrar la carpeta [HOME]\.m2\repository\es\gob\afirma\afirma-crypto-pdf\3.3.2-SNAPSHOT.</text:p>
        </text:list-item>
      </text:list>
      <text:p text:style-name="P87"/>
      <text:h text:style-name="P183" text:outline-level="2"><text:bookmark-start text:name="__RefHeading___Toc1318_4092719216"/><text:soft-page-break/>Canvis Configuració Web<text:bookmark-end text:name="__RefHeading___Toc1318_4092719216"/></text:h>
      <text:p text:style-name="P87"/>
      <text:h text:style-name="P262" text:outline-level="3">Administrador</text:h>
      <text:list text:style-name="L18">
        <text:list-item>
          <text:p text:style-name="P322">Nova propietat global associada a l'API Rest External Signature "es.caib.portafib.<text:span text:style-name="T25">portafiburlforexternalsignatures": Opcional. Requerida si és fa ús de l'API Rest de ExternalSignature per informar a usuaris de terceres aplicacions </text:span>de la ruta <text:s/>arrel de <text:span text:style-name="T25">PortaFIB</text:span></text:p>
        </text:list-item>
        <text:list-item>
          <text:p text:style-name="P324">Nova opció de Menú "Consulta Propietats de Sistema" que serveix per consultar les Propietats de Sistema de PortaFIB i veure quines són Desconegudes o Obsoletes.</text:p>
        </text:list-item>
        <text:list-item>
          <text:p text:style-name="P325">Revisar l'opció de menú "Gestió de Propietats Globals" <text:span text:style-name="T27">ja que se li ha incorporat una nova columna que indica les Propietats </text:span>Desconegudes o Obsoletes.</text:p>
        </text:list-item>
        <text:list-item>
          <text:p text:style-name="P327">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28"/>
        </text:list-item>
      </text:list>
      <text:p text:style-name="P35"/>
      <text:h text:style-name="P252" text:outline-level="3">Administrador Entitat</text:h>
      <text:list xml:id="list727519123" text:style-name="L19">
        <text:list-item>
          <text:p text:style-name="P329">Esborrades les propietats es.caib.portafib.transformpdfa i <text:s/>es.caib.portafib.forcecleanpdf</text:p>
        </text:list-item>
        <text:list-item>
          <text:p text:style-name="P332">Afegides estadistiques de Número de Firmes realitzades.</text:p>
        </text:list-item>
        <text:list-item>
          <text:p text:style-name="P329">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26">Revisar l'opció de menú "Gestió de Propietats d’Entitat" <text:span text:style-name="T28">ja que se li ha incorporat una nova columna que indica les Propietats </text:span>Desconegudes o Obsoletes.</text:p>
        </text:list-item>
        <text:list-item>
          <text:p text:style-name="P332">Nova opció de menú "Bitàcola de Peticions de Firma", per consultar <text:span text:style-name="T29">bitàcoles</text:span> de peticions esborrades i <text:span text:style-name="T29">bitàcoles</text:span> d'un dia en concret.</text:p>
        </text:list-item>
        <text:list-item>
          <text:p text:style-name="P335">Noves polítiques de Custòdia <text:s/>per Usuari Entitat, Usuari Aplicació i Entitat:</text:p>
          <text:list>
            <text:list-item>
              <text:p text:style-name="P333"><text:span text:style-name="T29">Usar la Política</text:span> <text:span text:style-name="T29">de </text:span>Cust<text:span text:style-name="T29">ò</text:span>dia <text:span text:style-name="T29">d</text:span>efinida <text:span text:style-name="T29">en l’entitat. (Només per Usuari-Entitat i Usuari Aplicació)</text:span></text:p>
            </text:list-item>
            <text:list-item>
              <text:p text:style-name="P332"><text:span text:style-name="T29">Política</text:span> Cust<text:span text:style-name="T29">ò</text:span>dia No Permetre: <text:span text:style-name="T29">No permet custòdia</text:span></text:p>
            </text:list-item>
            <text:list-item>
              <text:p text:style-name="P334"><text:span text:style-name="T29">Política</text:span> Cust<text:span text:style-name="T29">ò</text:span>dia Obligatori Plantilla <text:span text:style-name="T29">d</text:span>efinida <text:span text:style-name="T29">a continuació</text:span>: Obligatori Plantilla <text:span text:style-name="T29">elegida e</text:span>n Entitat, Usuari-Entitat <text:s/><text:span text:style-name="T29">o</text:span> Usuari-Aplicació.</text:p>
            </text:list-item>
            <text:list-item>
              <text:p text:style-name="P332"><text:span text:style-name="T29">Política</text:span> Cust<text:span text:style-name="T29">ò</text:span>dia Sense Custodia <text:span text:style-name="T29">o Política</text:span> <text:span text:style-name="T29">d</text:span>efinida <text:span text:style-name="T29">e</text:span>n <text:span text:style-name="T29">e</text:span>ntitat <text:span text:style-name="T29">p</text:span>er <text:span text:style-name="T29">d</text:span>efecte <text:span text:style-name="T29">a</text:span>ctiu: <text:span text:style-name="T29">Es pot elegir entre no custodiar o elegir el sistema de custòdia definit en l’entitat. Si és el sistema qui ha d’elegir, llavors elegeix la política de custòdia definida en l’entitat.</text:span></text:p>
            </text:list-item>
            <text:list-item>
              <text:p text:style-name="P334"><text:span text:style-name="T29">Política</text:span> Cust<text:span text:style-name="T29">ò</text:span>dia Sense Custodia <text:span text:style-name="T29">o </text:span>Politica <text:span text:style-name="T29">d</text:span>efinida <text:span text:style-name="T29">e</text:span>n Entitat <text:span text:style-name="T29">p</text:span>er <text:span text:style-name="T29">d</text:span>efecte <text:span text:style-name="T29">n</text:span>o <text:span text:style-name="T29">a</text:span>ctiu: <text:span text:style-name="T29">Es pot elegir entre no custodiar o elegir el sistema de custòdia definit en l’entitat. Si és el sistema qui ha d’elegir, llavors elegeix no custodiar.</text:span></text:p>
            </text:list-item>
            <text:list-item>
              <text:p text:style-name="P334"><text:span text:style-name="T29">Política</text:span> Cust<text:span text:style-name="T29">ò</text:span>dia Llibertat Total : Llibertat Total (Selecció, Edició I Us)</text:p>
            </text:list-item>
          </text:list>
        </text:list-item>
        <text:list-item>
          <text:p text:style-name="P336">Del Menú d’Administrador d’Entitat, a les opcions «Peticions de Firma Caducades» i «Peticions de Firma d´un Destinatari» se li han afegit entrades per veure Bitàcola, poder Rebutjar i Esborrar.</text:p>
        </text:list-item>
        <text:list-item>
          <text:p text:style-name="P336"><text:soft-page-break/>Del Menú d’Administrador d’Entitat, <text:span text:style-name="T31">l</text:span>es opcions «Peticions de Firma - WS v1» i «Peticions de Firma - Async Simple v2» <text:span text:style-name="T31">s’han ajuntat en una de sola i </text:span>se li han afegit entrades per poder Rebutjar <text:span text:style-name="T31">i d’altres accions.</text:span></text:p>
        </text:list-item>
        <text:list-item>
          <text:p text:style-name="P337"><text:span text:style-name="T31">En </text:span>el Menú d’Administrador d’Entitat, <text:span text:style-name="T31">s’han afegit dues opcions de Menú: «Consulta les Peticions de Firma» i «</text:span>Gestionar les Peticions de Firma».</text:p>
        </text:list-item>
      </text:list>
      <text:p text:style-name="P82"/>
      <text:h text:style-name="P157" text:outline-level="1"><text:bookmark-start text:name="__RefHeading___Toc1320_4092719216"/>Migració de PortaFIB <text:span text:style-name="T22">2</text:span>.<text:span text:style-name="T22">0</text:span>.<text:span text:style-name="T32">1</text:span> a PortaFIB 2.0.<text:span text:style-name="T32">2</text:span><text:bookmark-end text:name="__RefHeading___Toc1320_4092719216"/></text:h>
      <text:p text:style-name="P38"/>
      <text:h text:style-name="P180" text:outline-level="2"><text:bookmark-start text:name="__RefHeading___Toc1322_4092719216"/>Descripció de Millores<text:bookmark-end text:name="__RefHeading___Toc1322_4092719216"/></text:h>
      <text:list xml:id="list113655156274287" text:continue-list="list1288148930" text:style-name="L15">
        <text:list-item>
          <text:p text:style-name="P356">Revisar Fitxer changes.log</text:p>
        </text:list-item>
        <text:list-item>
          <text:p text:style-name="P360"><text:span text:style-name="T35">Canvis Principals</text:span><text:span text:style-name="T34"> </text:span></text:p>
          <text:list>
            <text:list-item>
              <text:p text:style-name="P397"><text:span text:style-name="T53">Firmes </text:span>XADES/CADES.</text:p>
            </text:list-item>
            <text:list-item>
              <text:p text:style-name="P397">Unificació autenticació usuaris aplicació.</text:p>
            </text:list-item>
            <text:list-item>
              <text:p text:style-name="P397">Bitàcola millorada.</text:p>
            </text:list-item>
            <text:list-item>
              <text:p text:style-name="P397">....</text:p>
            </text:list-item>
          </text:list>
        </text:list-item>
      </text:list>
      <text:h text:style-name="P187" text:outline-level="2"><text:bookmark-start text:name="__RefHeading___Toc1324_4092719216"/>BBDD<text:bookmark-end text:name="__RefHeading___Toc1324_4092719216"/></text:h>
      <text:list text:style-name="L20">
        <text:list-item>
          <text:p text:style-name="P398">C<text:span text:style-name="T32">anvis importants a l’estructura de les dades de la bitàcola. #325</text:span></text:p>
        </text:list-item>
        <text:list-item>
          <text:p text:style-name="P363">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64">Eliminar dependència de NotificacioWS respecte PeticioDeFirma #332 </text:p>
        </text:list-item>
        <text:list-item>
          <text:p text:style-name="P365">Nous camps a pfi_firma: Usuaris externs puguin firmar #162 </text:p>
        </text:list-item>
      </text:list>
      <text:p text:style-name="P39"/>
      <text:h text:style-name="P184" text:outline-level="2"><text:bookmark-start text:name="__RefHeading___Toc1326_4092719216"/><text:span text:style-name="T24">D</text:span>esenvolupador <text:span text:style-name="T26">i Compilador de EAR</text:span><text:bookmark-end text:name="__RefHeading___Toc1326_4092719216"/></text:h>
      <text:list text:style-name="L21">
        <text:list-item>
          <text:p text:style-name="P396">Els mètodes relaconats amb afegir i llevar rols d’usuari aplicació exposats mitjançant l’api de Web Services V1 llancen una excepció d’operació no suportada. També el camp de contrasenya s’ignora en cas que es fixi.</text:p>
        </text:list-item>
      </text:list>
      <text:p text:style-name="P89"/>
      <text:h text:style-name="P184" text:outline-level="2"><text:bookmark-start text:name="__RefHeading___Toc1328_4092719216"/>Canvis Configuració Web<text:bookmark-end text:name="__RefHeading___Toc1328_4092719216"/></text:h>
      <text:p text:style-name="P88"/>
      <text:h text:style-name="P263" text:outline-level="3"><text:soft-page-break/>Administrador</text:h>
      <text:list text:style-name="L22">
        <text:list-item>
          <text:p text:style-name="P338">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2"/>
      <text:h text:style-name="P253" text:outline-level="3">Administrador Entitat</text:h>
      <text:list text:style-name="L23">
        <text:list-item>
          <text:p text:style-name="P339">Només en entorns diferents a la CAIB, des de l’opció «Gestió d’usuaris aplicació» ja no <text:span text:style-name="T51">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44"><text:span text:style-name="T17">L’</text:span><text:span text:style-name="T16">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3"/>
      <text:h text:style-name="P158" text:outline-level="1"><text:bookmark-start text:name="__RefHeading___Toc1330_4092719216"/>Migració de PortaFIB <text:span text:style-name="T22">2</text:span>.<text:span text:style-name="T22">0</text:span>.<text:span text:style-name="T54">2</text:span> a PortaFIB 2.0.<text:span text:style-name="T54">3</text:span><text:bookmark-end text:name="__RefHeading___Toc1330_4092719216"/></text:h>
      <text:p text:style-name="P40"/>
      <text:h text:style-name="P201" text:outline-level="2"><text:bookmark-start text:name="__RefHeading___Toc1332_4092719216"/>Administrador<text:bookmark-end text:name="__RefHeading___Toc1332_4092719216"/></text:h>
      <text:list xml:id="list3004966112" text:style-name="L24">
        <text:list-item>
          <text:p text:style-name="P366">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49"/>
      <text:h text:style-name="P159" text:outline-level="1"><text:bookmark-start text:name="__RefHeading___Toc1334_4092719216"/>Migració de PortaFIB <text:span text:style-name="T22">2</text:span>.<text:span text:style-name="T22">0</text:span>.<text:span text:style-name="T55">3</text:span> a PortaFIB 2.0.<text:span text:style-name="T55">4</text:span><text:bookmark-end text:name="__RefHeading___Toc1334_4092719216"/></text:h>
      <text:p text:style-name="P41"/>
      <text:h text:style-name="P188" text:outline-level="2"><text:bookmark-start text:name="__RefHeading___Toc1336_4092719216"/>BBDD<text:bookmark-end text:name="__RefHeading___Toc1336_4092719216"/></text:h>
      <text:list xml:id="list113654852527176" text:continue-numbering="true" text:style-name="L24">
        <text:list-item>
          <text:p text:style-name="P377"><text:span text:style-name="T3">Executar els scripts corresponents. Neteja de Traduccions orfes. </text:span>Canvi nomenclatura fitxers sql #397</text:p>
          <text:p text:style-name="P367"/>
        </text:list-item>
      </text:list>
      <text:h text:style-name="P160" text:outline-level="1"><text:bookmark-start text:name="__RefHeading___Toc1391_2986059641"/>Migració de PortaFIB <text:span text:style-name="T22">2</text:span>.<text:span text:style-name="T22">0</text:span>.<text:span text:style-name="T56">4</text:span> a PortaFIB 2.0.<text:span text:style-name="T56">5</text:span><text:bookmark-end text:name="__RefHeading___Toc1391_2986059641"/></text:h>
      <text:p text:style-name="P42"/>
      <text:h text:style-name="P204" text:outline-level="2"><text:bookmark-start text:name="__RefHeading___Toc1336_40927192161"/>D<text:span text:style-name="T56">escripció de millores</text:span><text:bookmark-end text:name="__RefHeading___Toc1336_40927192161"/></text:h>
      <text:list xml:id="list113654069658436" text:continue-numbering="true" text:style-name="L24">
        <text:list-item>
          <text:p text:style-name="P399">C<text:span text:style-name="T56">orreccions menors (revisar fitxer changes.log). No cal fer cap actuació per la migració.</text:span></text:p>
        </text:list-item>
      </text:list>
      <text:h text:style-name="P161" text:outline-level="1"><text:bookmark-start text:name="__RefHeading___Toc8119_3948905278"/><text:soft-page-break/>Migració de PortaFIB <text:span text:style-name="T22">2</text:span>.<text:span text:style-name="T22">0</text:span>.<text:span text:style-name="T57">5</text:span> a PortaFIB 2.0.<text:span text:style-name="T57">6</text:span><text:bookmark-end text:name="__RefHeading___Toc8119_3948905278"/></text:h>
      <text:p text:style-name="P43"/>
      <text:h text:style-name="P205" text:outline-level="2"><text:bookmark-start text:name="__RefHeading___Toc1336_409271921611"/>D<text:span text:style-name="T56">escripció de millores</text:span><text:bookmark-end text:name="__RefHeading___Toc1336_409271921611"/></text:h>
      <text:list xml:id="list113654641476269" text:continue-numbering="true" text:style-name="L24">
        <text:list-item>
          <text:p text:style-name="P400">C<text:span text:style-name="T56">orreccions i noves funcionalitats (revisar fitxer changes.log)</text:span></text:p>
        </text:list-item>
      </text:list>
      <text:p text:style-name="P51"/>
      <text:h text:style-name="P218" text:outline-level="2"><text:bookmark-start text:name="__RefHeading___Toc8121_3948905278"/>Administrador<text:bookmark-end text:name="__RefHeading___Toc8121_3948905278"/></text:h>
      <text:list text:style-name="L25">
        <text:list-item>
          <text:p text:style-name="P368">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0"/>
      <text:h text:style-name="P219" text:outline-level="2"><text:bookmark-start text:name="__RefHeading___Toc1497_311552705"/>Administrador <text:span text:style-name="T58">d’Entitat</text:span><text:bookmark-end text:name="__RefHeading___Toc1497_311552705"/></text:h>
      <text:list text:style-name="L26">
        <text:list-item>
          <text:p text:style-name="P369">Nou llistat de les firmes pendents de Usuaris Externs. Permet modificar el correu electrònic i poder reenviar l'avís de Firma Pendent</text:p>
        </text:list-item>
      </text:list>
      <text:p text:style-name="P50"/>
      <text:h text:style-name="P218" text:outline-level="2"><text:bookmark-start text:name="__RefNumPara__1420_555839826"/><text:bookmark-start text:name="__RefHeading___Toc8123_3948905278"/>Desenvolupador<text:bookmark-end text:name="__RefNumPara__1420_555839826"/><text:bookmark-end text:name="__RefHeading___Toc8123_3948905278"/></text:h>
      <text:list text:style-name="L27">
        <text:list-item>
          <text:p text:style-name="P378"><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59"/>
      <text:h text:style-name="P162" text:outline-level="1"><text:bookmark-start text:name="__RefHeading___Toc1557_618817177"/>Migració de PortaFIB <text:span text:style-name="T22">2</text:span>.<text:span text:style-name="T22">0</text:span>.<text:span text:style-name="T59">6</text:span> a PortaFIB 2.0.<text:span text:style-name="T59">7</text:span><text:bookmark-end text:name="__RefHeading___Toc1557_618817177"/></text:h>
      <text:p text:style-name="P52"/>
      <text:h text:style-name="P206" text:outline-level="2"><text:bookmark-start text:name="__RefHeading___Toc1559_618817177"/>D<text:span text:style-name="T56">escripció de millores</text:span><text:bookmark-end text:name="__RefHeading___Toc1559_618817177"/></text:h>
      <text:list xml:id="list113653922690858" text:continue-list="list113654641476269" text:style-name="L24">
        <text:list-item>
          <text:p text:style-name="P401">C<text:span text:style-name="T56">orreccions i millores (revisar fitxer changes.log)</text:span></text:p>
        </text:list-item>
      </text:list>
      <text:p text:style-name="P113"/>
      <text:h text:style-name="P241" text:outline-level="2"><text:bookmark-start text:name="__RefHeading___Toc1561_618817177"/>Desenvolupador<text:bookmark-end text:name="__RefHeading___Toc1561_618817177"/></text:h>
      <text:p text:style-name="P92">Quan s’empri l’API de WebServices V1, per enviar peticions de firma, el valor de l’element «segellatDeTemps» de la Petició només es tendrà en compte quan la política de segellat de temps sigui opcional. </text:p>
      <text:p text:style-name="P93"><text:span text:style-name="T59">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59">està fixada a «Tothom emprarà segell de temps», la firma es generarà amb segell de temps independentment de si a la peticició s’ha indicat «segellatDeTemps» amb valor «false».</text:span></text:p>
      <text:p text:style-name="P52"/>
      <text:h text:style-name="P163" text:outline-level="1"><text:bookmark-start text:name="__RefHeading___Toc1563_618817177"/>Migració de PortaFIB <text:span text:style-name="T22">2</text:span>.<text:span text:style-name="T22">0</text:span>.<text:span text:style-name="T60">7</text:span> a PortaFIB 2.0.<text:span text:style-name="T60">8</text:span><text:bookmark-end text:name="__RefHeading___Toc1563_618817177"/></text:h>
      <text:p text:style-name="P53"/>
      <text:h text:style-name="P207" text:outline-level="2"><text:bookmark-start text:name="__RefHeading___Toc1565_618817177"/>D<text:span text:style-name="T56">escripció de millores</text:span><text:bookmark-end text:name="__RefHeading___Toc1565_618817177"/></text:h>
      <text:list xml:id="list253134992" text:style-name="L28">
        <text:list-item>
          <text:p text:style-name="P379"><text:span text:style-name="T37">C</text:span><text:span text:style-name="T38">orreccions i millores (revisar fitxer changes.log)</text:span></text:p>
        </text:list-item>
      </text:list>
      <text:p text:style-name="P114"/>
      <text:p text:style-name="P52"/>
      <text:h text:style-name="P220" text:outline-level="2"><text:bookmark-start text:name="__RefHeading___Toc1567_618817177"/>Canvis Configuració Web<text:bookmark-end text:name="__RefHeading___Toc1567_618817177"/></text:h>
      <text:list xml:id="list113653184803225" text:continue-numbering="true" text:style-name="L28">
        <text:list-item>
          <text:p text:style-name="P453"><text:span text:style-name="T38">Q</text:span><text:span text:style-name="T36">uan hi hagi <text:s/>errors en un formulari, a dalt apareixerà un avis indicant que en alguna part del formulari hi ha algun error.</text:span></text:p>
        </text:list-item>
        <text:list-item>
          <text:p text:style-name="P402">S’ha adaptat la pantalla de llistat de peticions del destinatari per a que es visualitzi correctament en un dispositiu mòbil.</text:p>
        </text:list-item>
        <text:list-item>
          <text:p text:style-name="P402">En els flux de firmes (també en el plantilles), es permet afegir Usuaris-Externs</text:p>
        </text:list-item>
      </text:list>
      <text:p text:style-name="P115"/>
      <text:p text:style-name="P115"/>
      <text:p text:style-name="P54"/>
      <text:h text:style-name="P164" text:outline-level="1"><text:bookmark-start text:name="__RefHeading___Toc1563_6188171771"/>Migració de PortaFIB <text:span text:style-name="T22">2</text:span>.<text:span text:style-name="T22">0</text:span>.<text:span text:style-name="T61">8</text:span> a PortaFIB 2.0.<text:span text:style-name="T61">9</text:span><text:bookmark-end text:name="__RefHeading___Toc1563_6188171771"/></text:h>
      <text:p text:style-name="P54"/>
      <text:h text:style-name="P208" text:outline-level="2"><text:bookmark-start text:name="__RefHeading___Toc1565_6188171771"/>D<text:span text:style-name="T56">escripció de millores</text:span><text:bookmark-end text:name="__RefHeading___Toc1565_6188171771"/></text:h>
      <text:list xml:id="list113654301567681" text:continue-numbering="true" text:style-name="L28">
        <text:list-item>
          <text:p text:style-name="P380"><text:span text:style-name="T37">C</text:span><text:span text:style-name="T38">orreccions i millores (revisar fitxer changes.log)</text:span></text:p>
        </text:list-item>
      </text:list>
      <text:p text:style-name="P54"/>
      <text:h text:style-name="P221" text:outline-level="2"><text:bookmark-start text:name="__RefHeading___Toc1567_6188171771"/>Canvis Configuració Web<text:bookmark-end text:name="__RefHeading___Toc1567_6188171771"/></text:h>
      <text:p text:style-name="P117"/>
      <text:h text:style-name="P254" text:outline-level="3">Administrador Entitat</text:h>
      <text:p text:style-name="P84"/>
      <text:list xml:id="list113653652247172" text:continue-list="list727519123" text:style-name="L19">
        <text:list-item>
          <text:p text:style-name="P330">Nova Propietat es.caib.portafib.<text:span text:style-name="T62">maxpeticiotitlelength</text:span>: Opcional. Per defecte <text:span text:style-name="T62">0</text:span>. <text:span text:style-name="T62">Als llistats de petició de firma es pot configurar per evitar que un nom massa llarg ocupi varies línies si el valor està fixat #147</text:span></text:p>
        </text:list-item>
        <text:list-item>
          <text:p text:style-name="P340">Per evitar problemes que s’han donat en que la fallada de la generació de bitàcoles faci tirar enrera la transacció en curs, si es produeix un problema durant al generació d’aquesta es realitzarà el corresponent <text:span text:style-name="T63">log</text:span>, però no es tirarà enrera la transacció. </text:p>
          <text:p text:style-name="P341"/>
        </text:list-item>
      </text:list>
      <text:p text:style-name="P116"><text:soft-page-break/></text:p>
      <text:h text:style-name="P242" text:outline-level="2"><text:bookmark-start text:name="__RefHeading___Toc1830_1681360825"/>Desenvolupador<text:bookmark-end text:name="__RefHeading___Toc1830_1681360825"/></text:h>
      <text:h text:style-name="P264" text:outline-level="3">API WS/SOAP de Passarela </text:h>
      <text:p text:style-name="P96">No existia cap restrició amb l’identificador <text:span text:style-name="T63">&lt;signaturesSetID&gt;</text:span><text:span text:style-name="T65"> quan s’envia una sol·litud d’inici de transacció amb l’API WS/SOAP de Passarela. </text:span></text:p>
      <text:p text:style-name="P102">Per requeriments de la generació de bitàcola, s’ha introduir una limitació de que aquest identificador ha de tenir com a màxim 100 caràcters. L’API retorna ara un error de validació si aquest identificador supera aquest límit.</text:p>
      <text:p text:style-name="P96"><text:span text:style-name="T65">També s’han afegit comprovacions de validació pels camps </text:span><text:span text:style-name="T63">&lt;expiryDate&gt;</text:span><text:span text:style-name="T65"> </text:span><text:span text:style-name="T66">i </text:span><text:span text:style-name="T64">&lt;languageUI&gt;</text:span><text:span text:style-name="T66"> (dins </text:span><text:span text:style-name="T64">&lt;commonInfoSignature&gt;</text:span><text:span text:style-name="T66">), atés que tot i que fins ara no estaven designats com obligatoris, el procés de firma fallava si aquests no estaven definits.</text:span></text:p>
      <text:h text:style-name="P189" text:outline-level="2"><text:bookmark-start text:name="__RefHeading___Toc1832_1681360825"/>BBDD<text:bookmark-end text:name="__RefHeading___Toc1832_1681360825"/></text:h>
      <text:p text:style-name="P97"><text:span text:style-name="T7">S’</text:span><text:span text:style-name="T2">han d’executar els scripts corresponents referents a l’esquema i a les dades.</text:span></text:p>
      <text:h text:style-name="P265" text:outline-level="3">Dades</text:h>
      <text:list text:style-name="L29">
        <text:list-item>
          <text:p text:style-name="P454">Creació de la nova propietat de configuració «es.caib.portafib.maxpeticiotitlelength»</text:p>
        </text:list-item>
      </text:list>
      <text:h text:style-name="P265" text:outline-level="3">Esquema</text:h>
      <text:list text:style-name="L30">
        <text:list-item>
          <text:p text:style-name="P456"><text:span text:style-name="T43">Creació</text:span><text:span text:style-name="T71"> d’indexos per consultes de bitàcola i notificacions (s’inclouen les sentències per esborrar índexos creats provisionalment abans de la release definitiva d’aquesta versió)</text:span></text:p>
        </text:list-item>
        <text:list-item>
          <text:p text:style-name="P455">Modificació de longitud de l’identificador d’objecte de la bitàcola</text:p>
        </text:list-item>
      </text:list>
      <text:p text:style-name="P94"/>
      <text:h text:style-name="P165" text:outline-level="1"><text:bookmark-start text:name="__RefHeading___Toc1834_1681360825"/>Migració de PortaFIB <text:span text:style-name="T22">2</text:span>.<text:span text:style-name="T22">0</text:span>.<text:span text:style-name="T72">9</text:span> a PortaFIB 2.<text:span text:style-name="T72">0.10</text:span><text:bookmark-end text:name="__RefHeading___Toc1834_1681360825"/></text:h>
      <text:h text:style-name="P209" text:outline-level="2"><text:bookmark-start text:name="__RefHeading___Toc1565_61881717711"/>D<text:span text:style-name="T56">escripció de millores</text:span><text:bookmark-end text:name="__RefHeading___Toc1565_61881717711"/></text:h>
      <text:list xml:id="list113654078591153" text:continue-list="list113654301567681" text:style-name="L28">
        <text:list-item>
          <text:p text:style-name="P381"><text:span text:style-name="T37">C</text:span><text:span text:style-name="T38">orreccions i millores (revisar fitxer changes.log)</text:span></text:p>
        </text:list-item>
      </text:list>
      <text:p text:style-name="P55"/>
      <text:h text:style-name="P222" text:outline-level="2"><text:bookmark-start text:name="__RefHeading___Toc1567_61881717711"/>Canvis Configuració Web<text:bookmark-end text:name="__RefHeading___Toc1567_61881717711"/></text:h>
      <text:h text:style-name="P256" text:outline-level="3">Tots els perfils</text:h>
      <text:list text:style-name="L31">
        <text:list-item>
          <text:p text:style-name="P370">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55" text:outline-level="3"><text:soft-page-break/>Administrador Entitat</text:h>
      <text:p text:style-name="P85"/>
      <text:list xml:id="list2527078283" text:style-name="L32">
        <text:list-item>
          <text:p text:style-name="P331">A <text:span text:style-name="T72">la gestió de notificacions s’ha recuperar l’opció de agrupar per usuari-aplicació</text:span></text:p>
        </text:list-item>
      </text:list>
      <text:p text:style-name="P86"/>
      <text:list xml:id="list113654468973702" text:continue-numbering="true" text:style-name="L32">
        <text:list-item>
          <text:p text:style-name="P342">Al llistat de plantilles de fluxos de firma hi apareix l’identificador de la plantilla</text:p>
        </text:list-item>
      </text:list>
      <text:p text:style-name="P86"/>
      <text:list xml:id="list113653060739209" text:continue-numbering="true" text:style-name="L32">
        <text:list-item>
          <text:p text:style-name="P343">S’han reorganitzat les opcions disponibles de custòdia a nivell d’Entitat / Usuari Entitat / Usuari Aplicació (veure document Guia Opcions Custodia)</text:p>
          <text:p text:style-name="P345"/>
        </text:list-item>
      </text:list>
      <text:h text:style-name="P243" text:outline-level="2"><text:bookmark-start text:name="__RefHeading___Toc1836_1681360825"/>Desenvolupador<text:bookmark-end text:name="__RefHeading___Toc1836_1681360825"/></text:h>
      <text:h text:style-name="P270" text:outline-level="3"><text:span text:style-name="T73">API WS/SOAP </text:span><text:span text:style-name="T11">P</text:span><text:span text:style-name="T12">ortafirmas (Indra)</text:span></text:h>
      <text:p text:style-name="P103"><text:span text:style-name="T66">F</text:span><text:span text:style-name="T65">ins ara les peticions creades amb aquesta API sempre empraven l’algoritma de signatura SHA-1. Ara les peticions agafaren automàticament l’algoritme de firma indicat a la configuració de l’Entitat.</text:span></text:p>
      <text:h text:style-name="P271" text:outline-level="3">API Simple Asíncrona V2</text:h>
      <text:list xml:id="list657787968" text:style-name="L33">
        <text:list-item>
          <text:p text:style-name="P457">S’ha introduït un nou mètode «getOriginalFileOfSignatureRequest» que permet descarregar el fitxer original que es va enviar amb la petició de firma.</text:p>
        </text:list-item>
      </text:list>
      <text:p text:style-name="P104"/>
      <text:list xml:id="list113653154062127" text:continue-numbering="true" text:style-name="L33">
        <text:list-item>
          <text:p text:style-name="P457">Ja no fa falta indicar el «profile» quan l’usuari aplicació només en té un d’assignat.</text:p>
        </text:list-item>
      </text:list>
      <text:h text:style-name="P190" text:outline-level="2"><text:bookmark-start text:name="__RefHeading___Toc1838_1681360825"/>BBDD<text:bookmark-end text:name="__RefHeading___Toc1838_1681360825"/></text:h>
      <text:p text:style-name="P98"><text:span text:style-name="T7">S’</text:span><text:span text:style-name="T2">han d’executar </text:span><text:span text:style-name="T8">l’script</text:span><text:span text:style-name="T2"> corresponent </text:span><text:span text:style-name="T8">que realitza actualitzacions de dades.</text:span></text:p>
      <text:h text:style-name="P266" text:outline-level="3">Dades</text:h>
      <text:list text:style-name="L34">
        <text:list-item>
          <text:p text:style-name="P444">S’<text:span text:style-name="T72">han actualitzat les opcions disponibles de custòdia.</text:span></text:p>
        </text:list-item>
      </text:list>
      <text:p text:style-name="P105"/>
      <text:h text:style-name="P166" text:outline-level="1"><text:bookmark-start text:name="__RefHeading___Toc1953_1572469407"/>Migració de PortaFIB <text:span text:style-name="T22">2</text:span>.<text:span text:style-name="T22">0</text:span>.<text:span text:style-name="T74">10</text:span> a PortaFIB 2.<text:span text:style-name="T72">0.11</text:span><text:bookmark-end text:name="__RefHeading___Toc1953_1572469407"/></text:h>
      <text:h text:style-name="P210" text:outline-level="2"><text:bookmark-start text:name="__RefHeading___Toc1565_618817177111"/>D<text:span text:style-name="T56">escripció de millores</text:span><text:bookmark-end text:name="__RefHeading___Toc1565_618817177111"/></text:h>
      <text:list xml:id="list113654406253115" text:continue-list="list113654078591153" text:style-name="L28">
        <text:list-item>
          <text:p text:style-name="P382"><text:span text:style-name="T37">C</text:span><text:span text:style-name="T38">orreccions i millores (revisar fitxer changes.log)</text:span></text:p>
        </text:list-item>
      </text:list>
      <text:p text:style-name="P56"/>
      <text:h text:style-name="P225" text:outline-level="2"><text:bookmark-start text:name="__RefHeading___Toc1955_1572469407"/>Instal·lació i configuració<text:bookmark-end text:name="__RefHeading___Toc1955_1572469407"/></text:h>
      <text:h text:style-name="P273" text:outline-level="3">Compilació</text:h>
      <text:list text:style-name="L35">
        <text:list-item>
          <text:p text:style-name="P458"><text:span text:style-name="T74">S’ha actualitzat el requisit mínim per la compilació a JDK 7 (el requisit mínim per fer correr l’aplicació continua sent JDK 6). </text:span><text:span text:style-name="T44">Els únics requisits per compilar són JDK 7, Maven 3.2.3 o </text:span><text:soft-page-break/><text:span text:style-name="T44">superior, i f</text:span><text:span text:style-name="T74">ixar la variable d’entorn MAVEN_OPTS amb el valor «-Dhttps.protocols=TLSv1.2».</text:span></text:p>
        </text:list-item>
        <text:list-item>
          <text:p text:style-name="P459">S’ha afegit el profile «-Pback-client-cert» per permetre configurar el mòdul BACK (/portafib) per emprar autenticació tipus CLIENT-CERT</text:p>
        </text:list-item>
      </text:list>
      <text:h text:style-name="P273" text:outline-level="3">Sistema de fitxers</text:h>
      <text:p text:style-name="P134">S’han detectat dos petits problemes que podien provocar que fitxers temporals creats dins la carpeta de fitxers de PortaFIB (ruta definida a «es.caib.portafib.filesdirectory») no s’esborrassin.</text:p>
      <text:p text:style-name="P106">Si existeixen els següents fitxers es poden esborrar:</text:p>
      <text:list text:style-name="L36">
        <text:list-item>
          <text:p text:style-name="P445">Fitxers a l’arrel del directori amb el nom «FitxerAutoritzacioDelegacio_*.pdf»</text:p>
        </text:list-item>
        <text:list-item>
          <text:p text:style-name="P445">Totes les subcarpetes i fitxers de dins la carpeta APIFIRMASIMPLE/WEB</text:p>
        </text:list-item>
      </text:list>
      <text:h text:style-name="P275" text:outline-level="3">Base de dades</text:h>
      <text:list text:style-name="L37">
        <text:list-item>
          <text:p text:style-name="P460">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23" text:outline-level="2"><text:bookmark-start text:name="__RefHeading___Toc1567_618817177111"/>Canvis Configuració Web<text:bookmark-end text:name="__RefHeading___Toc1567_618817177111"/></text:h>
      <text:h text:style-name="P257" text:outline-level="3">Tots els perfils</text:h>
      <text:list text:style-name="L38">
        <text:list-item>
          <text:p text:style-name="P403">A<text:span text:style-name="T74">pareix ara una petita creu a devora el menú d’usuari que permet ocultar-ho o mostrar-ho.</text:span></text:p>
        </text:list-item>
        <text:list-item>
          <text:p text:style-name="P404">S’han racionalitzat les opcions de paginació als llistats que ara mostren les opcions 10, 20, 50 i 100.</text:p>
        </text:list-item>
      </text:list>
      <text:h text:style-name="P244" text:outline-level="2"><text:bookmark-start text:name="__RefHeading___Toc1836_16813608251"/>Desenvolupador<text:bookmark-end text:name="__RefHeading___Toc1836_16813608251"/></text:h>
      <text:h text:style-name="P276" text:outline-level="3"><text:span text:style-name="T73">API </text:span><text:span text:style-name="T11">S</text:span><text:span text:style-name="T13">imple Síncrona Web</text:span></text:h>
      <text:list text:style-name="L39">
        <text:list-item>
          <text:p text:style-name="P461">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72" text:outline-level="3">API Simple Asíncrona V2</text:h>
      <text:list text:style-name="L40">
        <text:list-item>
          <text:p text:style-name="P462"><text:span text:style-name="T72">S’ha </text:span><text:span text:style-name="T45">c</text:span><text:span text:style-name="T46">orregir un error que no permetia emmagatzemar correctament els valors de «expedientName» i «expedientUrl».</text:span></text:p>
        </text:list-item>
      </text:list>
      <text:h text:style-name="P191" text:outline-level="2"><text:bookmark-start text:name="__RefHeading___Toc1838_16813608251"/>BBDD<text:bookmark-end text:name="__RefHeading___Toc1838_16813608251"/></text:h>
      <text:list text:style-name="L41">
        <text:list-item>
          <text:p text:style-name="P386"><text:span text:style-name="T39">N</text:span><text:span text:style-name="T40">o hi ha canvis</text:span></text:p>
        </text:list-item>
      </text:list>
      <text:p text:style-name="P95"/>
      <text:h text:style-name="P167" text:outline-level="1"><text:bookmark-start text:name="__RefHeading___Toc8238_1572469407"/><text:soft-page-break/>Migració de PortaFIB <text:span text:style-name="T22">2</text:span>.<text:span text:style-name="T22">0</text:span>.<text:span text:style-name="T74">11</text:span> a PortaFIB 2.<text:span text:style-name="T72">0.12</text:span><text:bookmark-end text:name="__RefHeading___Toc8238_1572469407"/></text:h>
      <text:h text:style-name="P211" text:outline-level="2"><text:bookmark-start text:name="__RefHeading___Toc1565_6188171771111"/>D<text:span text:style-name="T56">escripció de millores</text:span><text:bookmark-end text:name="__RefHeading___Toc1565_6188171771111"/></text:h>
      <text:list xml:id="list113653756459054" text:continue-list="list113654406253115" text:style-name="L28">
        <text:list-item>
          <text:p text:style-name="P405">Incorporació del nou plugin de firma web cloud ViaFirma Fortress</text:p>
        </text:list-item>
        <text:list-item>
          <text:p text:style-name="P383"><text:span text:style-name="T41">Altres c</text:span><text:span text:style-name="T38">orreccions i millores (revisar fitxer changes.log)</text:span></text:p>
        </text:list-item>
      </text:list>
      <text:p text:style-name="P57"/>
      <text:h text:style-name="P226" text:outline-level="2"><text:bookmark-start text:name="__RefHeading___Toc1955_15724694071"/>Instal·lació i configuració<text:bookmark-end text:name="__RefHeading___Toc1955_15724694071"/></text:h>
      <text:h text:style-name="P274" text:outline-level="3">Compilació</text:h>
      <text:list text:style-name="L42">
        <text:list-item>
          <text:p text:style-name="P463"><text:span text:style-name="T75">S’ha afegit el profile «-P</text:span><text:span text:style-name="T47">fortress</text:span><text:span text:style-name="T75">» </text:span><text:span text:style-name="T47">per incloure dins l’EAR el nou mòdul de firma web ViaFirma Fortress. </text:span></text:p>
        </text:list-item>
      </text:list>
      <text:h text:style-name="P277" text:outline-level="3">Certificats de servidor</text:h>
      <text:list text:style-name="L43">
        <text:list-item>
          <text:p text:style-name="P464">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87" text:outline-level="3">Configuració codificació de caràcters per peticions GET</text:h>
      <text:list text:style-name="L44">
        <text:list-item>
          <text:p text:style-name="P465"><text:span text:style-name="T48">S</text:span><text:span text:style-name="T76">’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36"/>
      <text:h text:style-name="P228" text:outline-level="2"><text:bookmark-start text:name="__RefHeading___Toc8240_1572469407"/>Administració<text:bookmark-end text:name="__RefHeading___Toc8240_1572469407"/></text:h>
      <text:h text:style-name="P288" text:outline-level="3">Nou plugin de firma web ViaFirma Fortress</text:h>
      <text:p text:style-name="P135">Veure el manual específic «Manual_Plugin_ViaFirma-fortress.pdf»</text:p>
      <text:p text:style-name="Text_20_body"/>
      <text:h text:style-name="P224" text:outline-level="2"><text:bookmark-start text:name="__RefHeading___Toc1567_6188171771111"/><text:soft-page-break/>Canvis Configuració Web<text:bookmark-end text:name="__RefHeading___Toc1567_6188171771111"/></text:h>
      <text:h text:style-name="P284" text:outline-level="3">Destinatari</text:h>
      <text:list text:style-name="L45">
        <text:list-item>
          <text:p text:style-name="P407">El destinatari ara té l’opció de seleccionar un conjunt de peticions de firmes i per visualitzar-les una a una en vista completa i triar si les vol signar o no, o si les vol rebutjar. </text:p>
        </text:list-item>
      </text:list>
      <text:h text:style-name="P192" text:outline-level="2"><text:bookmark-start text:name="__RefHeading___Toc1838_168136082511"/>BBDD<text:bookmark-end text:name="__RefHeading___Toc1838_168136082511"/></text:h>
      <text:list text:style-name="L46">
        <text:list-item>
          <text:p text:style-name="P387"><text:span text:style-name="T39">N</text:span><text:span text:style-name="T40">o hi ha canvis</text:span></text:p>
        </text:list-item>
      </text:list>
      <text:p text:style-name="P107"/>
      <text:h text:style-name="P168" text:outline-level="1"><text:bookmark-start text:name="__RefHeading___Toc2213_3519100852"/>Migració de PortaFIB <text:span text:style-name="T22">2</text:span>.<text:span text:style-name="T22">0</text:span>.<text:span text:style-name="T74">12</text:span> a PortaFIB 2.<text:span text:style-name="T72">0.13</text:span><text:bookmark-end text:name="__RefHeading___Toc2213_3519100852"/></text:h>
      <text:h text:style-name="P212" text:outline-level="2"><text:bookmark-start text:name="__RefHeading___Toc1565_61881717711111"/>D<text:span text:style-name="T56">escripció de millores</text:span><text:bookmark-end text:name="__RefHeading___Toc1565_61881717711111"/></text:h>
      <text:list xml:id="list113653091544275" text:continue-list="list113653756459054" text:style-name="L28">
        <text:list-item>
          <text:p text:style-name="P408">Actualitzat el plugin FIRe de la versió 2.1 a 2.3</text:p>
        </text:list-item>
        <text:list-item>
          <text:p text:style-name="P408">Demo d’aplicació Android PortaFIBApp</text:p>
        </text:list-item>
        <text:list-item>
          <text:p text:style-name="P384"><text:span text:style-name="T41">Altres c</text:span><text:span text:style-name="T38">orreccions i millores (revisar fitxer changes.log)</text:span></text:p>
        </text:list-item>
      </text:list>
      <text:p text:style-name="P58"/>
      <text:h text:style-name="P227" text:outline-level="2"><text:bookmark-start text:name="__RefHeading___Toc1955_157246940711"/>Instal·lació i configuració<text:bookmark-end text:name="__RefHeading___Toc1955_157246940711"/></text:h>
      <text:h text:style-name="P289" text:outline-level="3">Actualització plugin FIRe 2.3</text:h>
      <text:list text:style-name="L47">
        <text:list-item>
          <text:p text:style-name="P466">Dins la carpeta «pluginsib-signatureweb/fire/doc» trobareu informació actualitzada de com instal·lar el servei de Demo de FIRe 2.3 per provar el plugin FIRe de PortaFIB.</text:p>
        </text:list-item>
      </text:list>
      <text:h text:style-name="P290" text:outline-level="3">Demo de l’aplicació Android PortaFIBApp</text:h>
      <text:list text:style-name="L48">
        <text:list-item>
          <text:p text:style-name="P468">S’inclou una aplicació Android que permet rebre notificacions quan un usuari (destintari, revisor, col·laborador...) té peticions de firma pendents. Perquè surti un enllaç per descarregar-la, cal fixar la propietat de sistema:</text:p>
          <text:list>
            <text:list-item>
              <text:p text:style-name="P468">es.caib.portafib.androidapk=server</text:p>
            </text:list-item>
          </text:list>
        </text:list-item>
        <text:list-item>
          <text:p text:style-name="P468">Alternativament al valor «server» es pot posar una ruta dins el servidor que es correspongui amb un arxiu «apk» customitzat. Per exemple:</text:p>
          <text:list>
            <text:list-item>
              <text:p text:style-name="P468">es.caib.portafib.androidapk=/portafib/android/app-release.apk</text:p>
            </text:list-item>
          </text:list>
        </text:list-item>
      </text:list>
      <text:p text:style-name="P138"/>
      <text:h text:style-name="P229" text:outline-level="2"><text:bookmark-start text:name="__RefHeading___Toc8240_15724694071"/>Administració<text:bookmark-end text:name="__RefHeading___Toc8240_15724694071"/></text:h>
      <text:h text:style-name="P278" text:outline-level="3">Actualització Plugin FIRe 2.3</text:h>
      <text:list text:style-name="L49">
        <text:list-item>
          <text:p text:style-name="P469">El man<text:span text:style-name="T77">ual d’usuari respecte el plugin de FIRe s’ha corregit i actualitzat pel que fa a la instal·lació del plugin FIRe amb la versió 2.3</text:span></text:p>
        </text:list-item>
      </text:list>
      <text:h text:style-name="P279" text:outline-level="3"><text:soft-page-break/>Propietats dels plugins</text:h>
      <text:list text:style-name="L50">
        <text:list-item>
          <text:p text:style-name="P446">Ara és possible emprar propietats de sistema per definir la configuració dels plugins, i així evitar haver de posar informació sensible <text:span text:style-name="T77">dins el backoffice a «Propietats d’Administrador» </text:span>dins aquests. <text:span text:style-name="T77">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97"><text:span text:style-name="T79">es.caib.portafib.pluginsib.signatureweb.fortress.client_secret=</text:span><text:span text:style-name="T80">[=SP[</text:span><text:span text:style-name="T78">"viafirma_secret"</text:span><text:span text:style-name="T80">]]</text:span></text:p>
            </text:list-item>
          </text:list>
        </text:list-item>
      </text:list>
      <text:p text:style-name="P137"/>
      <text:h text:style-name="P245" text:outline-level="2"><text:bookmark-start text:name="__RefHeading___Toc1567_61881717711111"/>Canvis <text:span text:style-name="T81">aplicació</text:span> <text:span text:style-name="T84">w</text:span>eb<text:bookmark-end text:name="__RefHeading___Toc1567_61881717711111"/></text:h>
      <text:h text:style-name="P285" text:outline-level="3">Destinatari</text:h>
      <text:list text:style-name="L51">
        <text:list-item>
          <text:p text:style-name="P406">El destin<text:span text:style-name="T84">a</text:span>tari ara <text:span text:style-name="T77">veu amb una columna quan la petició de firma té revisors pendents de validar-la, i per tant aquesta no es pot firmar.</text:span></text:p>
        </text:list-item>
      </text:list>
      <text:h text:style-name="P289" text:outline-level="3">Destinataris / Col·laboradors / Delegats / Revisors</text:h>
      <text:list text:style-name="L52">
        <text:list-item>
          <text:p text:style-name="P467">Els destintaris / col·laboradors / delegats / revisors tenen l’opció d’instal·lar una App de Android, que permet rebre notificacions quan tenen peticions de firma pendents.</text:p>
        </text:list-item>
        <text:list-item>
          <text:p text:style-name="P467">Per instal·lar-la cal anar a «servidor»/portafib/common/app.html</text:p>
        </text:list-item>
      </text:list>
      <text:h text:style-name="P193" text:outline-level="2"><text:bookmark-start text:name="__RefHeading___Toc1838_1681360825111"/>BBDD<text:bookmark-end text:name="__RefHeading___Toc1838_1681360825111"/></text:h>
      <text:list text:style-name="L53">
        <text:list-item>
          <text:p text:style-name="P388"><text:span text:style-name="T39">N</text:span><text:span text:style-name="T40">o hi ha canvis</text:span></text:p>
        </text:list-item>
      </text:list>
      <text:h text:style-name="P169" text:outline-level="1"><text:bookmark-start text:name="__RefHeading___Toc2245_267110149"/>Migració de PortaFIB <text:span text:style-name="T22">2</text:span>.<text:span text:style-name="T22">0</text:span>.<text:span text:style-name="T74">13</text:span> a PortaFIB 2.<text:span text:style-name="T72">0.14</text:span><text:bookmark-end text:name="__RefHeading___Toc2245_267110149"/></text:h>
      <text:h text:style-name="P213" text:outline-level="2"><text:bookmark-start text:name="__RefHeading___Toc1565_618817177111111"/>D<text:span text:style-name="T56">escripció de millores</text:span><text:bookmark-end text:name="__RefHeading___Toc1565_618817177111111"/></text:h>
      <text:list xml:id="list113653601760549" text:continue-list="list113653091544275" text:style-name="L28">
        <text:list-item>
          <text:p text:style-name="P409">La firma XADES ja funciona amb el plugin de Autofirma</text:p>
        </text:list-item>
        <text:list-item>
          <text:p text:style-name="P385"><text:span text:style-name="T41">Altres c</text:span><text:span text:style-name="T38">orreccions i millores (revisar fitxer changes.log)</text:span></text:p>
        </text:list-item>
      </text:list>
      <text:h text:style-name="P230" text:outline-level="2"><text:bookmark-start text:name="__RefHeading___Toc8240_157246940711"/>Administració<text:bookmark-end text:name="__RefHeading___Toc8240_157246940711"/></text:h>
      <text:h text:style-name="P280" text:outline-level="3">Plugins de firma</text:h>
      <text:list text:style-name="L54">
        <text:list-item>
          <text:p text:style-name="P447">La realització de firmes XADES ja funciona correctament amb el plugin d’Autofirma, per tant si s’estava emprant circumstancialment el plugin de miniapplet per realitzar firmes XADES, aquest ja no és necessari.</text:p>
        </text:list-item>
      </text:list>
      <text:h text:style-name="P194" text:outline-level="2"><text:bookmark-start text:name="__RefHeading___Toc1838_16813608251111"/>BBDD<text:bookmark-end text:name="__RefHeading___Toc1838_16813608251111"/></text:h>
      <text:list xml:id="list4240902875" text:style-name="L55">
        <text:list-item>
          <text:p text:style-name="P389"><text:span text:style-name="T39">N</text:span><text:span text:style-name="T40">o hi ha canvis</text:span></text:p>
        </text:list-item>
      </text:list>
      <text:p text:style-name="P108"/>
      <text:p text:style-name="P139"/>
      <text:h text:style-name="P170" text:outline-level="1"><text:bookmark-start text:name="__RefHeading___Toc6117_687635339"/><text:soft-page-break/>Migració de PortaFIB <text:span text:style-name="T22">2</text:span>.<text:span text:style-name="T22">0</text:span>.<text:span text:style-name="T74">14</text:span> a PortaFIB 2.<text:span text:style-name="T72">0.15</text:span><text:bookmark-end text:name="__RefHeading___Toc6117_687635339"/></text:h>
      <text:h text:style-name="P214" text:outline-level="2"><text:bookmark-start text:name="__RefHeading___Toc1565_6188171771111112"/>D<text:span text:style-name="T56">escripció de millores</text:span><text:bookmark-end text:name="__RefHeading___Toc1565_6188171771111112"/></text:h>
      <text:list xml:id="list113654568873476" text:continue-list="list113653601760549" text:style-name="L28">
        <text:list-item>
          <text:p text:style-name="P410">Es millora la informació de la vista completa del destin<text:span text:style-name="T86">a</text:span>tari que pot visualitzar i validar les firmes prèvies que pugui tenir el document.</text:p>
        </text:list-item>
        <text:list-item>
          <text:p text:style-name="P415">Les firmes pendents de que un revisor les validi no apareixeran com a firmes pendents al destinatari.</text:p>
        </text:list-item>
        <text:list-item>
          <text:p text:style-name="P416">S’afegeixen nous mètodes d’utilitat a les API REST</text:p>
        </text:list-item>
        <text:list-item>
          <text:p text:style-name="P417">S’han reorganitzat les dependències sobre les llibreries criptogràfiques (BouncyCastle) per eliminar duplicitats.</text:p>
        </text:list-item>
        <text:list-item>
          <text:p text:style-name="P411"><text:span text:style-name="T87">Altres c</text:span><text:span text:style-name="T56">orreccions i millores (revisar fitxer changes.log)</text:span></text:p>
        </text:list-item>
      </text:list>
      <text:h text:style-name="P231" text:outline-level="2"><text:bookmark-start text:name="__RefHeading___Toc8240_1572469407112"/>Administració<text:bookmark-end text:name="__RefHeading___Toc8240_1572469407112"/></text:h>
      <text:h text:style-name="P291" text:outline-level="3">Instal·lació</text:h>
      <text:p text:style-name="P140">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40">Per eliminar aquesta duplicitat, s’ha optat per afegir el requisit de la instal·lació d’aquestes llibreries dins el JDK i eliminar-la de dins l’aplicació.</text:p>
      <text:p text:style-name="P140">Dins el manual d’instal·lació s’ha afegit un nou punt «2.2 Configurar JDK» que conté les passes necessaries:</text:p>
      <text:list text:style-name="L56">
        <text:list-item>
          <text:p text:style-name="P470">Instal·lar les «Java Cryptography Extension (JCE) Unlimited Strength Jurisdiction Policy Files» dins el directori «jre/lib/security»</text:p>
        </text:list-item>
        <text:list-item>
          <text:p text:style-name="P470">Instal·lar les llibreries «Bouncy Castle» dins «jre/lib/ext» i registrar el «provider» dins «jre/lib/security/java.security»</text:p>
        </text:list-item>
      </text:list>
      <text:p text:style-name="P140">Veure l’apartat 2.2 del manual d’instal·lació per el detall de les passes a realitzar.</text:p>
      <text:h text:style-name="P291" text:outline-level="3">Configuració</text:h>
      <text:list xml:id="list113653977337759" text:continue-list="list113654568873476" text:style-name="L28">
        <text:list-item>
          <text:p text:style-name="P416">Dins la configuració d’un Usuari-Aplicació ja no és obligatori especificar una URL de Callback quan és selecciona «No callback» a la versió de Callback.</text:p>
        </text:list-item>
      </text:list>
      <text:h text:style-name="P235" text:outline-level="2"><text:bookmark-start text:name="__RefHeading___Toc8240_15724694071123"/>Desenvolupador<text:bookmark-end text:name="__RefHeading___Toc8240_15724694071123"/></text:h>
      <text:list xml:id="list113653457275469" text:continue-numbering="true" text:style-name="L28">
        <text:list-item>
          <text:p text:style-name="P418">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18">API Firma Simple</text:p>
                        </text:list-item>
                        <text:list-item>
                          <text:p text:style-name="P418">API Plantilla Flux Simple</text:p>
                        </text:list-item>
                      </text:list>
                    </text:list-item>
                  </text:list>
                </text:list-item>
              </text:list>
            </text:list-item>
          </text:list>
        </text:list-item>
        <text:list-item>
          <text:p text:style-name="P416"><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95" text:outline-level="2"><text:bookmark-start text:name="__RefHeading___Toc2392_1105684645"/>BBDD<text:bookmark-end text:name="__RefHeading___Toc2392_1105684645"/></text:h>
      <text:p text:style-name="P99"><text:span text:style-name="T7">S’</text:span><text:span text:style-name="T2">han d’executar els scripts corresponents referents a l’esquema:</text:span></text:p>
      <text:list text:style-name="L57">
        <text:list-item>
          <text:p text:style-name="P371">portafib_update_from_2.0.14_to_2.0.15_schema.sql</text:p>
        </text:list-item>
      </text:list>
      <text:h text:style-name="P267" text:outline-level="3">Esquema</text:h>
      <text:list text:style-name="L58">
        <text:list-item>
          <text:p text:style-name="P419">El camp CallbackURL de la configuració d’un usuari aplicació ara pot ser null. A nivell d’aplicació és controla que només pot ser null quan s’indica «No callback» a la versió del protocol de callback.</text:p>
        </text:list-item>
      </text:list>
      <text:p text:style-name="P118"/>
      <text:h text:style-name="P171" text:outline-level="1"><text:bookmark-start text:name="__RefHeading___Toc22450_1105684645"/>Migració de PortaFIB <text:span text:style-name="T22">2</text:span>.<text:span text:style-name="T22">0</text:span>.<text:span text:style-name="T74">1</text:span><text:span text:style-name="T88">5</text:span> a PortaFIB 2.<text:span text:style-name="T72">0.1</text:span><text:span text:style-name="T88">6</text:span><text:bookmark-end text:name="__RefHeading___Toc22450_1105684645"/></text:h>
      <text:h text:style-name="P215" text:outline-level="2"><text:bookmark-start text:name="__RefHeading___Toc1565_61881717711111121"/>D<text:span text:style-name="T56">escripció de millores</text:span><text:bookmark-end text:name="__RefHeading___Toc1565_61881717711111121"/></text:h>
      <text:list xml:id="list113653864671861" text:continue-list="list113653457275469" text:style-name="L28">
        <text:list-item>
          <text:p text:style-name="P420">Diverses millores de rendiment de l’aplicació en general, dels plugins de firma, així com els clients REST.</text:p>
        </text:list-item>
        <text:list-item>
          <text:p text:style-name="P424">Noves opcions de configuració als plugin de firma web de FIRe, SIA , així com al plugin de firma en servidor de @firma federat.</text:p>
        </text:list-item>
        <text:list-item>
          <text:p text:style-name="P426">Ara es permet que el comportament per defecte de l’Entitat sigui no validar firmes, encara que es defineixi plugin de validació de firmes.</text:p>
        </text:list-item>
        <text:list-item>
          <text:p text:style-name="P412"><text:span text:style-name="T87">Altres c</text:span><text:span text:style-name="T56">orreccions i millores (revisar fitxer changes.log)</text:span></text:p>
        </text:list-item>
      </text:list>
      <text:h text:style-name="P232" text:outline-level="2"><text:bookmark-start text:name="__RefHeading___Toc8240_15724694071121"/>Administració<text:bookmark-end text:name="__RefHeading___Toc8240_15724694071121"/></text:h>
      <text:h text:style-name="P281" text:outline-level="3">Entitat</text:h>
      <text:p text:style-name="P141"><text:span text:style-name="T33">S</text:span>i a la configuració de firma d’un Usuari Aplicació es <text:span text:style-name="T33">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41">Ara s’ha afegit un nou camp a l’entitat «validar firmes», que indica si la validació de firma a nivell d’Entitat ha d’estar activa o no, independentment de la configuració del plugin de validació de firma.</text:p>
      <text:p text:style-name="P141">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41">Per compatiblitat, el valor inicial d’aquest nou camp «validar firma» serà vertader si el plugin de validació està definit, i fals en cas contrari.</text:p>
      <text:p text:style-name="P30"/>
      <text:h text:style-name="P281" text:outline-level="3"><text:soft-page-break/>Plugin de firma web FIRe</text:h>
      <text:p text:style-name="P119">S’afegeixen les següents propietats de configuració relacionades amb el cache de certificats d’usuaris:</text:p>
      <text:list xml:id="list4227884849" text:style-name="L59">
        <text:list-item>
          <text:p text:style-name="P427">[BASE].fire.cacheMaxEntries. Nombre màxim d’entrades al cache. Valor per defecte 1000. </text:p>
        </text:list-item>
        <text:list-item>
          <text:p text:style-name="P346">[BASE].fire.cacheMaxTimeToLive. Temps màxim que durarà una entrada al cache en segons. Valor per defecte 900 (15 minuts).</text:p>
        </text:list-item>
      </text:list>
      <text:p text:style-name="P125">Més informació sobre aquestes propietat al Manual d’usuari, secció 4.10.2.6 Plugin de Firma Web FIRe.</text:p>
      <text:h text:style-name="P292" text:outline-level="3">Plugin de firma web SIA</text:h>
      <text:p text:style-name="P119">S’afegeixen les següents propietats de configuració relacionades amb el cache de certificats d’usuaris, anàlogues a les del plugin FIRe:</text:p>
      <text:list xml:id="list113653246995690" text:continue-numbering="true" text:style-name="L59">
        <text:list-item>
          <text:p text:style-name="P427">[BASE].miniappletinserversia.cacheMaxEntries. Nombre màxim d’entrades al cache. Valor per defecte 1000. </text:p>
        </text:list-item>
        <text:list-item>
          <text:p text:style-name="P346">[BASE].miniappletinserversia.cacheMaxTimeToLive. Temps màxim que durarà una entrada al cache en segons. Valor per defecte 900 (15 minuts).</text:p>
        </text:list-item>
      </text:list>
      <text:p text:style-name="P125">També s’afegeix una nova propietat que permet ometre la pàgina de selecció de certificat d’usuari si aquest només en té un:</text:p>
      <text:list text:style-name="L60">
        <text:list-item>
          <text:p text:style-name="P347">[BASE].miniappletinserversia.skip_certificate_selection. Valor per defecte, false.</text:p>
        </text:list-item>
      </text:list>
      <text:p text:style-name="P125">Més informació sobre aquestes propietats <text:s/>al Manual d’usuari, secció 4.10.2.3 Plugin de Firma en Servidor SIA.</text:p>
      <text:h text:style-name="P292" text:outline-level="3">Plugin de Firma en Servidor @firma Federat</text:h>
      <text:p text:style-name="P142">S’afegeixen les següents propietats de configuració al plugin:</text:p>
      <text:list text:style-name="L61">
        <text:list-item>
          <text:p text:style-name="P472">[BASE].afirmaserver.maxSignConcurrency. Nombre màxim de peticions de firma concurrents. Per defecte 100.</text:p>
        </text:list-item>
        <text:list-item>
          <text:p text:style-name="P471"><text:span text:style-name="T90">[BASE].afirmaserver.max</text:span><text:span text:style-name="T49">Upgrade</text:span><text:span text:style-name="T90">Concurrency. Nombre màxim de peticions de upgrade de firma concurrents. Per defecte 100.</text:span></text:p>
        </text:list-item>
      </text:list>
      <text:p text:style-name="P125">Més informació sobre aquestes propietat al Manual d’usuari, secció 4.11.1.2 Plugin de Firma en Servidor @firma Federat.</text:p>
      <text:h text:style-name="P236" text:outline-level="2"><text:bookmark-start text:name="__RefHeading___Toc8240_157246940711231"/>Desenvolupador<text:bookmark-end text:name="__RefHeading___Toc8240_157246940711231"/></text:h>
      <text:list xml:id="list113654119124290" text:continue-list="list113653864671861" text:style-name="L28">
        <text:list-item>
          <text:p text:style-name="P420">S’ha millorat el rendiment dels clients REST que fins ara inicialitzaven qualcunes estructures internes per cada petició. Per emprar les noves versions cal actualitzar les dependències <text:span text:style-name="T89">amb les versions següents segons el client que s’empri</text:span>:</text:p>
          <text:list>
            <text:list-item>
              <text:p text:style-name="P420"><text:s text:c="4"/>apisib-jerseycore -&gt; 1.0.2</text:p>
            </text:list-item>
            <text:list-item>
              <text:p text:style-name="P420"><text:s text:c="4"/>apiplantillafluxsimple-jersey -&gt; 1.0.2</text:p>
            </text:list-item>
            <text:list-item>
              <text:p text:style-name="P420"><text:s text:c="4"/>apifirmasimple-jersey -&gt; 1.0.2</text:p>
            </text:list-item>
            <text:list-item>
              <text:p text:style-name="P420"><text:s text:c="4"/>apifirmaasyncsimple-jersey -&gt; 2.0.2</text:p>
            </text:list-item>
            <text:list-item>
              <text:p text:style-name="P420"><text:s text:c="4"/>portafib-externalsignaturerest-jersey -&gt; 1.0.2</text:p>
            </text:list-item>
          </text:list>
        </text:list-item>
      </text:list>
      <text:h text:style-name="P196" text:outline-level="2"><text:bookmark-start text:name="__RefHeading___Toc2392_11056846451"/><text:soft-page-break/>BBDD<text:bookmark-end text:name="__RefHeading___Toc2392_11056846451"/></text:h>
      <text:p text:style-name="P100"><text:span text:style-name="T7">S’</text:span><text:span text:style-name="T2">han d’executar els scripts corresponents referents a l’esquema:</text:span></text:p>
      <text:list text:style-name="L62">
        <text:list-item>
          <text:p text:style-name="P372">portafib_update_from_2.0.1<text:span text:style-name="T88">5</text:span>_to_2.0.1<text:span text:style-name="T88">6</text:span>_schema.sql</text:p>
        </text:list-item>
      </text:list>
      <text:h text:style-name="P268" text:outline-level="3">Esquema</text:h>
      <text:list text:style-name="L63">
        <text:list-item>
          <text:p text:style-name="P422">Es modifiquen dos indexos per millorar el rendiment de la consulta de peticions de firma.</text:p>
        </text:list-item>
        <text:list-item>
          <text:p text:style-name="P422">S’afegeix un camp a l’Entitat per permetre activar/desactivar la validació de firmes independentment de la definició del plugin de validació de firmes.</text:p>
        </text:list-item>
      </text:list>
      <text:p text:style-name="P118"/>
      <text:h text:style-name="P172" text:outline-level="1"><text:bookmark-start text:name="__RefHeading___Toc22450_11056846451"/>Migració de PortaFIB <text:span text:style-name="T22">2</text:span>.<text:span text:style-name="T22">0</text:span>.<text:span text:style-name="T74">1</text:span><text:span text:style-name="T91">6</text:span> a PortaFIB 2.<text:span text:style-name="T72">0.1</text:span><text:span text:style-name="T91">7</text:span><text:bookmark-end text:name="__RefHeading___Toc22450_11056846451"/></text:h>
      <text:h text:style-name="P238" text:outline-level="2"><text:bookmark-start text:name="__RefHeading___Toc1565_618817177111111211"/><text:span text:style-name="T67">D</text:span><text:span text:style-name="T68">escripció de millores</text:span><text:bookmark-end text:name="__RefHeading___Toc1565_618817177111111211"/></text:h>
      <text:list xml:id="list113654027238895" text:continue-list="list113654119124290" text:style-name="L28">
        <text:list-item>
          <text:p text:style-name="P428">Nou sistema de notificacions de callback <text:span text:style-name="T93">mitjançant coes </text:span><text:span text:style-name="T94">amb múltiples consumidors, </text:span><text:span text:style-name="T97">per entorns amb molta càrrega de notificacions a aplicacions.</text:span></text:p>
        </text:list-item>
        <text:list-item>
          <text:p text:style-name="P425">Noves opcions de configuració <text:span text:style-name="T92">de timeouts </text:span>al plugin de firm<text:span text:style-name="T92">a</text:span> en servidor de @firma federat.</text:p>
        </text:list-item>
        <text:list-item>
          <text:p text:style-name="P413"><text:span text:style-name="T87">Altres c</text:span><text:span text:style-name="T56">orreccions i millores (revisar fitxer changes.log)</text:span></text:p>
        </text:list-item>
      </text:list>
      <text:h text:style-name="P247" text:outline-level="2"><text:bookmark-start text:name="__RefHeading___Toc21772_1729028130"/>Instal·lació i configuració<text:bookmark-end text:name="__RefHeading___Toc21772_1729028130"/></text:h>
      <text:h text:style-name="P294" text:outline-level="3">Activació de sistema de callback mitjançant coes.</text:h>
      <text:p text:style-name="P144">S’ha afegit una propietat de sistema que permet activar un nou sistema de notificaci<text:span text:style-name="T94">ons de callback</text:span> que funciona mitjançant una coa <text:span text:style-name="T94">amb múltiples consumidors</text:span>. Aquesta propietat, que val «false» per defecte, té el nom «es.caib.portafib.notificacions.queue», i es pot <text:span text:style-name="T33">activar definint-la amb el valor «true»</text:span> dins el fitxer de propietats de sistema «portafib-properties-service.xml» de dins el directori de deploy (per més informació sobre les propietats de sistema, revisar l’apartat 2.4.2.1 <text:span text:style-name="T33">del Manual d’Instal·lació)</text:span></text:p>
      <text:h text:style-name="P295" text:outline-level="3">Configuració de JMS</text:h>
      <text:p text:style-name="P128">Encara que no s’activi el nou sistema de notificacions cal definir les coes emprades dins el JBoss per què, encara que no s’emprin hi ha components dins PortaFIB que hi fan referència i, <text:span text:style-name="T97">encara que l’aplicació funcionaria correctament, </text:span>es generarien <text:span text:style-name="T97">missatges d’error constants </text:span>dins el log del JBoss. Es suficient copiar el fitxer «scripts/config/portafib-notificacionsqueue-service.xml» a dins el directori de deploy.</text:p>
      <text:p text:style-name="P128">En el cas que sí és vulgui emprar el nou sistema, cal tenir en compte que la configuració per defecte de JBoss empra un modul de missatgeria que no està recomanat per emprar en producció. Dins el Manual d’Instal·lació, apartat 2.4.<text:span text:style-name="T95">3 Configurar Coes JMS</text:span> s’ha reescrit per tal de plantejar les dues alter<text:span text:style-name="T95">natives a aquesta limitació de JBoss, que bàsicament són les següents:</text:span></text:p>
      <text:list text:style-name="L64">
        <text:list-item>
          <text:p text:style-name="P448"><text:soft-page-break/>Configurar <text:span text:style-name="T96">JBoss Messaging </text:span>perquè empri una base de dades diferent a la base de dades interna que du per defecte. Requereix de crear una base de dades adhoc pel servidor d’aplicacions JBoss (independent de la de PortaFIB). </text:p>
        </text:list-item>
        <text:list-item>
          <text:p text:style-name="P448">Configurar el mòdul de missatgeria «HornetQ» per JBoss. <text:span text:style-name="T96">JBoss proporciona una instal·lador que substitueix la implementació per defecte de JMS JBoss Messaging per el «HornetQ» un sistema més potent i escalable. Empra el sistema de fitxers com a persistència.</text:span></text:p>
        </text:list-item>
      </text:list>
      <text:p text:style-name="P129">Dins l’apartat 2.4.3 del Manual d’Instal·lació s’indica com fer les dues operacions: substituir la base de dades emprada per JBoss Messaging o instal·lar HornetQ. </text:p>
      <text:p text:style-name="P129">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97">tal com s’indica a l’apartat 2.4.3 del Manual d’Instal·lació.</text:span></text:p>
      <text:h text:style-name="P295" text:outline-level="3">Configuració del DataSource</text:h>
      <text:p text:style-name="P145">Si s’activa el nou sistema de notificacions mitjançant coes concurrent, cal tenir en compte que es crearan fins a 15 <text:span text:style-name="T50">consumidors</text:span> que empraran connexions a la base de dades durant la seva execució. Per això cal augmentar el nombre de connexions de base de dades dins el datasource de la base de dades de PortaFIB.</text:p>
      <text:p text:style-name="P145">Si el nombre base de connexions necessàries determina el nombre de peticions (tant d’usuaris com d’aplicacions) concurrents que es calculi que es vol suportar, a aquesta quantitat cal afegir 15 connexions. <text:span text:style-name="T33">Es recomana al manco fixar en 30 el valor de «&lt;max-pool-size&gt;» dins el datasource.</text:span></text:p>
      <text:h text:style-name="P233" text:outline-level="2"><text:bookmark-start text:name="__RefHeading___Toc8240_157246940711211"/>Administració<text:bookmark-end text:name="__RefHeading___Toc8240_157246940711211"/></text:h>
      <text:h text:style-name="P282" text:outline-level="3">Notificacions</text:h>
      <text:p text:style-name="P126">Si s’activa el nou sistema de notificacions de callback cal tenir en compte les següents peculiaritats quan s’accedeix a la pàgina de gestió de les notificacions per part de l’Administrador:</text:p>
      <text:list text:style-name="L65">
        <text:list-item>
          <text:p text:style-name="P449">Les notificacions <text:span text:style-name="T93">s’esborraran en el moment que s’introdueixen a la coa (no en el moment en que s’ha efectuat la notificació)</text:span></text:p>
        </text:list-item>
        <text:list-item>
          <text:p text:style-name="P450">El nombre de reintents i el temps de separació entre reintents no estarà gestionat per les propietats de configuració sinó per la configuració de la coa</text:p>
        </text:list-item>
        <text:list-item>
          <text:p text:style-name="P450">Si s’arriba al nombre de reintents definits a la coa sense poder fer la notificació, aquesta <text:span text:style-name="T94">e</text:span>s recrearà dins el llistat de notificacions pendents en estat bloquejat.</text:p>
        </text:list-item>
      </text:list>
      <text:p text:style-name="P127">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293" text:outline-level="3">Plugin de Firma en Servidor @firma Federat</text:h>
      <text:p text:style-name="P143">S’afegeixen les següents propietats de configuració al plugin <text:span text:style-name="T91">per permetre configurar timeouts</text:span>:</text:p>
      <text:list text:style-name="L66">
        <text:list-item>
          <text:p text:style-name="P473">[BASE].afirmaserver.connectTimeout. Temps màxim d’espera en mil·lisegons per connectar al servidor @firma. <text:span text:style-name="T91">Per defecte 20000 (20 segons)</text:span></text:p>
        </text:list-item>
        <text:list-item>
          <text:p text:style-name="P474"><text:soft-page-break/><text:span text:style-name="T90">[BASE].afirmaserver.readTimeout. Temps màxim d’espera en mil·lisegons per rebre una resposta del servidor @firma. </text:span><text:span text:style-name="T91">Per defecte 20000 (20 segons)</text:span></text:p>
        </text:list-item>
      </text:list>
      <text:p text:style-name="P120"><text:span text:style-name="T69">Més informació sobre </text:span><text:span text:style-name="T70">les propietats d’aquest plugin al </text:span><text:span text:style-name="T69">Manual d’usuari, secció 4.11.1.2 Plugin de Firma en Servidor @firma Federat.</text:span></text:p>
      <text:h text:style-name="P197" text:outline-level="2"><text:bookmark-start text:name="__RefHeading___Toc2392_110568464511"/>BBDD<text:bookmark-end text:name="__RefHeading___Toc2392_110568464511"/></text:h>
      <text:list xml:id="list113654628721312" text:continue-list="list4240902875" text:style-name="L55">
        <text:list-item>
          <text:p text:style-name="P315">No hi ha canvis</text:p>
        </text:list-item>
      </text:list>
      <text:p text:style-name="Standard"/>
      <text:h text:style-name="P173" text:outline-level="1"><text:bookmark-start text:name="__RefHeading___Toc28882_1037548927"/>Migració de PortaFIB <text:span text:style-name="T22">2</text:span>.<text:span text:style-name="T22">0</text:span>.<text:span text:style-name="T74">1</text:span><text:span text:style-name="T98">7</text:span> a PortaFIB 2.<text:span text:style-name="T72">0.1</text:span><text:span text:style-name="T98">8</text:span><text:bookmark-end text:name="__RefHeading___Toc28882_1037548927"/></text:h>
      <text:h text:style-name="P216" text:outline-level="2"><text:bookmark-start text:name="__RefHeading___Toc1565_618817177111111212"/>D<text:span text:style-name="T56">escripció de millores</text:span><text:bookmark-end text:name="__RefHeading___Toc1565_618817177111111212"/></text:h>
      <text:list xml:id="list113655069088595" text:continue-list="list113654027238895" text:style-name="L28">
        <text:list-item>
          <text:p text:style-name="P429">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29">A la vista completa d’una petició de firma ara es visualitzen també les firmes prèvies dels annexos.</text:p>
        </text:list-item>
        <text:list-item>
          <text:p text:style-name="P429">S’han afegit les variables d’utilitat «tamanyFitxer» i «mimeFitxer» per poder emprar dins les expressions <text:span text:style-name="T100">de les condicions </text:span>dels perfils <text:span text:style-name="T100">de firma </text:span>per seleccionar configuració de firma.</text:p>
        </text:list-item>
        <text:list-item>
          <text:p text:style-name="P429">S’han realitzat diverses correccions de seguretat</text:p>
        </text:list-item>
        <text:list-item>
          <text:p text:style-name="P414"><text:span text:style-name="T87">Altres c</text:span><text:span text:style-name="T56">orreccions i millores (revisar fitxer changes.log)</text:span></text:p>
        </text:list-item>
      </text:list>
      <text:p text:style-name="P121"/>
      <text:h text:style-name="P234" text:outline-level="2"><text:bookmark-start text:name="__RefHeading___Toc8240_157246940711212"/>Administració<text:bookmark-end text:name="__RefHeading___Toc8240_157246940711212"/></text:h>
      <text:h text:style-name="P283" text:outline-level="3">Usuaris amb el nou rol «tothom»</text:h>
      <text:p text:style-name="P146">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46">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99">No podran en canvi, designar col·laboradors ni delegats.</text:span></text:p>
      <text:h text:style-name="P296" text:outline-level="3">Creació automàtica d’usuaris per part dels Usuaris Aplicació</text:h>
      <text:p text:style-name="P130">Quan un usuari es dona d’alta al sistema d’autenticació, abans de que pugui ser destinatari d’una petició de signatura és necessari que prèviament aquest usuari s’insereixi a dins PortaFIB. </text:p>
      <text:p text:style-name="P130">Hi ha diversos mecanismes per realitzar això:</text:p>
      <text:list text:style-name="L67">
        <text:list-item>
          <text:p text:style-name="P451">Per part de l’Administrador d’Entitat a l’ «Alta de persones» introduint el nom d’usuari o NIF de l’usuari i afegint-lo a l’entitat.</text:p>
        </text:list-item>
        <text:list-item>
          <text:p text:style-name="P451"><text:soft-page-break/>Si està habilitat, la primera vegada que un usuari accedeix a PortaFIB pot registrar-se.</text:p>
        </text:list-item>
        <text:list-item>
          <text:p text:style-name="P451">Amb un procediment automatitzat dins el sistema d’autenticació que quan a un usuari se li assigna el rol «PFI_USER» automàticament mitjançant un mecanisme semblant a un trigger aquest s’insereix dins la base de dades de PortaFIB <text:span text:style-name="T101">(veure punt 6.5 del manual d’instal·lació)</text:span></text:p>
        </text:list-item>
      </text:list>
      <text:p text:style-name="P131">Ara s’afegeix un nou mecanisme: </text:p>
      <text:list text:style-name="L68">
        <text:list-item>
          <text:p text:style-name="P452">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452">L’aplicació empri l’API REST Asíncrona simple</text:p>
            </text:list-item>
            <text:list-item>
              <text:p text:style-name="P452">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452">es.caib.portafib.plugins.userinformation.database.email_column</text:p>
                </text:list-item>
                <text:list-item>
                  <text:p text:style-name="P452">es.caib.portafib.plugins.userinformation.ldap.attribute.mail</text:p>
                </text:list-item>
              </text:list>
            </text:list-item>
          </text:list>
        </text:list-item>
      </text:list>
      <text:p text:style-name="P130"/>
      <text:h text:style-name="P296" text:outline-level="3">Expressions per seleccionar configuració de firma</text:h>
      <text:p text:style-name="P147">A les expressions «freemarker» explicades al punt 6.2.3 del Manual d’Usuari, Condions perfil <text:s/>de firma, s’afegeixen les següents variables <text:span text:style-name="T33">comunes per facilitar la seva escriptura:</text:span></text:p>
      <text:p text:style-name="P133"><text:s text:c="4"/>• tamanyFitxer (long) nombre de bytes del fitxer a signar</text:p>
      <text:p text:style-name="P133"><text:s text:c="4"/>• mimeFitxer (String) tipus mime (application/pdf, text/xml, ...) del fitxer a signar</text:p>
      <text:h text:style-name="P248" text:outline-level="2"><text:bookmark-start text:name="__RefHeading___Toc28901_1037548927"/>Destinataris<text:bookmark-end text:name="__RefHeading___Toc28901_1037548927"/></text:h>
      <text:p text:style-name="P148">Ara, a la vista completa d’una petició de signatura apareix el panell amb les firmes prèvies del document just davall del botó per seleccionar entre el fitxer principal i els annexos, atès que les firmes prèvies apareixen per cadascun dels documents.</text:p>
      <text:p text:style-name="P132">Quan es pitja el botó de «validar» es realitza la validació del document principal i també dels annexos.</text:p>
      <text:h text:style-name="P198" text:outline-level="2"><text:bookmark-start text:name="__RefHeading___Toc2392_110568464512"/>BBDD<text:bookmark-end text:name="__RefHeading___Toc2392_110568464512"/></text:h>
      <text:p text:style-name="P101"><text:span text:style-name="T7">S’</text:span><text:span text:style-name="T2">han d’executar els scripts corresponents referents a l’esquema:</text:span></text:p>
      <text:list text:style-name="L69">
        <text:list-item>
          <text:p text:style-name="P373">portafib_update_from_2.0.1<text:span text:style-name="T98">7</text:span>_to_2.0.1<text:span text:style-name="T98">8</text:span>_schema.sql</text:p>
        </text:list-item>
      </text:list>
      <text:h text:style-name="P269" text:outline-level="3">Esquema</text:h>
      <text:list text:style-name="L70">
        <text:list-item>
          <text:p text:style-name="P423">S’afegeix un camp a<text:span text:style-name="T98">ls Usuaris Aplicació per </text:span><text:span text:style-name="T100">la implementació de la funcionalitat «Permetre crear destinataris»</text:span></text:p>
        </text:list-item>
      </text:list>
      <text:h text:style-name="P174" text:outline-level="1"><text:bookmark-start text:name="__RefHeading___Toc2942_479388113"/><text:soft-page-break/>Migració de PortaFIB <text:span text:style-name="T22">2</text:span>.<text:span text:style-name="T22">0</text:span>.<text:span text:style-name="T74">1</text:span><text:span text:style-name="T102">8</text:span> a PortaFIB 2.<text:span text:style-name="T72">0.1</text:span><text:span text:style-name="T102">9</text:span><text:bookmark-end text:name="__RefHeading___Toc2942_479388113"/></text:h>
      <text:h text:style-name="P217" text:outline-level="2"><text:bookmark-start text:name="__RefHeading___Toc1565_6188171771111112121"/>D<text:span text:style-name="T56">escripció de millores</text:span><text:bookmark-end text:name="__RefHeading___Toc1565_6188171771111112121"/></text:h>
      <text:list xml:id="list113654027552106" text:continue-list="list113655069088595" text:style-name="L28">
        <text:list-item>
          <text:p text:style-name="P430">Quan es crea una petició de firma amb l’API simple síncrona es pot indicar que el certificat signant ha de ser de representant d’un determinat CIF. Si la validació de NIF està activa es validarà tant el NIF com el CIF</text:p>
        </text:list-item>
        <text:list-item>
          <text:p text:style-name="P430">S’ha corregit la visualització de la informació dels certificats de representat de Camerfirma</text:p>
        </text:list-item>
        <text:list-item>
          <text:p text:style-name="P430">Altres correccions menors (revisar fitxer changes.log)</text:p>
        </text:list-item>
      </text:list>
      <text:p text:style-name="P122"/>
      <text:h text:style-name="P237" text:outline-level="2"><text:bookmark-start text:name="__RefHeading___Toc2944_479388113"/>Desenvolupador<text:bookmark-end text:name="__RefHeading___Toc2944_479388113"/></text:h>
      <text:list xml:id="list113654419315542" text:continue-numbering="true" text:style-name="L28">
        <text:list-item>
          <text:p text:style-name="P430">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30">Per emprar aquesta nova funcionalitat cal actualitzar la versió de la llibreria client:</text:p>
          <text:list>
            <text:list-item>
              <text:p text:style-name="P421"><text:s text:c="4"/>apifirmasimple-jersey -&gt; 1.0.<text:span text:style-name="T102">3</text:span></text:p>
            </text:list-item>
          </text:list>
        </text:list-item>
      </text:list>
      <text:h text:style-name="P199" text:outline-level="2"><text:bookmark-start text:name="__RefHeading___Toc2392_1105684645121"/>BBDD<text:bookmark-end text:name="__RefHeading___Toc2392_1105684645121"/></text:h>
      <text:list text:style-name="L71">
        <text:list-item>
          <text:p text:style-name="P432">No hi ha canvis</text:p>
        </text:list-item>
      </text:list>
      <text:p text:style-name="P109"/>
      <text:h text:style-name="P175" text:outline-level="1"><text:bookmark-start text:name="__RefHeading___Toc2977_3394231892"/>Migració de PortaFIB <text:span text:style-name="T22">2</text:span>.<text:span text:style-name="T22">0</text:span>.<text:span text:style-name="T74">1</text:span><text:span text:style-name="T103">9</text:span> a PortaFIB 2.<text:span text:style-name="T72">0.</text:span><text:span text:style-name="T103">20</text:span><text:bookmark-end text:name="__RefHeading___Toc2977_3394231892"/></text:h>
      <text:h text:style-name="P239" text:outline-level="2"><text:bookmark-start text:name="__RefHeading___Toc1565_61881717711111121211"/><text:span text:style-name="T67">D</text:span><text:span text:style-name="T68">escripció de millores</text:span><text:bookmark-end text:name="__RefHeading___Toc1565_61881717711111121211"/></text:h>
      <text:list xml:id="list113654050464581" text:continue-list="list113654419315542" text:style-name="L28">
        <text:list-item>
          <text:p text:style-name="P434">Els administradors no rebran els correus automàtics de l’ «Agent CAIB» si no tenen activat «Rebre tots els avisos» a la configuració d’usuari.</text:p>
        </text:list-item>
        <text:list-item>
          <text:p text:style-name="P434">Diverses millores a la visualització dels fluxs de firmes</text:p>
        </text:list-item>
        <text:list-item>
          <text:p text:style-name="P434">Diverses correccions a la gestió dels fitltres de certificats</text:p>
        </text:list-item>
        <text:list-item>
          <text:p text:style-name="P434">Als llistats escapar correctament qualcuns camps que poden contenir tags i que podien provocar, per exemple, que la bitàcola no es mostras correctament.</text:p>
        </text:list-item>
        <text:list-item>
          <text:p text:style-name="P431"><text:span text:style-name="T103">Altres millores i </text:span>correccions menors (revisar fitxer changes.log)</text:p>
        </text:list-item>
      </text:list>
      <text:h text:style-name="P200" text:outline-level="2"><text:bookmark-start text:name="__RefHeading___Toc2392_11056846451211"/>BBDD<text:bookmark-end text:name="__RefHeading___Toc2392_11056846451211"/></text:h>
      <text:list text:style-name="L72">
        <text:list-item>
          <text:p text:style-name="P433">No hi ha canvis</text:p>
        </text:list-item>
      </text:list>
      <text:p text:style-name="P111"/>
      <text:p text:style-name="P111"/>
      <text:p text:style-name="P110"><text:soft-page-break/></text:p>
      <text:h text:style-name="P176" text:outline-level="1"><text:bookmark-start text:name="__RefHeading___Toc2977_33942318921"/>Migració de PortaFIB <text:span text:style-name="T22">2</text:span>.<text:span text:style-name="T22">0</text:span>.<text:span text:style-name="T106">20</text:span> a PortaFIB 2.<text:span text:style-name="T105">2.</text:span><text:span text:style-name="T110">0</text:span><text:bookmark-end text:name="__RefHeading___Toc2977_33942318921"/></text:h>
      <text:h text:style-name="P240" text:outline-level="2"><text:bookmark-start text:name="__RefHeading___Toc1565_618817177111111212111"/><text:span text:style-name="T67">D</text:span><text:span text:style-name="T68">escripció de millores</text:span><text:bookmark-end text:name="__RefHeading___Toc1565_618817177111111212111"/></text:h>
      <text:list xml:id="list2983562502" text:style-name="L73">
        <text:list-item>
          <text:p text:style-name="P435">Suport JBoss 7 i JDK 11</text:p>
        </text:list-item>
        <text:list-item>
          <text:p text:style-name="P435">API Interna de Revisors</text:p>
        </text:list-item>
        <text:list-item>
          <text:p text:style-name="P435">Eliminació de Coes JBoss a PortaFIB</text:p>
        </text:list-item>
        <text:list-item>
          <text:p text:style-name="P435">Adaptació per Plugin de Firma No Criptogràfica</text:p>
        </text:list-item>
        <text:list-item>
          <text:p text:style-name="P435"><text:span text:style-name="T109">A</text:span>daptació web (Bootstrap 4.0 i icones fontawesome)</text:p>
        </text:list-item>
      </text:list>
      <text:h text:style-name="P202" text:outline-level="2"><text:bookmark-start text:name="__RefHeading___Toc3016_2215732302"/>Sistemes<text:bookmark-end text:name="__RefHeading___Toc3016_2215732302"/></text:h>
      <text:p text:style-name="P60"/>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08">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08">xxxxxxxxxxxxxxxxxxxxxxxxx</text:span>&lt;/credential&gt;<text:line-break/> <text:s text:c="11"/>&lt;/secure-deployment&gt;<text:line-break/> <text:s text:c="7"/>&lt;/subsystem&gt;</text:p>
          </table:table-cell>
        </table:table-row>
      </table:table>
      <text:p text:style-name="P60"/>
      <text:p text:style-name="P60"/>
      <text:p text:style-name="P60"/>
      <text:h text:style-name="P286" text:outline-level="3">KeyCloak</text:h>
      <text:p text:style-name="P34">« Falta afegir tot lo de Keycloak »</text:p>
      <text:p text:style-name="P60"/>
      <text:h text:style-name="P286" text:outline-level="3"><text:soft-page-break/>DataSource</text:h>
      <text:p text:style-name="P34">«Nou format de DataSource»</text:p>
      <text:p text:style-name="P151"><text:span text:style-name="T9">«</text:span><text:span text:style-name="T42">Afegir Configuració dins standalone.xml</text:span><text:span text:style-name="T9">»</text:span></text:p>
      <text:p text:style-name="P34"/>
      <text:h text:style-name="P258" text:outline-level="3"><text:bookmark-start text:name="__RefHeading___Toc2392_110568464512111"/>BBDD<text:bookmark-end text:name="__RefHeading___Toc2392_110568464512111"/></text:h>
      <text:list xml:id="list2631401663" text:style-name="L74">
        <text:list-item>
          <text:p text:style-name="P436">S’ha<text:span text:style-name="T109">n</text:span> de crear les seqüències <text:span text:style-name="T109">executant aquest script : /scripts/bbdd/2.2/[SGBD]/portafib_update_from_2.0.x_to_2.2.0_schema.sql</text:span></text:p>
        </text:list-item>
      </text:list>
      <text:p text:style-name="P123"/>
      <text:p text:style-name="P123"/>
      <text:p text:style-name="P123"/>
      <text:p text:style-name="P112"/>
      <text:h text:style-name="P177" text:outline-level="1"><text:bookmark-start text:name="__RefHeading___Toc2977_33942318921 Copy 1"/>Migració de PortaFIB <text:span text:style-name="T22">2</text:span>.<text:span text:style-name="T111">2.</text:span><text:span text:style-name="T107">x</text:span> a PortaFIB <text:span text:style-name="T111">3</text:span>.<text:span text:style-name="T111">0</text:span><text:span text:style-name="T105">.</text:span><text:span text:style-name="T110">0</text:span><text:bookmark-end text:name="__RefHeading___Toc2977_33942318921 Copy 1"/></text:h>
      <text:h text:style-name="P246" text:outline-level="2"><text:bookmark-start text:name="__RefHeading___Toc1565_618817177111111212111 Copy 1"/><text:span text:style-name="T82">D</text:span><text:span text:style-name="T83">escripció de millores</text:span><text:bookmark-end text:name="__RefHeading___Toc1565_618817177111111212111 Copy 1"/></text:h>
      <text:p text:style-name="Standard"/>
      <text:list xml:id="list113653809134215" text:continue-list="list2983562502" text:style-name="L73">
        <text:list-item>
          <text:p text:style-name="P440"><text:span text:style-name="T113">Ignorar v</text:span>alidació <text:span text:style-name="T113">d’annexes d’un document signat </text:span>després de Firma Criptogràfica <text:s/>#821 </text:p>
        </text:list-item>
        <text:list-item>
          <text:p text:style-name="P440">Taula, API REST i Gestió web de Revisors de Destinataris.</text:p>
        </text:list-item>
        <text:list-item>
          <text:p text:style-name="P441">S’ha activat la «política d’ús» en els Plugins, el que significa que ara podem tenir Plugins de tipus Plantilla, <text:span text:style-name="T118">u</text:span>tilitzables per Totes les entitats o utilitzable per una sola Entitat (fins ara només teníem plugins de tipus Plantilla)</text:p>
        </text:list-item>
        <text:list-item>
          <text:p text:style-name="P442">Afegida opció de menú «Revisions Descartades» al menú de Revisor.</text:p>
        </text:list-item>
        <text:list-item>
          <text:p text:style-name="P443">La ruta al BackOffice de PortaFIB ara és /portafibback. La ruta als serveis rest es manté a /portafib</text:p>
        </text:list-item>
      </text:list>
      <text:p text:style-name="P124"/>
      <text:h text:style-name="P203" text:outline-level="2"><text:bookmark-start text:name="__RefHeading___Toc3016_2215732302 Copy 1"/>Sistemes<text:bookmark-end text:name="__RefHeading___Toc3016_2215732302 Copy 1"/></text:h>
      <text:p text:style-name="P66"/>
      <text:h text:style-name="P260" text:outline-level="3"><text:bookmark-start text:name="__RefHeading___Toc2392_110568464512111 Copy 1 Copy 1"/>Propietats<text:bookmark-end text:name="__RefHeading___Toc2392_110568464512111 Copy 1 Copy 1"/></text:h>
      <text:list text:style-name="L75">
        <text:list-item>
          <text:p text:style-name="P306">Nova Propietat d’Entitat <text:span text:style-name="T112">de tipus booleà anomenada «es.caib.portafib.revisordedestinatari.restretornarrevisorsglobals». </text:span>Opcional. Valor per defecte false. Si val true en la consulta al servei rest de RevisorDeDestinatari també retorna els Revisors Globals.</text:p>
        </text:list-item>
        <text:list-item>
          <text:p text:style-name="P306"><text:span text:style-name="T116">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14">s’ha de substituir per es.caib.portafib.exportdataplugins=org.fundaciobit.plugins</text:span><text:span text:style-name="T115">ib</text:span><text:span text:style-name="T114">.exportdata.cvs.CSVPlugin,org.</text:span><text:soft-page-break/><text:span text:style-name="T114">fundaciobit.plugins</text:span><text:span text:style-name="T115">ib</text:span><text:span text:style-name="T114">.exportdata.ods.ODSPlugin,org.fundaciobit.plugins</text:span><text:span text:style-name="T115">ib</text:span><text:span text:style-name="T114">.exportdata.excel.ExcelPlugin</text:span></text:p>
        </text:list-item>
        <text:list-item>
          <text:p text:style-name="P307">Eliminar la propietat es.caib.portafib.certificateplugin i totes les propietats que comencin per «es.caib.portafib.plugins.certificate» de portafib.properties</text:p>
        </text:list-item>
        <text:list-item>
          <text:p text:style-name="P308">Revisar que totes les propietats de userinformation comencin per «es.caib.portafib.pluginsib.userinformation». No s’ha de modificar la propietat «es.caib.portafib.userinformationplugin»</text:p>
        </text:list-item>
        <text:list-item>
          <text:p text:style-name="P309">Moure totes les propietats <text:span text:style-name="T117">de userinformation </text:span>que<text:span text:style-name="T117"> comencin per «es.caib.portafib.pluginsib.userinformation» </text:span>i <text:span text:style-name="T117">l</text:span>es <text:span text:style-name="T117">propietat</text:span>s<text:span text:style-name="T117"> «es.caib.portafib.userinformationplugin» </text:span>del fitxer portafib.properties al fitxer portafib.system.properties</text:p>
        </text:list-item>
        <text:list-item>
          <text:p text:style-name="P310">Solucionats problemes dels Serveis REST que retornaven XML enlloc de JSON.</text:p>
        </text:list-item>
        <text:list-item>
          <text:p text:style-name="P311">Nova propietat opcional de portafib.properties «es.caib.portafib.frame.ancestors» que s’usa per definir els dominis pare permesos quan aquests dominis són diferents al de portafib. Exemple es.caib.portafib.frame.ancestors='self' https://*.portsdebalears.com</text:p>
        </text:list-item>
        <text:list-item>
          <text:p text:style-name="P311"><text:span text:style-name="T119">Moure les propietats es.caib.portafib.filesdirectory i </text:span>es.caib.portafib.filesystemmanagerclass <text:span text:style-name="T119">de portafib.properties a portafib.system.properties</text:span></text:p>
        </text:list-item>
        <text:list-item>
          <text:p text:style-name="P313">En la pipella d’Administrador en les Propietats Globals, s’ha de modificar el context «portafib» per «portafibback» en <text:span text:style-name="T121">les</text:span> següents propietats:</text:p>
          <text:list>
            <text:list-item>
              <text:p text:style-name="P312">es.caib.portafib.signaturemodule.absoluteurl </text:p>
            </text:list-item>
            <text:list-item>
              <text:p text:style-name="P312">es.caib.portafib.flowtemplate.absoluteurl </text:p>
            </text:list-item>
            <text:list-item>
              <text:p text:style-name="P312">es.caib.portafib.portafiburlforexternalsignatures </text:p>
            </text:list-item>
            <text:list-item>
              <text:p text:style-name="P312">es.caib.portafib.url </text:p>
            </text:list-item>
          </text:list>
        </text:list-item>
        <text:list-item>
          <text:p text:style-name="P314">A l’entrada «&lt;subsystem xmlns="urn:jboss:domain:keycloak:1.1"&gt;» del fitxer standalone.xml, s’ha<text:span text:style-name="T120">n</text:span> d’afegir <text:span text:style-name="T120">dues</text:span> entrad<text:span text:style-name="T120">es</text:span> de tipus «goib-ws», <text:span text:style-name="T120">una pel </text:span>war «portafib-rest.war» <text:span text:style-name="T120">i una altra pel war «portafib-api-interna.war»</text:span>.</text:p>
        </text:list-item>
      </text:list>
      <text:p text:style-name="P66"/>
      <text:h text:style-name="P259" text:outline-level="3"><text:bookmark-start text:name="__RefHeading___Toc2392_110568464512111 Copy 1"/>BBDD<text:bookmark-end text:name="__RefHeading___Toc2392_110568464512111 Copy 1"/></text:h>
      <text:list xml:id="list113654981432961" text:continue-list="list2631401663" text:style-name="L74">
        <text:list-item>
          <text:p text:style-name="P438">S’ha<text:span text:style-name="T109">n</text:span> d’<text:span text:style-name="T111">executar els scripts:</text:span></text:p>
          <text:list>
            <text:list-item>
              <text:p text:style-name="P439"><text:span text:style-name="T109">/scripts/bbdd/</text:span><text:span text:style-name="T111">3</text:span><text:span text:style-name="T109">.</text:span><text:span text:style-name="T111">0</text:span><text:span text:style-name="T109">/[SGBD]/portafib_update_from_2.</text:span><text:span text:style-name="T111">2</text:span><text:span text:style-name="T109">.</text:span><text:span text:style-name="T111">0</text:span><text:span text:style-name="T109">_to_</text:span><text:span text:style-name="T111">3</text:span><text:span text:style-name="T109">.</text:span><text:span text:style-name="T111">0</text:span><text:span text:style-name="T109">.0_schema.sql </text:span><text:span text:style-name="T117">o </text:span><text:span text:style-name="T109">portafib_update_from_2.</text:span><text:span text:style-name="T111">2</text:span><text:span text:style-name="T109">.</text:span><text:span text:style-name="T117">1</text:span><text:span text:style-name="T109">_to_</text:span><text:span text:style-name="T111">3</text:span><text:span text:style-name="T109">.</text:span><text:span text:style-name="T111">0</text:span><text:span text:style-name="T109">.0_schema.sql </text:span></text:p>
            </text:list-item>
            <text:list-item>
              <text:p text:style-name="P438"><text:span text:style-name="T109">/scripts/bbdd/</text:span><text:span text:style-name="T111">3</text:span><text:span text:style-name="T109">.</text:span><text:span text:style-name="T111">0</text:span><text:span text:style-name="T109">/[SGBD]/portafib_update_from_2.</text:span><text:span text:style-name="T111">2</text:span><text:span text:style-name="T109">.</text:span><text:span text:style-name="T117">x</text:span><text:span text:style-name="T109">_to_</text:span><text:span text:style-name="T111">3</text:span><text:span text:style-name="T109">.</text:span><text:span text:style-name="T111">0</text:span><text:span text:style-name="T109">.0_</text:span><text:span text:style-name="T111">data</text:span><text:span text:style-name="T109">.sql </text:span></text:p>
            </text:list-item>
          </text:list>
        </text:list-item>
      </text:list>
      <text:p text:style-name="P437"/>
      <text:h text:style-name="P261" text:outline-level="3"><text:bookmark-start text:name="__RefHeading___Toc2392_110568464512111 Copy 1 Copy 2"/>Modificació a standalone.conf.bat/standalone.conf<text:bookmark-end text:name="__RefHeading___Toc2392_110568464512111 Copy 1 Copy 2"/></text:h>
      <text:p text:style-name="Standard"/>
      <text:list text:style-name="L76">
        <text:list-item>
          <text:p text:style-name="P316">Per problemes en JBoss a l’hora d’executar clients de APIs generades per Swagger, s’ha d’afegir a JAVA_OPTS la següent entrada: -Dresteasy.preferJacksonOverJsonB</text:p>
        </text:list-item>
      </text:list>
      <text:p text:style-name="P317"/>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6"><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73" draw:name="Forma1" draw:style-name="Mgr1" draw:text-style-name="MP4" svg:x1="0.062cm" svg:y1="0.056cm" svg:x2="16.995cm" svg:y2="0.03cm"><text:p/></draw:line></text:p>
        <text:p text:style-name="MP3"><text:page-number text:select-page="current">38</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587</meta:editing-cycles>
    <meta:editing-duration>P30DT5H41M8S</meta:editing-duration>
    <meta:initial-creator>Antoni Nadal</meta:initial-creator>
    <dc:date>2024-08-28T11:36:52.446000000</dc:date>
    <meta:printed-by>Antoni Nadal</meta:printed-by>
    <meta:print-date>2014-02-18T11:48:31.82</meta:print-date>
    <meta:keyword>PortaFIB</meta:keyword>
    <meta:keyword>Fundacio Bit</meta:keyword>
    <dc:title>Manual_de_WebServices_de_PortaFIB</dc:title>
    <meta:document-statistic meta:table-count="12" meta:image-count="4" meta:object-count="0" meta:page-count="38" meta:paragraph-count="794" meta:word-count="9516" meta:character-count="68510" meta:non-whitespace-character-count="59784"/>
    <meta:user-defined meta:name="Información 1"/>
    <meta:user-defined meta:name="Información 2"/>
    <meta:user-defined meta:name="Información 3"/>
    <meta:user-defined meta:name="Información 4"/>
  </office:meta>
</office:document-meta>
</file>